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NeueLTStd" svg:font-family="HelveticaNeueLTStd" style:font-pitch="variable"/>
    <style:font-face style:name="HelveticaNeueLTStd-Bd" svg:font-family="HelveticaNeueLTStd-Bd"/>
    <style:font-face style:name="HelveticaNeueLTStd-Bd1" svg:font-family="HelveticaNeueLTStd-Bd" style:font-pitch="variable"/>
    <style:font-face style:name="HelveticaNeueLTStd-BdIt" svg:font-family="HelveticaNeueLTStd-BdIt" style:font-pitch="variable"/>
    <style:font-face style:name="HelveticaNeueLTStd-BdIt1" svg:font-family="HelveticaNeueLTStd-BdIt"/>
    <style:font-face style:name="HelveticaNeueLTStd-BlkCn" svg:font-family="HelveticaNeueLTStd-BlkCn" style:font-pitch="variable"/>
    <style:font-face style:name="HelveticaNeueLTStd-BlkCn1" svg:font-family="HelveticaNeueLTStd-BlkCn"/>
    <style:font-face style:name="HelveticaNeueLTStd-It" svg:font-family="HelveticaNeueLTStd-It" style:font-pitch="variable"/>
    <style:font-face style:name="HelveticaNeueLTStd-It1" svg:font-family="HelveticaNeueLTStd-It"/>
    <style:font-face style:name="HelveticaNeueLTStd1" svg:font-family="HelveticaNeueLTStd"/>
    <style:font-face style:name="ITCFranklinGothicStd-Demi" svg:font-family="ITCFranklinGothicStd-Demi" style:font-pitch="variable"/>
    <style:font-face style:name="ITCFranklinGothicStd-Demi1" svg:font-family="ITCFranklinGothicStd-Dem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mana" svg:font-family="Timmana" style:font-pitch="variable"/>
    <style:font-face style:name="UniversalStd-NewswithCommPi" svg:font-family="UniversalStd-NewswithCommPi" style:font-pitch="variable"/>
    <style:font-face style:name="UniversalStd-NewswithCommPi1" svg:font-family="UniversalStd-NewswithCommPi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26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dash" draw:stroke-dash="stroke-dash40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175cm" fo:min-width="0.175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000000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14cm" fo:min-width="0.14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105cm" fo:min-width="0.105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112cm" fo:min-width="0.112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45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solid" svg:stroke-width="0.07cm" svg:stroke-color="#000000" draw:stroke-linejoin="miter" svg:stroke-linecap="butt" draw:fill="none" fo:padding-top="0.035cm" fo:padding-bottom="0.035cm" fo:padding-left="0.035cm" fo:padding-right="0.035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7pt" style:font-size-asian="7pt" style:font-size-complex="7pt"/>
    </style:style>
    <style:style style:name="P4" style:family="paragraph">
      <loext:graphic-properties draw:fill="none"/>
      <style:text-properties fo:font-size="24pt" style:font-size-asian="24pt" style:font-size-complex="24pt"/>
    </style:style>
    <style:style style:name="P5" style:family="paragraph">
      <loext:graphic-properties draw:fill="none"/>
      <style:text-properties fo:font-size="14pt" style:font-size-asian="14pt" style:font-size-complex="14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text-properties fo:font-size="8pt" style:font-size-asian="8pt" style:font-size-complex="8pt"/>
    </style:style>
    <style:style style:name="P8" style:family="paragraph">
      <loext:graphic-properties draw:fill="none"/>
      <style:text-properties fo:font-size="5pt" style:font-size-asian="5pt" style:font-size-complex="5pt"/>
    </style:style>
    <style:style style:name="P9" style:family="paragraph">
      <loext:graphic-properties draw:fill="solid" draw:fill-color="#000000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P11" style:family="paragraph">
      <loext:graphic-properties draw:fill="none"/>
      <style:text-properties style:font-name="Timmana" fo:font-size="14pt" style:font-size-asian="14pt" style:font-size-complex="14pt"/>
    </style:style>
    <style:style style:name="P12" style:family="paragraph">
      <loext:graphic-properties draw:fill="none"/>
      <style:text-properties fo:font-size="12pt" style:font-size-asian="12pt" style:font-size-complex="12pt"/>
    </style:style>
    <style:style style:name="P13" style:family="paragraph">
      <loext:graphic-properties draw:fill="none" draw:fill-color="#ffffff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text-properties fo:font-size="16pt" style:font-size-asian="16pt" style:font-size-complex="16pt"/>
    </style:style>
    <style:style style:name="P17" style:family="paragraph">
      <loext:graphic-properties draw:fill="none" draw:fill-color="#ffffff"/>
      <style:text-properties style:font-name="Timmana" fo:font-size="16pt" style:font-size-asian="16pt" style:font-size-complex="16pt"/>
    </style:style>
    <style:style style:name="P18" style:family="paragraph">
      <loext:graphic-properties draw:fill="none"/>
      <style:text-properties fo:font-size="4pt" style:font-size-asian="4pt" style:font-size-complex="4pt"/>
    </style:style>
    <style:style style:name="P19" style:family="paragraph">
      <loext:graphic-properties draw:fill="none"/>
      <style:text-properties fo:font-size="3pt" style:font-size-asian="3pt" style:font-size-complex="3pt"/>
    </style:style>
    <style:style style:name="P20" style:family="paragraph">
      <loext:graphic-properties draw:fill="none"/>
      <style:text-properties fo:font-size="3.20000004768372pt" style:font-size-asian="3.20000004768372pt" style:font-size-complex="3.20000004768372pt"/>
    </style:style>
    <style:style style:name="P21" style:family="paragraph">
      <loext:graphic-properties draw:fill="none"/>
      <style:text-properties fo:font-size="6pt" style:font-size-asian="6pt" style:font-size-complex="6pt"/>
    </style:style>
    <style:style style:name="T1" style:family="text">
      <style:text-properties fo:color="#000000" loext:opacity="100%" style:font-name="HelveticaNeueLTStd1" fo:font-size="7pt" fo:font-weight="normal" style:font-size-asian="7pt" style:font-weight-asian="normal" style:font-name-complex="HelveticaNeueLTStd1" style:font-size-complex="7pt" style:font-weight-complex="normal"/>
    </style:style>
    <style:style style:name="T2" style:family="text">
      <style:text-properties fo:color="#000000" loext:opacity="100%" style:font-name="HelveticaNeueLTStd-BlkCn1" fo:font-size="24pt" fo:font-weight="900" style:font-size-asian="24pt" style:font-weight-asian="900" style:font-name-complex="HelveticaNeueLTStd-BlkCn1" style:font-size-complex="24pt" style:font-weight-complex="900"/>
    </style:style>
    <style:style style:name="T3" style:family="text">
      <style:text-properties fo:color="#000000" loext:opacity="100%" style:font-name="HelveticaNeueLTStd1" fo:font-size="7pt" fo:font-weight="normal" style:font-size-asian="7pt" style:font-weight-asian="normal" style:font-name-complex="HelveticaNeueLTStd1" style:font-size-complex="7pt" style:font-weight-complex="normal" style:text-scale="92%"/>
    </style:style>
    <style:style style:name="T4" style:family="text">
      <style:text-properties fo:color="#000000" loext:opacity="100%" style:font-name="ITCFranklinGothicStd-Demi1" fo:font-size="14pt" fo:font-weight="600" style:font-size-asian="14pt" style:font-weight-asian="600" style:font-name-complex="ITCFranklinGothicStd-Demi1" style:font-size-complex="14pt" style:font-weight-complex="600"/>
    </style:style>
    <style:style style:name="T5" style:family="text">
      <style:text-properties fo:color="#000000" loext:opacity="100%" style:font-name="HelveticaNeueLTStd-Bd" fo:font-size="9pt" fo:font-weight="bold" style:font-size-asian="9pt" style:font-weight-asian="bold" style:font-name-complex="HelveticaNeueLTStd-Bd" style:font-size-complex="9pt" style:font-weight-complex="bold"/>
    </style:style>
    <style:style style:name="T6" style:family="text">
      <style:text-properties fo:color="#000000" loext:opacity="100%" style:font-name="HelveticaNeueLTStd-Bd" fo:font-size="8pt" fo:font-weight="bold" style:font-size-asian="8pt" style:font-weight-asian="bold" style:font-name-complex="HelveticaNeueLTStd-Bd" style:font-size-complex="8pt" style:font-weight-complex="bold"/>
    </style:style>
    <style:style style:name="T7" style:family="text">
      <style:text-properties fo:color="#000000" loext:opacity="100%" style:font-name="HelveticaNeueLTStd1" fo:font-size="8pt" fo:font-weight="normal" style:font-size-asian="8pt" style:font-weight-asian="normal" style:font-name-complex="HelveticaNeueLTStd1" style:font-size-complex="8pt" style:font-weight-complex="normal"/>
    </style:style>
    <style:style style:name="T8" style:family="text">
      <style:text-properties fo:color="#000000" loext:opacity="100%" style:font-name="HelveticaNeueLTStd-Bd" fo:font-size="7pt" fo:font-weight="bold" style:font-size-asian="7pt" style:font-weight-asian="bold" style:font-name-complex="HelveticaNeueLTStd-Bd" style:font-size-complex="7pt" style:font-weight-complex="bold"/>
    </style:style>
    <style:style style:name="T9" style:family="text">
      <style:text-properties fo:color="#000000" loext:opacity="100%" style:font-name="UniversalStd-NewswithCommPi1" fo:font-size="5pt" fo:font-weight="normal" style:font-size-asian="5pt" style:font-weight-asian="normal" style:font-name-complex="UniversalStd-NewswithCommPi1" style:font-size-complex="5pt" style:font-weight-complex="normal"/>
    </style:style>
    <style:style style:name="T10" style:family="text">
      <style:text-properties fo:color="#000000" loext:opacity="100%" style:font-name="HelveticaNeueLTStd-Bd" fo:font-size="5pt" fo:font-weight="bold" style:font-size-asian="5pt" style:font-weight-asian="bold" style:font-name-complex="HelveticaNeueLTStd-Bd" style:font-size-complex="5pt" style:font-weight-complex="bold"/>
    </style:style>
    <style:style style:name="T11" style:family="text">
      <style:text-properties fo:color="#000000" loext:opacity="100%" style:font-name="HelveticaNeueLTStd1" fo:font-size="5pt" fo:font-weight="normal" style:font-size-asian="5pt" style:font-weight-asian="normal" style:font-name-complex="HelveticaNeueLTStd1" style:font-size-complex="5pt" style:font-weight-complex="normal"/>
    </style:style>
    <style:style style:name="T12" style:family="text">
      <style:text-properties fo:color="#ffffff" loext:opacity="100%" style:font-name="HelveticaNeueLTStd-Bd" fo:font-size="10pt" fo:font-weight="bold" style:font-size-asian="10pt" style:font-weight-asian="bold" style:font-name-complex="HelveticaNeueLTStd-Bd" style:font-size-complex="10pt" style:font-weight-complex="bold"/>
    </style:style>
    <style:style style:name="T13" style:family="text">
      <style:text-properties fo:color="#000000" loext:opacity="100%" style:font-name="HelveticaNeueLTStd-Bd" fo:font-size="10pt" fo:font-weight="bold" style:font-size-asian="10pt" style:font-weight-asian="bold" style:font-name-complex="HelveticaNeueLTStd-Bd" style:font-size-complex="10pt" style:font-weight-complex="bold"/>
    </style:style>
    <style:style style:name="T14" style:family="text">
      <style:text-properties fo:color="#000000" loext:opacity="100%" style:font-name="HelveticaNeueLTStd-It1" fo:font-size="8pt" fo:font-style="italic" fo:font-weight="normal" style:font-size-asian="8pt" style:font-style-asian="italic" style:font-weight-asian="normal" style:font-name-complex="HelveticaNeueLTStd-It1" style:font-size-complex="8pt" style:font-style-complex="italic" style:font-weight-complex="normal"/>
    </style:style>
    <style:style style:name="T15" style:family="text">
      <style:text-properties fo:color="#000080" loext:opacity="100%" style:font-name="HelveticaNeueLTStd-Bd" fo:font-size="7pt" fo:font-weight="bold" style:font-size-asian="7pt" style:font-weight-asian="bold" style:font-name-complex="HelveticaNeueLTStd-Bd" style:font-size-complex="7pt" style:font-weight-complex="bold"/>
    </style:style>
    <style:style style:name="T16" style:family="text">
      <style:text-properties style:font-name="Timmana" fo:font-size="14pt" style:font-size-asian="14pt" style:font-size-complex="14pt"/>
    </style:style>
    <style:style style:name="T17" style:family="text">
      <style:text-properties fo:color="#000000" loext:opacity="100%" style:font-name="HelveticaNeueLTStd-Bd" fo:font-size="12pt" fo:font-weight="bold" style:font-size-asian="12pt" style:font-weight-asian="bold" style:font-name-complex="HelveticaNeueLTStd-Bd" style:font-size-complex="12pt" style:font-weight-complex="bold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fo:font-size="8pt" style:font-size-asian="8pt" style:font-size-complex="8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style:font-name="Timmana" fo:font-size="16pt" style:font-size-asian="16pt" style:font-size-complex="16pt"/>
    </style:style>
    <style:style style:name="T22" style:family="text">
      <style:text-properties fo:color="#000000" loext:opacity="100%" style:font-name="HelveticaNeueLTStd-BdIt1" fo:font-size="8pt" fo:font-style="italic" fo:font-weight="bold" style:font-size-asian="8pt" style:font-style-asian="italic" style:font-weight-asian="bold" style:font-name-complex="HelveticaNeueLTStd-BdIt1" style:font-size-complex="8pt" style:font-style-complex="italic" style:font-weight-complex="bold"/>
    </style:style>
    <style:style style:name="T23" style:family="text">
      <style:text-properties fo:color="#000000" loext:opacity="100%" style:font-name="HelveticaNeueLTStd1" fo:font-size="4pt" fo:font-weight="normal" style:font-size-asian="4pt" style:font-weight-asian="normal" style:font-name-complex="HelveticaNeueLTStd1" style:font-size-complex="4pt" style:font-weight-complex="normal"/>
    </style:style>
    <style:style style:name="T24" style:family="text">
      <style:text-properties fo:color="#000000" loext:opacity="100%" style:font-name="HelveticaNeueLTStd1" fo:font-size="3pt" fo:font-weight="normal" style:font-size-asian="3pt" style:font-weight-asian="normal" style:font-name-complex="HelveticaNeueLTStd1" style:font-size-complex="3pt" style:font-weight-complex="normal"/>
    </style:style>
    <style:style style:name="T25" style:family="text">
      <style:text-properties fo:color="#000000" loext:opacity="100%" style:font-name="HelveticaNeueLTStd1" fo:font-size="3.20000004768372pt" fo:font-weight="normal" style:font-size-asian="3.20000004768372pt" style:font-weight-asian="normal" style:font-name-complex="HelveticaNeueLTStd1" style:font-size-complex="3.20000004768372pt" style:font-weight-complex="normal"/>
    </style:style>
    <style:style style:name="T26" style:family="text">
      <style:text-properties fo:color="#000000" loext:opacity="100%" style:font-name="HelveticaNeueLTStd1" fo:font-size="6pt" fo:font-weight="normal" style:font-size-asian="6pt" style:font-weight-asian="normal" style:font-name-complex="HelveticaNeueLTStd1" style:font-size-complex="6pt" style:font-weight-complex="normal"/>
    </style:style>
    <style:style style:name="T27" style:family="text">
      <style:text-properties fo:color="#000000" loext:opacity="100%" style:font-name="HelveticaNeueLTStd-It1" fo:font-size="6pt" fo:font-style="italic" fo:font-weight="normal" style:font-size-asian="6pt" style:font-style-asian="italic" style:font-weight-asian="normal" style:font-name-complex="HelveticaNeueLTStd-It1" style:font-size-complex="6pt" style:font-style-complex="italic" style:font-weight-complex="normal"/>
    </style:style>
    <style:style style:name="T28" style:family="text">
      <style:text-properties fo:color="#000000" loext:opacity="100%" style:font-name="HelveticaNeueLTStd-Bd" fo:font-size="6pt" fo:font-weight="bold" style:font-size-asian="6pt" style:font-weight-asian="bold" style:font-name-complex="HelveticaNeueLTStd-Bd" style:font-size-complex="6pt" style:font-weight-complex="bold"/>
    </style:style>
    <style:style style:name="T29" style:family="text">
      <style:text-properties fo:color="#000000" loext:opacity="100%" style:font-name="HelveticaNeueLTStd-Bd" fo:font-size="10pt" fo:font-weight="bold" style:font-size-asian="10pt" style:font-weight-asian="bold" style:font-name-complex="HelveticaNeueLTStd-Bd" style:font-size-complex="10pt" style:font-weight-complex="bold" style:text-scale="9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4.318cm" svg:y1="1.261cm" svg:x2="4.318cm" svg:y2="2.98cm">
          <text:p/>
        </draw:line>
        <draw:frame draw:style-name="gr2" draw:text-style-name="P3" draw:layer="layout" svg:width="0.933cm" svg:height="0.289cm" svg:x="1.27cm" svg:y="1.681cm">
          <draw:text-box>
            <text:p text:style-name="P2"><text:span text:style-name="T1">Form <text:s text:c="3"/></text:span></text:p>
          </draw:text-box>
        </draw:frame>
        <draw:frame draw:style-name="gr3" draw:text-style-name="P4" draw:layer="layout" svg:width="1.877cm" svg:height="0.987cm" svg:x="2.121cm" svg:y="1.124cm">
          <draw:text-box>
            <text:p text:style-name="P2"><text:span text:style-name="T2">W-9</text:span></text:p>
          </draw:text-box>
        </draw:frame>
        <draw:line draw:style-name="gr1" draw:text-style-name="P1" draw:layer="layout" svg:x1="1.261cm" svg:y1="2.963cm" svg:x2="4.326cm" svg:y2="2.963cm">
          <text:p/>
        </draw:line>
        <draw:frame draw:style-name="gr2" draw:text-style-name="P3" draw:layer="layout" svg:width="2.796cm" svg:height="0.289cm" svg:x="1.27cm" svg:y="2.049cm">
          <draw:text-box>
            <text:p text:style-name="P2"><text:span text:style-name="T1">(Rev. December 2011)</text:span></text:p>
          </draw:text-box>
        </draw:frame>
        <draw:frame draw:style-name="gr4" draw:text-style-name="P3" draw:layer="layout" svg:width="3.308cm" svg:height="0.289cm" svg:x="1.27cm" svg:y="2.346cm">
          <draw:text-box>
            <text:p text:style-name="P2"><text:span text:style-name="T3">Department of the Treasury <text:s/></text:span></text:p>
          </draw:text-box>
        </draw:frame>
        <draw:line draw:style-name="gr1" draw:text-style-name="P1" draw:layer="layout" svg:x1="4.309cm" svg:y1="2.963cm" svg:x2="17.28cm" svg:y2="2.963cm">
          <text:p/>
        </draw:line>
        <draw:frame draw:style-name="gr4" draw:text-style-name="P3" draw:layer="layout" svg:width="2.923cm" svg:height="0.289cm" svg:x="1.27cm" svg:y="2.593cm">
          <draw:text-box>
            <text:p text:style-name="P2"><text:span text:style-name="T3">I</text:span><text:span text:style-name="T3">n</text:span><text:span text:style-name="T3">t</text:span><text:span text:style-name="T3">e</text:span><text:span text:style-name="T3">r</text:span><text:span text:style-name="T3">n</text:span><text:span text:style-name="T3">a</text:span><text:span text:style-name="T3">l </text:span><text:span text:style-name="T3">R</text:span><text:span text:style-name="T3">e</text:span><text:span text:style-name="T3">v</text:span><text:span text:style-name="T3">e</text:span><text:span text:style-name="T3">n</text:span><text:span text:style-name="T3">u</text:span><text:span text:style-name="T3">e</text:span><text:span text:style-name="T3"> </text:span><text:span text:style-name="T3">S</text:span><text:span text:style-name="T3">e</text:span><text:span text:style-name="T3">r</text:span><text:span text:style-name="T3">v</text:span><text:span text:style-name="T3">i</text:span><text:span text:style-name="T3">c</text:span><text:span text:style-name="T3">e</text:span><text:span text:style-name="T3"> </text:span></text:p>
          </draw:text-box>
        </draw:frame>
        <draw:frame draw:style-name="gr5" draw:text-style-name="P5" draw:layer="layout" svg:width="6.195cm" svg:height="0.581cm" svg:x="8.439cm" svg:y="1.468cm">
          <draw:text-box>
            <text:p text:style-name="P2"><text:span text:style-name="T4">Req</text:span><text:span text:style-name="T4">uest </text:span><text:span text:style-name="T4">for </text:span><text:span text:style-name="T4">Tax</text:span><text:span text:style-name="T4">pay</text:span><text:span text:style-name="T4">er </text:span></text:p>
          </draw:text-box>
        </draw:frame>
        <draw:line draw:style-name="gr1" draw:text-style-name="P1" draw:layer="layout" svg:x1="17.254cm" svg:y1="2.963cm" svg:x2="20.328cm" svg:y2="2.963cm">
          <text:p/>
        </draw:line>
        <draw:line draw:style-name="gr1" draw:text-style-name="P1" draw:layer="layout" svg:x1="17.272cm" svg:y1="1.261cm" svg:x2="17.272cm" svg:y2="2.98cm">
          <text:p/>
        </draw:line>
        <draw:frame draw:style-name="gr5" draw:text-style-name="P5" draw:layer="layout" svg:width="10.949cm" svg:height="0.581cm" svg:x="6.493cm" svg:y="1.997cm">
          <draw:text-box>
            <text:p text:style-name="P2"><text:span text:style-name="T4">I</text:span><text:span text:style-name="T4">d</text:span><text:span text:style-name="T4">e</text:span><text:span text:style-name="T4">n</text:span><text:span text:style-name="T4">t</text:span><text:span text:style-name="T4">i</text:span><text:span text:style-name="T4">f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 </text:span><text:span text:style-name="T4">a</text:span><text:span text:style-name="T4">n</text:span><text:span text:style-name="T4">d</text:span><text:span text:style-name="T4"> </text:span><text:span text:style-name="T4">C</text:span><text:span text:style-name="T4">e</text:span><text:span text:style-name="T4">r</text:span><text:span text:style-name="T4">t</text:span><text:span text:style-name="T4">i</text:span><text:span text:style-name="T4">f</text:span><text:span text:style-name="T4">i</text:span><text:span text:style-name="T4">c</text:span><text:span text:style-name="T4">a</text:span><text:span text:style-name="T4">t</text:span><text:span text:style-name="T4">i</text:span><text:span text:style-name="T4">o</text:span><text:span text:style-name="T4">n</text:span></text:p>
          </draw:text-box>
        </draw:frame>
        <draw:frame draw:style-name="gr6" draw:text-style-name="P6" draw:layer="layout" svg:width="3.236cm" svg:height="0.374cm" svg:x="17.484cm" svg:y="1.512cm">
          <draw:text-box>
            <text:p text:style-name="P2"><text:span text:style-name="T5">Give Form </text:span><text:span text:style-name="T5">to the <text:s/></text:span></text:p>
          </draw:text-box>
        </draw:frame>
        <draw:frame draw:style-name="gr6" draw:text-style-name="P6" draw:layer="layout" svg:width="3.287cm" svg:height="0.374cm" svg:x="17.484cm" svg:y="1.893cm">
          <draw:text-box>
            <text:p text:style-name="P2"><text:span text:style-name="T5">r</text:span><text:span text:style-name="T5">e</text:span><text:span text:style-name="T5">q</text:span><text:span text:style-name="T5">u</text:span><text:span text:style-name="T5">e</text:span><text:span text:style-name="T5">s</text:span><text:span text:style-name="T5">t</text:span><text:span text:style-name="T5">e</text:span><text:span text:style-name="T5">r</text:span><text:span text:style-name="T5">.</text:span><text:span text:style-name="T5"> </text:span><text:span text:style-name="T5">D</text:span><text:span text:style-name="T5">o</text:span><text:span text:style-name="T5"> </text:span><text:span text:style-name="T5">n</text:span><text:span text:style-name="T5">o</text:span><text:span text:style-name="T5">t</text:span><text:span text:style-name="T5"> </text:span></text:p>
          </draw:text-box>
        </draw:frame>
        <draw:line draw:style-name="gr7" draw:text-style-name="P1" draw:layer="layout" svg:x1="1.261cm" svg:y1="9.736cm" svg:x2="2.04cm" svg:y2="9.736cm">
          <text:p/>
        </draw:line>
        <draw:line draw:style-name="gr8" draw:text-style-name="P1" draw:layer="layout" svg:x1="2.032cm" svg:y1="2.954cm" svg:x2="2.032cm" svg:y2="9.749cm">
          <text:p/>
        </draw:line>
        <draw:frame draw:style-name="gr6" draw:text-style-name="P6" draw:layer="layout" svg:width="2.868cm" svg:height="0.374cm" svg:x="17.484cm" svg:y="2.274cm">
          <draw:text-box>
            <text:p text:style-name="P2"><text:span text:style-name="T5">send to the IRS.</text:span></text:p>
          </draw:text-box>
        </draw:frame>
        <draw:frame draw:style-name="gr9" draw:text-style-name="P7" draw:layer="layout" svg:width="2.127cm" svg:height="0.331cm" draw:transform="rotate (1.5707963267949) translate (1.245cm 7.178cm)">
          <draw:text-box>
            <text:p text:style-name="P2"><text:span text:style-name="T6">Print or type </text:span></text:p>
          </draw:text-box>
        </draw:frame>
        <draw:line draw:style-name="gr8" draw:text-style-name="P1" draw:layer="layout" svg:x1="2.023cm" svg:y1="3.81cm" svg:x2="20.328cm" svg:y2="3.81cm">
          <text:p/>
        </draw:line>
        <draw:frame draw:style-name="gr9" draw:text-style-name="P7" draw:layer="layout" svg:width="5.505cm" svg:height="0.331cm" draw:transform="rotate (1.5707963267949) translate (1.584cm 8.725cm)">
          <draw:text-box>
            <text:p text:style-name="P2"><text:span text:style-name="T7">See</text:span><text:span text:style-name="T6"> Specific </text:span><text:span text:style-name="T6">Instructions </text:span><text:span text:style-name="T7">on </text:span><text:span text:style-name="T7">page 2.</text:span></text:p>
          </draw:text-box>
        </draw:frame>
        <draw:line draw:style-name="gr8" draw:text-style-name="P1" draw:layer="layout" svg:x1="2.023cm" svg:y1="4.656cm" svg:x2="20.328cm" svg:y2="4.656cm">
          <text:p/>
        </draw:line>
        <draw:frame draw:style-name="gr2" draw:text-style-name="P3" draw:layer="layout" svg:width="5.433cm" svg:height="0.289cm" svg:x="2.173cm" svg:y="2.981cm">
          <draw:text-box>
            <text:p text:style-name="P2"><text:span text:style-name="T1">Name (as </text:span><text:span text:style-name="T1">shown on </text:span><text:span text:style-name="T1">your </text:span><text:span text:style-name="T1">income </text:span><text:span text:style-name="T1">tax </text:span><text:span text:style-name="T1">return)</text:span></text:p>
          </draw:text-box>
        </draw:frame>
        <draw:frame draw:style-name="gr2" draw:text-style-name="P3" draw:layer="layout" svg:width="7.906cm" svg:height="0.289cm" svg:x="2.173cm" svg:y="3.828cm">
          <draw:text-box>
            <text:p text:style-name="P2"><text:span text:style-name="T1">Business </text:span><text:span text:style-name="T1">name/disregarded </text:span><text:span text:style-name="T1">entity name, if </text:span><text:span text:style-name="T1">different from above</text:span></text:p>
          </draw:text-box>
        </draw:frame>
        <draw:polygon draw:style-name="gr8" draw:text-style-name="P1" draw:layer="layout" svg:width="0.282cm" svg:height="0.282cm" svg:x="2.286cm" svg:y="5.15cm" svg:viewBox="0 0 283 283" draw:points="0,283 283,283 283,0 0,0">
          <text:p/>
        </draw:polygon>
        <draw:frame draw:style-name="gr2" draw:text-style-name="P3" draw:layer="layout" svg:width="6.458cm" svg:height="0.289cm" svg:x="2.173cm" svg:y="4.78cm">
          <draw:text-box>
            <text:p text:style-name="P2"><text:span text:style-name="T1">C</text:span><text:span text:style-name="T1">h</text:span><text:span text:style-name="T1">e</text:span><text:span text:style-name="T1">c</text:span><text:span text:style-name="T1">k</text:span><text:span text:style-name="T1"> </text:span><text:span text:style-name="T1">a</text:span><text:span text:style-name="T1">p</text:span><text:span text:style-name="T1">p</text:span><text:span text:style-name="T1">r</text:span><text:span text:style-name="T1">o</text:span><text:span text:style-name="T1">p</text:span><text:span text:style-name="T1">r</text:span><text:span text:style-name="T1">i</text:span><text:span text:style-name="T1">a</text:span><text:span text:style-name="T1">t</text:span><text:span text:style-name="T1">e</text:span><text:span text:style-name="T1"> </text:span><text:span text:style-name="T1">b</text:span><text:span text:style-name="T1">o</text:span><text:span text:style-name="T1">x</text:span><text:span text:style-name="T1"> </text:span><text:span text:style-name="T1">f</text:span><text:span text:style-name="T1">o</text:span><text:span text:style-name="T1">r</text:span><text:span text:style-name="T1"> </text:span><text:span text:style-name="T1">f</text:span><text:span text:style-name="T1">e</text:span><text:span text:style-name="T1">d</text:span><text:span text:style-name="T1">e</text:span><text:span text:style-name="T1">r</text:span><text:span text:style-name="T1">a</text:span><text:span text:style-name="T1">l </text:span><text:span text:style-name="T1">t</text:span><text:span text:style-name="T1">a</text:span><text:span text:style-name="T1">x</text:span><text:span text:style-name="T1"> </text:span><text:span text:style-name="T1">c</text:span><text:span text:style-name="T1">l</text:span><text:span text:style-name="T1">a</text:span><text:span text:style-name="T1">s</text:span><text:span text:style-name="T1">s</text:span><text:span text:style-name="T1">i</text:span><text:span text:style-name="T1">f</text:span><text:span text:style-name="T1">i</text:span><text:span text:style-name="T1">c</text:span><text:span text:style-name="T1">a</text:span><text:span text:style-name="T1">t</text:span><text:span text:style-name="T1">i</text:span><text:span text:style-name="T1">o</text:span><text:span text:style-name="T1">n</text:span><text:span text:style-name="T1">: </text:span></text:p>
          </draw:text-box>
        </draw:frame>
        <draw:polygon draw:style-name="gr8" draw:text-style-name="P1" draw:layer="layout" svg:width="0.282cm" svg:height="0.282cm" svg:x="6.096cm" svg:y="5.15cm" svg:viewBox="0 0 283 283" draw:points="0,283 283,283 283,0 0,0">
          <text:p/>
        </draw:polygon>
        <draw:frame draw:style-name="gr2" draw:text-style-name="P3" draw:layer="layout" svg:width="3.088cm" svg:height="0.289cm" svg:x="2.709cm" svg:y="5.204cm">
          <draw:text-box>
            <text:p text:style-name="P2"><text:span text:style-name="T1">Individual/sole </text:span><text:span text:style-name="T1">proprietor</text:span></text:p>
          </draw:text-box>
        </draw:frame>
        <draw:polygon draw:style-name="gr8" draw:text-style-name="P1" draw:layer="layout" svg:width="0.282cm" svg:height="0.282cm" svg:x="8.636cm" svg:y="5.15cm" svg:viewBox="0 0 283 283" draw:points="0,283 283,283 283,0 0,0">
          <text:p/>
        </draw:polygon>
        <draw:frame draw:style-name="gr2" draw:text-style-name="P3" draw:layer="layout" svg:width="1.771cm" svg:height="0.289cm" svg:x="6.496cm" svg:y="5.168cm">
          <draw:text-box>
            <text:p text:style-name="P2"><text:span text:style-name="T1"><text:s/></text:span><text:span text:style-name="T1">C </text:span><text:span text:style-name="T1">Corpora</text:span><text:span text:style-name="T1">tion</text:span></text:p>
          </draw:text-box>
        </draw:frame>
        <draw:polygon draw:style-name="gr8" draw:text-style-name="P1" draw:layer="layout" svg:width="0.282cm" svg:height="0.282cm" svg:x="11.176cm" svg:y="5.15cm" svg:viewBox="0 0 283 283" draw:points="0,283 283,283 283,0 0,0">
          <text:p/>
        </draw:polygon>
        <draw:frame draw:style-name="gr2" draw:text-style-name="P3" draw:layer="layout" svg:width="1.683cm" svg:height="0.289cm" svg:x="9.059cm" svg:y="5.168cm">
          <draw:text-box>
            <text:p text:style-name="P2"><text:span text:style-name="T1">S </text:span><text:span text:style-name="T1">Corporati</text:span><text:span text:style-name="T1">on</text:span></text:p>
          </draw:text-box>
        </draw:frame>
        <draw:polygon draw:style-name="gr8" draw:text-style-name="P1" draw:layer="layout" svg:width="0.282cm" svg:height="0.283cm" svg:x="13.208cm" svg:y="5.157cm" svg:viewBox="0 0 283 284" draw:points="0,284 283,284 283,0 0,0">
          <text:p/>
        </draw:polygon>
        <draw:frame draw:style-name="gr2" draw:text-style-name="P3" draw:layer="layout" svg:width="1.42cm" svg:height="0.289cm" svg:x="11.698cm" svg:y="5.168cm">
          <draw:text-box>
            <text:p text:style-name="P2"><text:span text:style-name="T1">Partnership</text:span></text:p>
          </draw:text-box>
        </draw:frame>
        <draw:polygon draw:style-name="gr8" draw:text-style-name="P1" draw:layer="layout" svg:width="0.282cm" svg:height="0.282cm" svg:x="2.321cm" svg:y="5.997cm" svg:viewBox="0 0 283 283" draw:points="0,283 283,283 283,0 0,0">
          <text:p/>
        </draw:polygon>
        <draw:line draw:style-name="gr10" draw:text-style-name="P1" draw:layer="layout" svg:x1="14.603cm" svg:y1="6.35cm" svg:x2="18.042cm" svg:y2="6.35cm">
          <text:p/>
        </draw:line>
        <draw:frame draw:style-name="gr2" draw:text-style-name="P3" draw:layer="layout" svg:width="1.496cm" svg:height="0.289cm" svg:x="13.631cm" svg:y="5.176cm">
          <draw:text-box>
            <text:p text:style-name="P2"><text:span text:style-name="T1">Trust/estate</text:span></text:p>
          </draw:text-box>
        </draw:frame>
        <draw:frame draw:style-name="gr2" draw:text-style-name="P3" draw:layer="layout" svg:width="13.016cm" svg:height="0.289cm" svg:x="2.794cm" svg:y="5.99cm">
          <draw:text-box>
            <text:p text:style-name="P2"><text:span text:style-name="T1">Limited liability company. Enter the tax classification (C=C corporation, S=S </text:span><text:span text:style-name="T1">corporation,</text:span><text:span text:style-name="T8"> </text:span><text:span text:style-name="T1">P=partnership) </text:span></text:p>
          </draw:text-box>
        </draw:frame>
        <draw:frame draw:style-name="gr11" draw:text-style-name="P8" draw:layer="layout" svg:width="0.175cm" svg:height="0.208cm" svg:x="14.315cm" svg:y="6.002cm">
          <draw:text-box>
            <text:p text:style-name="P2"><text:span text:style-name="T9">▶</text:span></text:p>
          </draw:text-box>
        </draw:frame>
        <draw:frame draw:style-name="gr2" draw:text-style-name="P3" draw:layer="layout" svg:width="0.246cm" svg:height="0.289cm" svg:x="14.492cm" svg:y="5.99cm">
          <draw:text-box>
            <text:p text:style-name="P2"><text:span text:style-name="T8"><text:s/></text:span></text:p>
          </draw:text-box>
        </draw:frame>
        <draw:polygon draw:style-name="gr8" draw:text-style-name="P1" draw:layer="layout" svg:width="0.282cm" svg:height="0.283cm" svg:x="2.321cm" svg:y="6.843cm" svg:viewBox="0 0 283 284" draw:points="0,284 283,284 283,0 0,0">
          <text:p/>
        </draw:polygon>
        <draw:frame draw:style-name="gr11" draw:text-style-name="P8" draw:layer="layout" svg:width="0.175cm" svg:height="0.208cm" svg:x="14.561cm" svg:y="6.002cm">
          <draw:text-box>
            <text:p text:style-name="P2"><text:span text:style-name="T10"><text:s/></text:span></text:p>
          </draw:text-box>
        </draw:frame>
        <draw:frame draw:style-name="gr2" draw:text-style-name="P3" draw:layer="layout" svg:width="2.999cm" svg:height="0.289cm" svg:x="2.794cm" svg:y="6.862cm">
          <draw:text-box>
            <text:p text:style-name="P2"><text:span text:style-name="T1">Other (see instructions) </text:span></text:p>
          </draw:text-box>
        </draw:frame>
        <draw:frame draw:style-name="gr11" draw:text-style-name="P8" draw:layer="layout" svg:width="0.175cm" svg:height="0.208cm" svg:x="5.415cm" svg:y="6.874cm">
          <draw:text-box>
            <text:p text:style-name="P2"><text:span text:style-name="T9">▶</text:span></text:p>
          </draw:text-box>
        </draw:frame>
        <draw:line draw:style-name="gr8" draw:text-style-name="P1" draw:layer="layout" svg:x1="18.034cm" svg:y1="4.647cm" svg:x2="18.034cm" svg:y2="7.205cm">
          <text:p/>
        </draw:line>
        <draw:polygon draw:style-name="gr8" draw:text-style-name="P1" draw:layer="layout" svg:width="0.282cm" svg:height="0.282cm" svg:x="18.104cm" svg:y="5.785cm" svg:viewBox="0 0 283 283" draw:points="0,283 283,283 283,0 0,0">
          <text:p/>
        </draw:polygon>
        <draw:frame draw:style-name="gr11" draw:text-style-name="P8" draw:layer="layout" svg:width="0.175cm" svg:height="0.208cm" svg:x="5.591cm" svg:y="6.927cm">
          <draw:text-box>
            <text:p text:style-name="P2"><text:span text:style-name="T11"><text:s/></text:span></text:p>
          </draw:text-box>
        </draw:frame>
        <draw:line draw:style-name="gr8" draw:text-style-name="P1" draw:layer="layout" svg:x1="2.023cm" svg:y1="7.196cm" svg:x2="13.724cm" svg:y2="7.196cm">
          <text:p/>
        </draw:line>
        <draw:line draw:style-name="gr8" draw:text-style-name="P1" draw:layer="layout" svg:x1="2.023cm" svg:y1="8.043cm" svg:x2="13.724cm" svg:y2="8.043cm">
          <text:p/>
        </draw:line>
        <draw:frame draw:style-name="gr2" draw:text-style-name="P3" draw:layer="layout" svg:width="1.78cm" svg:height="0.289cm" svg:x="18.485cm" svg:y="5.821cm">
          <draw:text-box>
            <text:p text:style-name="P2"><text:span text:style-name="T1">Exempt payee</text:span></text:p>
          </draw:text-box>
        </draw:frame>
        <draw:line draw:style-name="gr8" draw:text-style-name="P1" draw:layer="layout" svg:x1="2.023cm" svg:y1="8.89cm" svg:x2="13.724cm" svg:y2="8.89cm">
          <text:p/>
        </draw:line>
        <draw:frame draw:style-name="gr2" draw:text-style-name="P3" draw:layer="layout" svg:width="5.742cm" svg:height="0.289cm" svg:x="2.173cm" svg:y="7.214cm">
          <draw:text-box>
            <text:p text:style-name="P2"><text:span text:style-name="T1">Addr</text:span><text:span text:style-name="T1">ess </text:span><text:span text:style-name="T1">(num</text:span><text:span text:style-name="T1">ber, </text:span><text:span text:style-name="T1">stree</text:span><text:span text:style-name="T1">t, </text:span><text:span text:style-name="T1">and </text:span><text:span text:style-name="T1">apt. </text:span><text:span text:style-name="T1">or </text:span><text:span text:style-name="T1">suite </text:span><text:span text:style-name="T1">no.)</text:span></text:p>
          </draw:text-box>
        </draw:frame>
        <draw:line draw:style-name="gr8" draw:text-style-name="P1" draw:layer="layout" svg:x1="13.707cm" svg:y1="7.196cm" svg:x2="20.328cm" svg:y2="7.196cm">
          <text:p/>
        </draw:line>
        <draw:line draw:style-name="gr8" draw:text-style-name="P1" draw:layer="layout" svg:x1="13.707cm" svg:y1="8.89cm" svg:x2="20.328cm" svg:y2="8.89cm">
          <text:p/>
        </draw:line>
        <draw:line draw:style-name="gr8" draw:text-style-name="P1" draw:layer="layout" svg:x1="13.716cm" svg:y1="7.187cm" svg:x2="13.716cm" svg:y2="8.898cm">
          <text:p/>
        </draw:line>
        <draw:frame draw:style-name="gr2" draw:text-style-name="P3" draw:layer="layout" svg:width="3.012cm" svg:height="0.289cm" svg:x="2.173cm" svg:y="8.061cm">
          <draw:text-box>
            <text:p text:style-name="P2"><text:span text:style-name="T1">City, state, and ZIP code</text:span></text:p>
          </draw:text-box>
        </draw:frame>
        <draw:line draw:style-name="gr7" draw:text-style-name="P1" draw:layer="layout" svg:x1="2.023cm" svg:y1="9.736cm" svg:x2="20.328cm" svg:y2="9.736cm">
          <text:p/>
        </draw:line>
        <draw:frame draw:style-name="gr2" draw:text-style-name="P3" draw:layer="layout" svg:width="5.103cm" svg:height="0.289cm" svg:x="13.857cm" svg:y="7.214cm">
          <draw:text-box>
            <text:p text:style-name="P2"><text:span text:style-name="T1">Requester’s name and address (optional)</text:span></text:p>
          </draw:text-box>
        </draw:frame>
        <draw:polygon draw:style-name="gr12" draw:text-style-name="P9" draw:layer="layout" svg:width="1.27cm" svg:height="0.423cm" svg:x="1.27cm" svg:y="9.736cm" svg:viewBox="0 0 1271 424" draw:points="0,424 1271,424 1271,0 0,0">
          <text:p/>
        </draw:polygon>
        <draw:frame draw:style-name="gr2" draw:text-style-name="P3" draw:layer="layout" svg:width="4.752cm" svg:height="0.289cm" svg:x="2.173cm" svg:y="8.908cm">
          <draw:text-box>
            <text:p text:style-name="P2"><text:span text:style-name="T1">List account number(s) here (optional)</text:span></text:p>
          </draw:text-box>
        </draw:frame>
        <draw:line draw:style-name="gr8" draw:text-style-name="P1" draw:layer="layout" svg:x1="1.261cm" svg:y1="10.159cm" svg:x2="20.328cm" svg:y2="10.159cm">
          <text:p/>
        </draw:line>
        <draw:frame draw:style-name="gr13" draw:text-style-name="P10" draw:layer="layout" svg:width="1.094cm" svg:height="0.412cm" svg:x="1.454cm" svg:y="9.732cm">
          <draw:text-box>
            <text:p text:style-name="P2"><text:span text:style-name="T12">Part I</text:span></text:p>
          </draw:text-box>
        </draw:frame>
        <draw:frame draw:style-name="gr13" draw:text-style-name="P10" draw:layer="layout" svg:width="7.398cm" svg:height="0.412cm" svg:x="3.21cm" svg:y="9.732cm">
          <draw:text-box>
            <text:p text:style-name="P2"><text:span text:style-name="T13">Taxpayer Identification Number (TIN)</text:span></text:p>
          </draw:text-box>
        </draw:frame>
        <draw:frame draw:style-name="gr9" draw:text-style-name="P7" draw:layer="layout" svg:width="14.92cm" svg:height="0.331cm" svg:x="1.27cm" svg:y="10.205cm">
          <draw:text-box>
            <text:p text:style-name="P2"><text:span text:style-name="T7">Enter your TIN in the appropriate box. The TIN provided must match the name given on the “Name” line </text:span></text:p>
          </draw:text-box>
        </draw:frame>
        <draw:frame draw:style-name="gr9" draw:text-style-name="P7" draw:layer="layout" svg:width="14.577cm" svg:height="0.331cm" svg:x="1.27cm" svg:y="10.523cm">
          <draw:text-box>
            <text:p text:style-name="P2"><text:span text:style-name="T7">to avoid backup withholding. For individuals, this is your social security number (SSN). However, for a </text:span></text:p>
          </draw:text-box>
        </draw:frame>
        <draw:frame draw:style-name="gr9" draw:text-style-name="P7" draw:layer="layout" svg:width="14.281cm" svg:height="0.331cm" svg:x="1.27cm" svg:y="10.84cm">
          <draw:text-box>
            <text:p text:style-name="P2"><text:span text:style-name="T7">resident alien, sole proprietor, or disregarded entity, see the Part I instructions on page 3. For other </text:span></text:p>
          </draw:text-box>
        </draw:frame>
        <draw:frame draw:style-name="gr9" draw:text-style-name="P7" draw:layer="layout" svg:width="14.692cm" svg:height="0.331cm" svg:x="1.27cm" svg:y="11.158cm">
          <draw:text-box>
            <text:p text:style-name="P2"><text:span text:style-name="T7">entities, it is your employer identification number (EIN). If you do not have a number, see </text:span><text:span text:style-name="T14">How to get a </text:span></text:p>
          </draw:text-box>
        </draw:frame>
        <draw:frame draw:style-name="gr9" draw:text-style-name="P7" draw:layer="layout" svg:width="2.072cm" svg:height="0.331cm" svg:x="1.27cm" svg:y="11.475cm">
          <draw:text-box>
            <text:p text:style-name="P2"><text:span text:style-name="T14">TIN</text:span><text:span text:style-name="T7"> on page 3.</text:span></text:p>
          </draw:text-box>
        </draw:frame>
        <draw:frame draw:style-name="gr9" draw:text-style-name="P7" draw:layer="layout" svg:width="13.752cm" svg:height="0.331cm" svg:x="1.27cm" svg:y="11.934cm">
          <draw:text-box>
            <text:p text:style-name="P2"><text:span text:style-name="T6">Note. </text:span><text:span text:style-name="T7">If the account is in more than one name, see the chart on page 4 for guidelines on whose </text:span></text:p>
          </draw:text-box>
        </draw:frame>
        <draw:polygon draw:style-name="gr8" draw:text-style-name="P1" draw:layer="layout" svg:width="5.591cm" svg:height="0.352cm" svg:x="14.732cm" svg:y="10.16cm" svg:viewBox="0 0 5592 353" draw:points="0,353 5592,353 5592,0 0,0">
          <text:p/>
        </draw:polygon>
        <draw:frame draw:style-name="gr9" draw:text-style-name="P7" draw:layer="layout" svg:width="2.411cm" svg:height="0.331cm" svg:x="1.27cm" svg:y="12.252cm">
          <draw:text-box>
            <text:p text:style-name="P2"><text:span text:style-name="T7">number to enter.</text:span></text:p>
          </draw:text-box>
        </draw:frame>
        <draw:frame draw:style-name="gr2" draw:text-style-name="P3" draw:layer="layout" svg:width="3.181cm" svg:height="0.289cm" svg:x="14.873cm" svg:y="10.178cm">
          <draw:text-box>
            <text:p text:style-name="P2"><text:span text:style-name="T8">Social security number</text:span></text:p>
          </draw:text-box>
        </draw:frame>
        <draw:frame draw:style-name="gr9" draw:text-style-name="P7" draw:layer="layout" svg:width="0.281cm" svg:height="0.331cm" svg:x="16.523cm" svg:y="10.84cm">
          <draw:text-box>
            <text:p text:style-name="P2"><text:span text:style-name="T6">–</text:span></text:p>
          </draw:text-box>
        </draw:frame>
        <draw:polygon draw:style-name="gr8" draw:text-style-name="P1" draw:layer="layout" svg:width="0.508cm" svg:height="0.847cm" svg:x="14.732cm" svg:y="10.583cm" svg:viewBox="0 0 509 848" draw:points="0,848 509,848 509,0 0,0">
          <text:p/>
        </draw:polygon>
        <draw:polygon draw:style-name="gr8" draw:text-style-name="P1" draw:layer="layout" svg:width="0.508cm" svg:height="0.847cm" svg:x="15.24cm" svg:y="10.583cm" svg:viewBox="0 0 509 848" draw:points="0,848 509,848 509,0 0,0">
          <text:p/>
        </draw:polygon>
        <draw:polygon draw:style-name="gr8" draw:text-style-name="P1" draw:layer="layout" svg:width="0.508cm" svg:height="0.847cm" svg:x="15.748cm" svg:y="10.583cm" svg:viewBox="0 0 509 848" draw:points="0,848 509,848 509,0 0,0">
          <text:p/>
        </draw:polygon>
        <draw:polygon draw:style-name="gr8" draw:text-style-name="P1" draw:layer="layout" svg:width="0.508cm" svg:height="0.847cm" svg:x="16.769cm" svg:y="10.583cm" svg:viewBox="0 0 509 848" draw:points="0,848 509,848 509,0 0,0">
          <text:p/>
        </draw:polygon>
        <draw:polygon draw:style-name="gr8" draw:text-style-name="P1" draw:layer="layout" svg:width="0.508cm" svg:height="0.847cm" svg:x="17.272cm" svg:y="10.583cm" svg:viewBox="0 0 509 848" draw:points="0,848 509,848 509,0 0,0">
          <text:p/>
        </draw:polygon>
        <draw:polygon draw:style-name="gr8" draw:text-style-name="P1" draw:layer="layout" svg:width="0.508cm" svg:height="0.847cm" svg:x="18.288cm" svg:y="10.583cm" svg:viewBox="0 0 509 848" draw:points="0,848 509,848 509,0 0,0">
          <text:p/>
        </draw:polygon>
        <draw:polygon draw:style-name="gr8" draw:text-style-name="P1" draw:layer="layout" svg:width="0.508cm" svg:height="0.847cm" svg:x="18.796cm" svg:y="10.583cm" svg:viewBox="0 0 509 848" draw:points="0,848 509,848 509,0 0,0">
          <text:p/>
        </draw:polygon>
        <draw:polygon draw:style-name="gr8" draw:text-style-name="P1" draw:layer="layout" svg:width="0.508cm" svg:height="0.847cm" svg:x="19.304cm" svg:y="10.583cm" svg:viewBox="0 0 509 848" draw:points="0,848 509,848 509,0 0,0">
          <text:p/>
        </draw:polygon>
        <draw:polygon draw:style-name="gr8" draw:text-style-name="P1" draw:layer="layout" svg:width="0.508cm" svg:height="0.847cm" svg:x="19.812cm" svg:y="10.583cm" svg:viewBox="0 0 509 848" draw:points="0,848 509,848 509,0 0,0">
          <text:p/>
        </draw:polygon>
        <draw:polygon draw:style-name="gr8" draw:text-style-name="P1" draw:layer="layout" svg:width="5.08cm" svg:height="0.353cm" svg:x="14.732cm" svg:y="11.853cm" svg:viewBox="0 0 5081 354" draw:points="0,354 5081,354 5081,0 0,0">
          <text:p/>
        </draw:polygon>
        <draw:frame draw:style-name="gr9" draw:text-style-name="P7" draw:layer="layout" svg:width="0.281cm" svg:height="0.331cm" svg:x="18.047cm" svg:y="10.84cm">
          <draw:text-box>
            <text:p text:style-name="P2"><text:span text:style-name="T6">–</text:span></text:p>
          </draw:text-box>
        </draw:frame>
        <draw:frame draw:style-name="gr2" draw:text-style-name="P3" draw:layer="layout" svg:width="4.469cm" svg:height="0.289cm" svg:x="14.873cm" svg:y="11.871cm">
          <draw:text-box>
            <text:p text:style-name="P2"><text:span text:style-name="T8">Employer identification number</text:span><text:span text:style-name="T15"> </text:span></text:p>
          </draw:text-box>
        </draw:frame>
        <draw:polygon draw:style-name="gr8" draw:text-style-name="P1" draw:layer="layout" svg:width="0.508cm" svg:height="0.847cm" svg:x="14.732cm" svg:y="12.276cm" svg:viewBox="0 0 509 848" draw:points="0,848 509,848 509,0 0,0">
          <text:p/>
        </draw:polygon>
        <draw:polygon draw:style-name="gr8" draw:text-style-name="P1" draw:layer="layout" svg:width="0.508cm" svg:height="0.847cm" svg:x="15.24cm" svg:y="12.276cm" svg:viewBox="0 0 509 848" draw:points="0,848 509,848 509,0 0,0">
          <text:p/>
        </draw:polygon>
        <draw:polygon draw:style-name="gr8" draw:text-style-name="P1" draw:layer="layout" svg:width="0.508cm" svg:height="0.847cm" svg:x="16.252cm" svg:y="12.276cm" svg:viewBox="0 0 509 848" draw:points="0,848 509,848 509,0 0,0">
          <text:p/>
        </draw:polygon>
        <draw:polygon draw:style-name="gr8" draw:text-style-name="P1" draw:layer="layout" svg:width="0.508cm" svg:height="0.847cm" svg:x="16.764cm" svg:y="12.276cm" svg:viewBox="0 0 509 848" draw:points="0,848 509,848 509,0 0,0">
          <text:p/>
        </draw:polygon>
        <draw:polygon draw:style-name="gr8" draw:text-style-name="P1" draw:layer="layout" svg:width="0.508cm" svg:height="0.847cm" svg:x="17.268cm" svg:y="12.276cm" svg:viewBox="0 0 509 848" draw:points="0,848 509,848 509,0 0,0">
          <text:p/>
        </draw:polygon>
        <draw:polygon draw:style-name="gr8" draw:text-style-name="P1" draw:layer="layout" svg:width="0.508cm" svg:height="0.847cm" svg:x="17.776cm" svg:y="12.276cm" svg:viewBox="0 0 509 848" draw:points="0,848 509,848 509,0 0,0">
          <text:p/>
        </draw:polygon>
        <draw:polygon draw:style-name="gr8" draw:text-style-name="P1" draw:layer="layout" svg:width="0.508cm" svg:height="0.847cm" svg:x="18.284cm" svg:y="12.276cm" svg:viewBox="0 0 509 848" draw:points="0,848 509,848 509,0 0,0">
          <text:p/>
        </draw:polygon>
        <draw:polygon draw:style-name="gr8" draw:text-style-name="P1" draw:layer="layout" svg:width="0.508cm" svg:height="0.847cm" svg:x="18.792cm" svg:y="12.276cm" svg:viewBox="0 0 509 848" draw:points="0,848 509,848 509,0 0,0">
          <text:p/>
        </draw:polygon>
        <draw:polygon draw:style-name="gr8" draw:text-style-name="P1" draw:layer="layout" svg:width="0.508cm" svg:height="0.847cm" svg:x="19.304cm" svg:y="12.276cm" svg:viewBox="0 0 509 848" draw:points="0,848 509,848 509,0 0,0">
          <text:p/>
        </draw:polygon>
        <draw:polygon draw:style-name="gr12" draw:text-style-name="P9" draw:layer="layout" svg:width="1.27cm" svg:height="0.423cm" svg:x="1.27cm" svg:y="13.123cm" svg:viewBox="0 0 1271 424" draw:points="0,424 1271,424 1271,0 0,0">
          <text:p/>
        </draw:polygon>
        <draw:frame draw:style-name="gr9" draw:text-style-name="P7" draw:layer="layout" svg:width="0.281cm" svg:height="0.331cm" svg:x="16.015cm" svg:y="12.534cm">
          <draw:text-box>
            <text:p text:style-name="P2"><text:span text:style-name="T6">–</text:span></text:p>
          </draw:text-box>
        </draw:frame>
        <draw:line draw:style-name="gr7" draw:text-style-name="P1" draw:layer="layout" svg:x1="1.261cm" svg:y1="13.123cm" svg:x2="20.328cm" svg:y2="13.123cm">
          <text:p/>
        </draw:line>
        <draw:line draw:style-name="gr8" draw:text-style-name="P1" draw:layer="layout" svg:x1="1.261cm" svg:y1="13.546cm" svg:x2="20.328cm" svg:y2="13.546cm">
          <text:p/>
        </draw:line>
        <draw:frame draw:style-name="gr13" draw:text-style-name="P10" draw:layer="layout" svg:width="1.225cm" svg:height="0.412cm" svg:x="1.402cm" svg:y="13.118cm">
          <draw:text-box>
            <text:p text:style-name="P2"><text:span text:style-name="T12">Part II</text:span></text:p>
          </draw:text-box>
        </draw:frame>
        <draw:frame draw:style-name="gr13" draw:text-style-name="P10" draw:layer="layout" svg:width="2.445cm" svg:height="0.412cm" svg:x="3.21cm" svg:y="13.118cm">
          <draw:text-box>
            <text:p text:style-name="P2"><text:span text:style-name="T13">Certification</text:span></text:p>
          </draw:text-box>
        </draw:frame>
        <draw:frame draw:style-name="gr9" draw:text-style-name="P7" draw:layer="layout" svg:width="5.742cm" svg:height="0.331cm" svg:x="1.27cm" svg:y="13.592cm">
          <draw:text-box>
            <text:p text:style-name="P2"><text:span text:style-name="T7">Under penalties of perjury, I certify that:</text:span></text:p>
          </draw:text-box>
        </draw:frame>
        <draw:frame draw:style-name="gr9" draw:text-style-name="P7" draw:layer="layout" svg:width="19.23cm" svg:height="0.331cm" svg:x="1.27cm" svg:y="14.015cm">
          <draw:text-box>
            <text:p text:style-name="P2"><text:span text:style-name="T7">1. <text:s/>The number shown on this form is my correct taxpayer identification number (or I am waiting for a number to be issued to me), and</text:span></text:p>
          </draw:text-box>
        </draw:frame>
        <draw:frame draw:style-name="gr9" draw:text-style-name="P7" draw:layer="layout" svg:width="21.376cm" svg:height="0.331cm" svg:x="1.27cm" svg:y="14.509cm">
          <draw:text-box>
            <text:p text:style-name="P2"><text:span text:style-name="T7">2. <text:s/>I am not subject to backup withholding because: (a) I am exempt from backup withholding, or (b) I have not been notified by the Internal Revenue </text:span></text:p>
          </draw:text-box>
        </draw:frame>
        <draw:frame draw:style-name="gr9" draw:text-style-name="P7" draw:layer="layout" svg:width="21.334cm" svg:height="0.331cm" svg:x="1.658cm" svg:y="14.827cm">
          <draw:text-box>
            <text:p text:style-name="P2"><text:span text:style-name="T7">Service (IRS) that I am subject to backup withholding as a result of a failure to report all interest or dividends, or (c) the IRS has notified me that I am </text:span></text:p>
          </draw:text-box>
        </draw:frame>
        <draw:frame draw:style-name="gr9" draw:text-style-name="P7" draw:layer="layout" svg:width="6.42cm" svg:height="0.331cm" svg:x="1.658cm" svg:y="15.144cm">
          <draw:text-box>
            <text:p text:style-name="P2"><text:span text:style-name="T7">no longer subject to backup withholding, and</text:span></text:p>
          </draw:text-box>
        </draw:frame>
        <draw:frame draw:style-name="gr9" draw:text-style-name="P7" draw:layer="layout" svg:width="8.346cm" svg:height="0.331cm" svg:x="1.27cm" svg:y="15.709cm">
          <draw:text-box>
            <text:p text:style-name="P2"><text:span text:style-name="T7">3. <text:s/>I am a U.S. citizen or other U.S. person (defined below).</text:span></text:p>
          </draw:text-box>
        </draw:frame>
        <draw:frame draw:style-name="gr9" draw:text-style-name="P7" draw:layer="layout" svg:width="21.685cm" svg:height="0.331cm" svg:x="1.27cm" svg:y="16.132cm">
          <draw:text-box>
            <text:p text:style-name="P2"><text:span text:style-name="T6">Certification instructions. </text:span><text:span text:style-name="T7">You must cross out item 2 above if you have been notified by the IRS that you are currently subject to backup</text:span><text:span text:style-name="T6"> </text:span><text:span text:style-name="T7">withholding </text:span></text:p>
          </draw:text-box>
        </draw:frame>
        <draw:frame draw:style-name="gr9" draw:text-style-name="P7" draw:layer="layout" svg:width="20.741cm" svg:height="0.331cm" svg:x="1.27cm" svg:y="16.449cm">
          <draw:text-box>
            <text:p text:style-name="P2"><text:span text:style-name="T7">because you have failed to report all interest and dividends on your tax return. For real estate transactions, item 2 does not apply.</text:span><text:span text:style-name="T6"> </text:span><text:span text:style-name="T7">For mortgage </text:span></text:p>
          </draw:text-box>
        </draw:frame>
        <draw:frame draw:style-name="gr9" draw:text-style-name="P7" draw:layer="layout" svg:width="21.329cm" svg:height="0.331cm" svg:x="1.27cm" svg:y="16.767cm">
          <draw:text-box>
            <text:p text:style-name="P2"><text:span text:style-name="T7">interest paid, acquisition or abandonment of secured property, cancellation of debt, contributions to an individual retirement</text:span><text:span text:style-name="T6"> </text:span><text:span text:style-name="T7">arrangement (IRA), and </text:span></text:p>
          </draw:text-box>
        </draw:frame>
        <draw:frame draw:style-name="gr9" draw:text-style-name="P7" draw:layer="layout" svg:width="21.198cm" svg:height="0.331cm" svg:x="1.27cm" svg:y="17.084cm">
          <draw:text-box>
            <text:p text:style-name="P2"><text:span text:style-name="T7">generally, payments other than interest and dividends, you are not required to sign the certification, but you must</text:span><text:span text:style-name="T6"> </text:span><text:span text:style-name="T7">provide your correct TIN. See the </text:span></text:p>
          </draw:text-box>
        </draw:frame>
        <draw:line draw:style-name="gr8" draw:text-style-name="P1" draw:layer="layout" svg:x1="1.261cm" svg:y1="17.78cm" svg:x2="2.548cm" svg:y2="17.78cm">
          <text:p/>
        </draw:line>
        <draw:line draw:style-name="gr7" draw:text-style-name="P1" draw:layer="layout" svg:x1="1.261cm" svg:y1="18.626cm" svg:x2="2.548cm" svg:y2="18.626cm">
          <text:p/>
        </draw:line>
        <draw:frame draw:style-name="gr9" draw:text-style-name="P7" draw:layer="layout" svg:width="3.262cm" svg:height="0.331cm" svg:x="1.27cm" svg:y="17.402cm">
          <draw:text-box>
            <text:p text:style-name="P2"><text:span text:style-name="T7">instructions on page 4.</text:span></text:p>
          </draw:text-box>
        </draw:frame>
        <draw:frame draw:style-name="gr13" draw:text-style-name="P10" draw:layer="layout" svg:width="0.997cm" svg:height="0.412cm" svg:x="1.27cm" svg:y="17.775cm">
          <draw:text-box>
            <text:p text:style-name="P2"><text:span text:style-name="T13">Sign </text:span></text:p>
          </draw:text-box>
        </draw:frame>
        <draw:line draw:style-name="gr8" draw:text-style-name="P1" draw:layer="layout" svg:x1="2.531cm" svg:y1="17.78cm" svg:x2="13.47cm" svg:y2="17.78cm">
          <text:p/>
        </draw:line>
        <draw:line draw:style-name="gr14" draw:text-style-name="P11" draw:layer="layout" svg:x1="2.531cm" svg:y1="18.626cm" svg:x2="13.47cm" svg:y2="18.626cm">
          <text:p><text:span text:style-name="T16"/></text:p>
        </draw:line>
        <draw:line draw:style-name="gr8" draw:text-style-name="P1" draw:layer="layout" svg:x1="2.54cm" svg:y1="17.771cm" svg:x2="2.54cm" svg:y2="18.639cm">
          <text:p/>
        </draw:line>
        <draw:frame draw:style-name="gr13" draw:text-style-name="P10" draw:layer="layout" svg:width="0.942cm" svg:height="0.412cm" svg:x="1.27cm" svg:y="18.128cm">
          <draw:text-box>
            <text:p text:style-name="P2"><text:span text:style-name="T13">Here</text:span></text:p>
          </draw:text-box>
        </draw:frame>
        <draw:frame draw:style-name="gr2" draw:text-style-name="P3" draw:layer="layout" svg:width="1.805cm" svg:height="0.289cm" svg:x="2.787cm" svg:y="17.95cm">
          <draw:text-box>
            <text:p text:style-name="P2"><text:span text:style-name="T8">Signature of </text:span></text:p>
          </draw:text-box>
        </draw:frame>
        <draw:frame draw:style-name="gr2" draw:text-style-name="P3" draw:layer="layout" svg:width="1.682cm" svg:height="0.289cm" svg:x="2.787cm" svg:y="18.256cm">
          <draw:text-box>
            <text:p text:style-name="P2"><text:span text:style-name="T8">U.S. person</text:span><text:span text:style-name="T1"> </text:span></text:p>
          </draw:text-box>
        </draw:frame>
        <draw:line draw:style-name="gr8" draw:text-style-name="P1" draw:layer="layout" svg:x1="13.453cm" svg:y1="17.78cm" svg:x2="20.328cm" svg:y2="17.78cm">
          <text:p/>
        </draw:line>
        <draw:line draw:style-name="gr7" draw:text-style-name="P1" draw:layer="layout" svg:x1="13.453cm" svg:y1="18.626cm" svg:x2="20.328cm" svg:y2="18.626cm">
          <text:p/>
        </draw:line>
        <draw:frame draw:style-name="gr11" draw:text-style-name="P8" draw:layer="layout" svg:width="0.175cm" svg:height="0.208cm" svg:x="4.223cm" svg:y="18.269cm">
          <draw:text-box>
            <text:p text:style-name="P2"><text:span text:style-name="T9">▶</text:span></text:p>
          </draw:text-box>
        </draw:frame>
        <draw:frame draw:style-name="gr2" draw:text-style-name="P3" draw:layer="layout" svg:width="0.739cm" svg:height="0.289cm" svg:x="13.462cm" svg:y="18.256cm">
          <draw:text-box>
            <text:p text:style-name="P2"><text:span text:style-name="T8">Date </text:span></text:p>
          </draw:text-box>
        </draw:frame>
        <draw:frame draw:style-name="gr11" draw:text-style-name="P8" draw:layer="layout" svg:width="0.175cm" svg:height="0.208cm" svg:x="14.084cm" svg:y="18.269cm">
          <draw:text-box>
            <text:p text:style-name="P2"><text:span text:style-name="T9">▶</text:span></text:p>
          </draw:text-box>
        </draw:frame>
        <draw:frame draw:style-name="gr15" draw:text-style-name="P12" draw:layer="layout" svg:width="4.875cm" svg:height="0.497cm" svg:x="1.27cm" svg:y="18.748cm">
          <draw:text-box>
            <text:p text:style-name="P2"><text:span text:style-name="T17">General Instructions</text:span></text:p>
          </draw:text-box>
        </draw:frame>
        <draw:frame draw:style-name="gr9" draw:text-style-name="P7" draw:layer="layout" svg:width="10.035cm" svg:height="0.331cm" svg:x="1.27cm" svg:y="19.342cm">
          <draw:text-box>
            <text:p text:style-name="P2"><text:span text:style-name="T7">Section references are to the Internal Revenue Code unless otherwise </text:span></text:p>
          </draw:text-box>
        </draw:frame>
        <draw:frame draw:style-name="gr9" draw:text-style-name="P7" draw:layer="layout" svg:width="0.908cm" svg:height="0.331cm" svg:x="1.27cm" svg:y="19.66cm">
          <draw:text-box>
            <text:p text:style-name="P2"><text:span text:style-name="T7">noted.</text:span></text:p>
          </draw:text-box>
        </draw:frame>
        <draw:frame draw:style-name="gr15" draw:text-style-name="P12" draw:layer="layout" svg:width="3.96cm" svg:height="0.497cm" svg:x="1.27cm" svg:y="20.088cm">
          <draw:text-box>
            <text:p text:style-name="P2"><text:span text:style-name="T17">Purpose of Form</text:span></text:p>
          </draw:text-box>
        </draw:frame>
        <draw:frame draw:style-name="gr9" draw:text-style-name="P7" draw:layer="layout" svg:width="10.259cm" svg:height="0.331cm" svg:x="1.27cm" svg:y="20.683cm">
          <draw:text-box>
            <text:p text:style-name="P2"><text:span text:style-name="T7">A person who is required to file an information return with the IRS must </text:span></text:p>
          </draw:text-box>
        </draw:frame>
        <draw:frame draw:style-name="gr9" draw:text-style-name="P7" draw:layer="layout" svg:width="9.997cm" svg:height="0.331cm" svg:x="1.27cm" svg:y="21cm">
          <draw:text-box>
            <text:p text:style-name="P2"><text:span text:style-name="T7">obtain your correct taxpayer identification number (TIN) to report, for </text:span></text:p>
          </draw:text-box>
        </draw:frame>
        <draw:frame draw:style-name="gr9" draw:text-style-name="P7" draw:layer="layout" svg:width="10.509cm" svg:height="0.331cm" svg:x="1.27cm" svg:y="21.318cm">
          <draw:text-box>
            <text:p text:style-name="P2"><text:span text:style-name="T7">example, income paid to you, real estate transactions, mortgage interest </text:span></text:p>
          </draw:text-box>
        </draw:frame>
        <draw:frame draw:style-name="gr9" draw:text-style-name="P7" draw:layer="layout" svg:width="10.276cm" svg:height="0.331cm" svg:x="1.27cm" svg:y="21.635cm">
          <draw:text-box>
            <text:p text:style-name="P2"><text:span text:style-name="T7">you paid, acquisition or abandonment of secured property, cancellation </text:span></text:p>
          </draw:text-box>
        </draw:frame>
        <draw:frame draw:style-name="gr9" draw:text-style-name="P7" draw:layer="layout" svg:width="6.411cm" svg:height="0.331cm" svg:x="1.27cm" svg:y="21.953cm">
          <draw:text-box>
            <text:p text:style-name="P2"><text:span text:style-name="T7">of debt, or contributions you made to an IRA.</text:span></text:p>
          </draw:text-box>
        </draw:frame>
        <draw:frame draw:style-name="gr9" draw:text-style-name="P7" draw:layer="layout" svg:width="9.21cm" svg:height="0.331cm" svg:x="1.552cm" svg:y="22.376cm">
          <draw:text-box>
            <text:p text:style-name="P2"><text:span text:style-name="T7">Use Form W-9 only if you are a U.S. person (including a resident </text:span></text:p>
          </draw:text-box>
        </draw:frame>
        <draw:frame draw:style-name="gr9" draw:text-style-name="P7" draw:layer="layout" svg:width="9.438cm" svg:height="0.331cm" svg:x="1.27cm" svg:y="22.694cm">
          <draw:text-box>
            <text:p text:style-name="P2"><text:span text:style-name="T7">alien), to provide your correct TIN to the person requesting it (the </text:span></text:p>
          </draw:text-box>
        </draw:frame>
        <draw:frame draw:style-name="gr9" draw:text-style-name="P7" draw:layer="layout" svg:width="5.162cm" svg:height="0.331cm" svg:x="1.27cm" svg:y="23.011cm">
          <draw:text-box>
            <text:p text:style-name="P2"><text:span text:style-name="T7">requester) and, when applicable, to:</text:span></text:p>
          </draw:text-box>
        </draw:frame>
        <draw:frame draw:style-name="gr9" draw:text-style-name="P7" draw:layer="layout" svg:width="10.238cm" svg:height="0.331cm" svg:x="1.552cm" svg:y="23.435cm">
          <draw:text-box>
            <text:p text:style-name="P2"><text:span text:style-name="T7">1. Certify that the TIN you are giving is correct (or you are waiting for a </text:span></text:p>
          </draw:text-box>
        </draw:frame>
        <draw:frame draw:style-name="gr9" draw:text-style-name="P7" draw:layer="layout" svg:width="3.122cm" svg:height="0.331cm" svg:x="1.27cm" svg:y="23.752cm">
          <draw:text-box>
            <text:p text:style-name="P2"><text:span text:style-name="T7">number to be issued),</text:span></text:p>
          </draw:text-box>
        </draw:frame>
        <draw:frame draw:style-name="gr9" draw:text-style-name="P7" draw:layer="layout" svg:width="8.519cm" svg:height="0.331cm" svg:x="1.552cm" svg:y="24.175cm">
          <draw:text-box>
            <text:p text:style-name="P2"><text:span text:style-name="T7">2. Certify that you are not subject to backup withholding, or</text:span></text:p>
          </draw:text-box>
        </draw:frame>
        <draw:frame draw:style-name="gr9" draw:text-style-name="P7" draw:layer="layout" svg:width="10.018cm" svg:height="0.331cm" svg:x="1.552cm" svg:y="24.599cm">
          <draw:text-box>
            <text:p text:style-name="P2"><text:span text:style-name="T7">3. Claim exemption from backup withholding if you are a U.S. exempt </text:span></text:p>
          </draw:text-box>
        </draw:frame>
        <draw:frame draw:style-name="gr9" draw:text-style-name="P7" draw:layer="layout" svg:width="10.107cm" svg:height="0.331cm" svg:x="1.27cm" svg:y="24.916cm">
          <draw:text-box>
            <text:p text:style-name="P2"><text:span text:style-name="T7">payee. If applicable, you are also certifying that as a U.S. person, your </text:span></text:p>
          </draw:text-box>
        </draw:frame>
        <draw:frame draw:style-name="gr9" draw:text-style-name="P7" draw:layer="layout" svg:width="10.306cm" svg:height="0.331cm" svg:x="1.27cm" svg:y="25.234cm">
          <draw:text-box>
            <text:p text:style-name="P2"><text:span text:style-name="T7">allocable share of any partnership income from a U.S. trade or business </text:span></text:p>
          </draw:text-box>
        </draw:frame>
        <draw:frame draw:style-name="gr9" draw:text-style-name="P7" draw:layer="layout" svg:width="9.358cm" svg:height="0.331cm" svg:x="1.27cm" svg:y="25.551cm">
          <draw:text-box>
            <text:p text:style-name="P2"><text:span text:style-name="T7">is not subject to the withholding tax on foreign partners’ share of </text:span></text:p>
          </draw:text-box>
        </draw:frame>
        <draw:frame draw:style-name="gr9" draw:text-style-name="P7" draw:layer="layout" svg:width="4.269cm" svg:height="0.331cm" svg:x="1.27cm" svg:y="25.869cm">
          <draw:text-box>
            <text:p text:style-name="P2"><text:span text:style-name="T7">effectively connected income.</text:span></text:p>
          </draw:text-box>
        </draw:frame>
        <draw:frame draw:style-name="gr9" draw:text-style-name="P7" draw:layer="layout" svg:width="10.035cm" svg:height="0.331cm" svg:x="11.176cm" svg:y="18.778cm">
          <draw:text-box>
            <text:p text:style-name="P2"><text:span text:style-name="T6">Note. </text:span><text:span text:style-name="T7">If a requester gives you a form other than Form W-9 to</text:span><text:span text:style-name="T6"> </text:span><text:span text:style-name="T7">request </text:span></text:p>
          </draw:text-box>
        </draw:frame>
        <draw:frame draw:style-name="gr9" draw:text-style-name="P7" draw:layer="layout" svg:width="10.208cm" svg:height="0.331cm" svg:x="11.176cm" svg:y="19.095cm">
          <draw:text-box>
            <text:p text:style-name="P2"><text:span text:style-name="T7">your TIN, you must use the requester’s form if it is</text:span><text:span text:style-name="T6"> </text:span><text:span text:style-name="T7">substantially similar </text:span></text:p>
          </draw:text-box>
        </draw:frame>
        <draw:frame draw:style-name="gr9" draw:text-style-name="P7" draw:layer="layout" svg:width="2.453cm" svg:height="0.331cm" svg:x="11.176cm" svg:y="19.413cm">
          <draw:text-box>
            <text:p text:style-name="P2"><text:span text:style-name="T7">to this Form W-9.</text:span></text:p>
          </draw:text-box>
        </draw:frame>
        <draw:frame draw:style-name="gr9" draw:text-style-name="P7" draw:layer="layout" svg:width="9.251cm" svg:height="0.331cm" svg:x="11.176cm" svg:y="19.836cm">
          <draw:text-box>
            <text:p text:style-name="P2"><text:span text:style-name="T6">Definition of a U.S. person. </text:span><text:span text:style-name="T7">For federal tax purposes, you are</text:span><text:span text:style-name="T6"> </text:span></text:p>
          </draw:text-box>
        </draw:frame>
        <draw:frame draw:style-name="gr9" draw:text-style-name="P7" draw:layer="layout" svg:width="5.082cm" svg:height="0.331cm" svg:x="11.176cm" svg:y="20.154cm">
          <draw:text-box>
            <text:p text:style-name="P2"><text:span text:style-name="T7">considered a U.S. person if you are:</text:span></text:p>
          </draw:text-box>
        </draw:frame>
        <draw:frame draw:style-name="gr9" draw:text-style-name="P7" draw:layer="layout" svg:width="8.185cm" svg:height="0.331cm" svg:x="11.176cm" svg:y="20.577cm">
          <draw:text-box>
            <text:p text:style-name="P2"><text:span text:style-name="T7">• </text:span><text:span text:style-name="T7">An individual who is a U.S. citizen or U.S. resident alien,</text:span></text:p>
          </draw:text-box>
        </draw:frame>
        <draw:frame draw:style-name="gr9" draw:text-style-name="P7" draw:layer="layout" svg:width="9.29cm" svg:height="0.331cm" svg:x="11.176cm" svg:y="21cm">
          <draw:text-box>
            <text:p text:style-name="P2"><text:span text:style-name="T7">• </text:span><text:span text:style-name="T7">A partnership, corporation, company, or association created or </text:span></text:p>
          </draw:text-box>
        </draw:frame>
        <draw:frame draw:style-name="gr9" draw:text-style-name="P7" draw:layer="layout" svg:width="9.9cm" svg:height="0.331cm" svg:x="11.176cm" svg:y="21.318cm">
          <draw:text-box>
            <text:p text:style-name="P2"><text:span text:style-name="T7">organized in the United States or under the laws of the United States,</text:span></text:p>
          </draw:text-box>
        </draw:frame>
        <draw:frame draw:style-name="gr9" draw:text-style-name="P7" draw:layer="layout" svg:width="6.208cm" svg:height="0.331cm" svg:x="11.176cm" svg:y="21.741cm">
          <draw:text-box>
            <text:p text:style-name="P2"><text:span text:style-name="T7">• </text:span><text:span text:style-name="T7">An estate (other than a foreign estate), or</text:span></text:p>
          </draw:text-box>
        </draw:frame>
        <draw:frame draw:style-name="gr9" draw:text-style-name="P7" draw:layer="layout" svg:width="9.429cm" svg:height="0.331cm" svg:x="11.176cm" svg:y="22.165cm">
          <draw:text-box>
            <text:p text:style-name="P2"><text:span text:style-name="T7">• </text:span><text:span text:style-name="T7">A domestic trust (as defined in Regulations section 301.7701-7).</text:span></text:p>
          </draw:text-box>
        </draw:frame>
        <draw:frame draw:style-name="gr9" draw:text-style-name="P7" draw:layer="layout" svg:width="10.2cm" svg:height="0.331cm" svg:x="11.176cm" svg:y="22.588cm">
          <draw:text-box>
            <text:p text:style-name="P2"><text:span text:style-name="T6">Special rules for partnerships. </text:span><text:span text:style-name="T7">Partnerships that conduct a</text:span><text:span text:style-name="T6"> </text:span><text:span text:style-name="T7">trade or </text:span></text:p>
          </draw:text-box>
        </draw:frame>
        <draw:frame draw:style-name="gr9" draw:text-style-name="P7" draw:layer="layout" svg:width="10.5cm" svg:height="0.331cm" svg:x="11.176cm" svg:y="22.905cm">
          <draw:text-box>
            <text:p text:style-name="P2"><text:span text:style-name="T7">business in the United States are generally required to</text:span><text:span text:style-name="T6"> </text:span><text:span text:style-name="T7">pay a withholding </text:span></text:p>
          </draw:text-box>
        </draw:frame>
        <draw:frame draw:style-name="gr9" draw:text-style-name="P7" draw:layer="layout" svg:width="9.37cm" svg:height="0.331cm" svg:x="11.176cm" svg:y="23.223cm">
          <draw:text-box>
            <text:p text:style-name="P2"><text:span text:style-name="T7">tax on any foreign partners’ share of income</text:span><text:span text:style-name="T6"> </text:span><text:span text:style-name="T7">from such business. </text:span></text:p>
          </draw:text-box>
        </draw:frame>
        <draw:frame draw:style-name="gr9" draw:text-style-name="P7" draw:layer="layout" svg:width="9.849cm" svg:height="0.331cm" svg:x="11.176cm" svg:y="23.54cm">
          <draw:text-box>
            <text:p text:style-name="P2"><text:span text:style-name="T7">Further, in certain cases where a Form W-9</text:span><text:span text:style-name="T6"> </text:span><text:span text:style-name="T7">has not been received, a </text:span></text:p>
          </draw:text-box>
        </draw:frame>
        <draw:frame draw:style-name="gr9" draw:text-style-name="P7" draw:layer="layout" svg:width="9.958cm" svg:height="0.331cm" svg:x="11.176cm" svg:y="23.858cm">
          <draw:text-box>
            <text:p text:style-name="P2"><text:span text:style-name="T7">partnership is required to presume that</text:span><text:span text:style-name="T6"> </text:span><text:span text:style-name="T7">a partner is a foreign person, </text:span></text:p>
          </draw:text-box>
        </draw:frame>
        <draw:frame draw:style-name="gr9" draw:text-style-name="P7" draw:layer="layout" svg:width="10.39cm" svg:height="0.331cm" svg:x="11.176cm" svg:y="24.175cm">
          <draw:text-box>
            <text:p text:style-name="P2"><text:span text:style-name="T7">and pay the withholding tax.</text:span><text:span text:style-name="T6"> </text:span><text:span text:style-name="T7">Therefore, if you are a U.S. person that is a </text:span></text:p>
          </draw:text-box>
        </draw:frame>
        <draw:frame draw:style-name="gr9" draw:text-style-name="P7" draw:layer="layout" svg:width="9.891cm" svg:height="0.331cm" svg:x="11.176cm" svg:y="24.493cm">
          <draw:text-box>
            <text:p text:style-name="P2"><text:span text:style-name="T7">partner in a</text:span><text:span text:style-name="T6"> </text:span><text:span text:style-name="T7">partnership conducting a trade or business in the United </text:span></text:p>
          </draw:text-box>
        </draw:frame>
        <draw:frame draw:style-name="gr9" draw:text-style-name="P7" draw:layer="layout" svg:width="9.509cm" svg:height="0.331cm" svg:x="11.176cm" svg:y="24.81cm">
          <draw:text-box>
            <text:p text:style-name="P2"><text:span text:style-name="T7">States,</text:span><text:span text:style-name="T6"> </text:span><text:span text:style-name="T7">provide Form W-9 to the partnership to establish your U.S.</text:span><text:span text:style-name="T6"> </text:span></text:p>
          </draw:text-box>
        </draw:frame>
        <draw:line draw:style-name="gr1" draw:text-style-name="P1" draw:layer="layout" svg:x1="1.261cm" svg:y1="26.246cm" svg:x2="20.328cm" svg:y2="26.246cm">
          <text:p/>
        </draw:line>
        <draw:frame draw:style-name="gr9" draw:text-style-name="P7" draw:layer="layout" svg:width="9.472cm" svg:height="0.331cm" svg:x="11.176cm" svg:y="25.128cm">
          <draw:text-box>
            <text:p text:style-name="P2"><text:span text:style-name="T7">status and avoid withholding on your share of partnership</text:span><text:span text:style-name="T6"> </text:span><text:span text:style-name="T7">income.</text:span></text:p>
          </draw:text-box>
        </draw:frame>
        <draw:line draw:style-name="gr1" draw:text-style-name="P1" draw:layer="layout" svg:x1="17.009cm" svg:y1="26.246cm" svg:x2="20.328cm" svg:y2="26.246cm">
          <text:p/>
        </draw:line>
        <draw:frame draw:style-name="gr2" draw:text-style-name="P3" draw:layer="layout" svg:width="2.009cm" svg:height="0.289cm" svg:x="9.885cm" svg:y="26.37cm">
          <draw:text-box>
            <text:p text:style-name="P2"><text:span text:style-name="T1">Cat. No. 10231X</text:span></text:p>
          </draw:text-box>
        </draw:frame>
        <draw:frame draw:style-name="gr2" draw:text-style-name="P3" draw:layer="layout" svg:width="0.705cm" svg:height="0.289cm" svg:x="17.323cm" svg:y="26.34cm">
          <draw:text-box>
            <text:p text:style-name="P2"><text:span text:style-name="T1">Form </text:span></text:p>
          </draw:text-box>
        </draw:frame>
        <draw:frame draw:style-name="gr13" draw:text-style-name="P10" draw:layer="layout" svg:width="0.781cm" svg:height="0.412cm" svg:x="17.968cm" svg:y="26.242cm">
          <draw:text-box>
            <text:p text:style-name="P2"><text:span text:style-name="T13">W-9</text:span></text:p>
          </draw:text-box>
        </draw:frame>
        <draw:frame draw:style-name="gr2" draw:text-style-name="P3" draw:layer="layout" svg:width="1.92cm" svg:height="0.289cm" svg:x="18.641cm" svg:y="26.34cm">
          <draw:text-box>
            <text:p text:style-name="P2"><text:span text:style-name="T1"><text:s/></text:span><text:span text:style-name="T1">(Rev. 12-2011)</text:span></text:p>
          </draw:text-box>
        </draw:frame>
        <draw:frame draw:style-name="gr16" draw:text-style-name="P13" draw:layer="layout" svg:width="2.622cm" svg:height="0.471cm" svg:x="2.47cm" svg:y="3.322cm">
          <draw:text-box>
            <text:p><text:span text:style-name="T18">Brian R. Szeles</text:span></text:p>
          </draw:text-box>
        </draw:frame>
        <draw:frame draw:style-name="gr16" draw:text-style-name="P14" draw:layer="layout" svg:width="0.205cm" svg:height="0.314cm" svg:x="2.47cm" svg:y="5.227cm">
          <draw:text-box>
            <text:p><text:span text:style-name="T19">X</text:span></text:p>
          </draw:text-box>
        </draw:frame>
        <draw:frame draw:style-name="gr16" draw:text-style-name="P13" draw:layer="layout" svg:width="3.469cm" svg:height="1.411cm" svg:x="2.442cm" svg:y="7.45cm">
          <draw:text-box>
            <text:p><text:span text:style-name="T18">2 Michaux Rd. </text:span></text:p>
            <text:p><text:span text:style-name="T18"/></text:p>
            <text:p><text:span text:style-name="T18">Newville, PA 17241</text:span></text:p>
          </draw:text-box>
        </draw:frame>
        <draw:frame draw:style-name="gr16" draw:text-style-name="P15" draw:layer="layout" svg:width="5.082cm" svg:height="0.937cm" svg:x="14.852cm" svg:y="10.903cm">
          <draw:text-box>
            <text:p>188 <text:s text:c="2"/>66 <text:s text:c="2"/>1981</text:p>
          </draw:text-box>
        </draw:frame>
        <draw:frame draw:style-name="gr16" draw:text-style-name="P16" draw:layer="layout" svg:width="2.301cm" svg:height="0.628cm" svg:x="14.535cm" svg:y="17.927cm">
          <draw:text-box>
            <text:p><text:span text:style-name="T20">3/15/2024</text:span></text:p>
          </draw:text-box>
        </draw:frame>
        <draw:frame draw:style-name="gr16" draw:text-style-name="P17" draw:layer="layout" svg:width="3.232cm" svg:height="0.932cm" svg:x="4.692cm" svg:y="17.927cm">
          <draw:text-box>
            <text:p><text:span text:style-name="T21">Brian R. Szeles</text:span></text:p>
          </draw:text-box>
        </draw:frame>
      </draw:page>
      <draw:page draw:name="page2" draw:style-name="dp1" draw:master-page-name="master-page77">
        <draw:line draw:style-name="gr1" draw:text-style-name="P1" draw:layer="layout" svg:x1="1.261cm" svg:y1="1.693cm" svg:x2="19.312cm" svg:y2="1.693cm">
          <text:p/>
        </draw:line>
        <draw:line draw:style-name="gr1" draw:text-style-name="P1" draw:layer="layout" svg:x1="19.295cm" svg:y1="1.693cm" svg:x2="20.328cm" svg:y2="1.693cm">
          <text:p/>
        </draw:line>
        <draw:frame draw:style-name="gr2" draw:text-style-name="P3" draw:layer="layout" svg:width="3.109cm" svg:height="0.289cm" svg:x="1.27cm" svg:y="1.307cm">
          <draw:text-box>
            <text:p text:style-name="P2"><text:span text:style-name="T1">Form W-9 (Rev. 12-2011)</text:span></text:p>
          </draw:text-box>
        </draw:frame>
        <draw:frame draw:style-name="gr2" draw:text-style-name="P3" draw:layer="layout" svg:width="0.688cm" svg:height="0.289cm" svg:x="19.488cm" svg:y="1.328cm">
          <draw:text-box>
            <text:p text:style-name="P2"><text:span text:style-name="T1">Page </text:span></text:p>
          </draw:text-box>
        </draw:frame>
        <draw:frame draw:style-name="gr13" draw:text-style-name="P10" draw:layer="layout" svg:width="0.37cm" svg:height="0.412cm" svg:x="20.124cm" svg:y="1.23cm">
          <draw:text-box>
            <text:p text:style-name="P2"><text:span text:style-name="T13">2 </text:span></text:p>
          </draw:text-box>
        </draw:frame>
        <draw:frame draw:style-name="gr9" draw:text-style-name="P7" draw:layer="layout" svg:width="9.561cm" svg:height="0.331cm" svg:x="1.552cm" svg:y="1.986cm">
          <draw:text-box>
            <text:p text:style-name="P2"><text:span text:style-name="T7">The person who gives Form W-9 to the partnership for purposes of </text:span></text:p>
          </draw:text-box>
        </draw:frame>
        <draw:frame draw:style-name="gr9" draw:text-style-name="P7" draw:layer="layout" svg:width="9.751cm" svg:height="0.331cm" svg:x="1.27cm" svg:y="2.303cm">
          <draw:text-box>
            <text:p text:style-name="P2"><text:span text:style-name="T7">establishing its U.S. status and avoiding withholding on its allocable </text:span></text:p>
          </draw:text-box>
        </draw:frame>
        <draw:frame draw:style-name="gr9" draw:text-style-name="P7" draw:layer="layout" svg:width="10.441cm" svg:height="0.331cm" svg:x="1.27cm" svg:y="2.621cm">
          <draw:text-box>
            <text:p text:style-name="P2"><text:span text:style-name="T7">share of net income from the partnership conducting a trade or business </text:span></text:p>
          </draw:text-box>
        </draw:frame>
        <draw:frame draw:style-name="gr9" draw:text-style-name="P7" draw:layer="layout" svg:width="6.39cm" svg:height="0.331cm" svg:x="1.27cm" svg:y="2.938cm">
          <draw:text-box>
            <text:p text:style-name="P2"><text:span text:style-name="T7">in the United States is in the following cases:</text:span></text:p>
          </draw:text-box>
        </draw:frame>
        <draw:frame draw:style-name="gr9" draw:text-style-name="P7" draw:layer="layout" svg:width="8.468cm" svg:height="0.331cm" svg:x="1.27cm" svg:y="3.362cm">
          <draw:text-box>
            <text:p text:style-name="P2"><text:span text:style-name="T7">• </text:span><text:span text:style-name="T7">The U.S. owner of a disregarded entity and not the entity,</text:span></text:p>
          </draw:text-box>
        </draw:frame>
        <draw:frame draw:style-name="gr9" draw:text-style-name="P7" draw:layer="layout" svg:width="9.95cm" svg:height="0.331cm" svg:x="1.27cm" svg:y="3.785cm">
          <draw:text-box>
            <text:p text:style-name="P2"><text:span text:style-name="T7">• </text:span><text:span text:style-name="T7">The U.S. grantor or other owner of a grantor trust and not the trust, </text:span></text:p>
          </draw:text-box>
        </draw:frame>
        <draw:frame draw:style-name="gr9" draw:text-style-name="P7" draw:layer="layout" svg:width="0.535cm" svg:height="0.331cm" svg:x="1.27cm" svg:y="4.102cm">
          <draw:text-box>
            <text:p text:style-name="P2"><text:span text:style-name="T7">and</text:span></text:p>
          </draw:text-box>
        </draw:frame>
        <draw:frame draw:style-name="gr9" draw:text-style-name="P7" draw:layer="layout" svg:width="10.225cm" svg:height="0.331cm" svg:x="1.27cm" svg:y="4.526cm">
          <draw:text-box>
            <text:p text:style-name="P2"><text:span text:style-name="T7">• </text:span><text:span text:style-name="T7">The U.S. trust (other than a grantor trust) and not the beneficiaries of </text:span></text:p>
          </draw:text-box>
        </draw:frame>
        <draw:frame draw:style-name="gr9" draw:text-style-name="P7" draw:layer="layout" svg:width="1.306cm" svg:height="0.331cm" svg:x="1.27cm" svg:y="4.843cm">
          <draw:text-box>
            <text:p text:style-name="P2"><text:span text:style-name="T7">the trust.</text:span></text:p>
          </draw:text-box>
        </draw:frame>
        <draw:frame draw:style-name="gr9" draw:text-style-name="P7" draw:layer="layout" svg:width="9.73cm" svg:height="0.331cm" svg:x="1.27cm" svg:y="5.267cm">
          <draw:text-box>
            <text:p text:style-name="P2"><text:span text:style-name="T6">Foreign person. </text:span><text:span text:style-name="T7">If you are a foreign person, do not use Form</text:span><text:span text:style-name="T6"> </text:span><text:span text:style-name="T7">W-9. </text:span></text:p>
          </draw:text-box>
        </draw:frame>
        <draw:frame draw:style-name="gr9" draw:text-style-name="P7" draw:layer="layout" svg:width="8.676cm" svg:height="0.331cm" svg:x="1.27cm" svg:y="5.584cm">
          <draw:text-box>
            <text:p text:style-name="P2"><text:span text:style-name="T7">Instead, use the appropriate Form W-8 (see Publication</text:span><text:span text:style-name="T6"> </text:span><text:span text:style-name="T7">515, </text:span></text:p>
          </draw:text-box>
        </draw:frame>
        <draw:frame draw:style-name="gr9" draw:text-style-name="P7" draw:layer="layout" svg:width="9.01cm" svg:height="0.331cm" svg:x="1.27cm" svg:y="5.902cm">
          <draw:text-box>
            <text:p text:style-name="P2"><text:span text:style-name="T7">Withholding of Tax on Nonresident Aliens and Foreign</text:span><text:span text:style-name="T6"> </text:span><text:span text:style-name="T7">Entities).</text:span></text:p>
          </draw:text-box>
        </draw:frame>
        <draw:frame draw:style-name="gr9" draw:text-style-name="P7" draw:layer="layout" svg:width="10.412cm" svg:height="0.331cm" svg:x="1.27cm" svg:y="6.325cm">
          <draw:text-box>
            <text:p text:style-name="P2"><text:span text:style-name="T6">Nonresident alien who becomes a resident alien. </text:span><text:span text:style-name="T7">Generally,</text:span><text:span text:style-name="T6"> </text:span><text:span text:style-name="T7">only a </text:span></text:p>
          </draw:text-box>
        </draw:frame>
        <draw:frame draw:style-name="gr9" draw:text-style-name="P7" draw:layer="layout" svg:width="10.357cm" svg:height="0.331cm" svg:x="1.27cm" svg:y="6.642cm">
          <draw:text-box>
            <text:p text:style-name="P2"><text:span text:style-name="T7">nonresident alien individual may use the terms of a tax</text:span><text:span text:style-name="T6"> </text:span><text:span text:style-name="T7">treaty to reduce </text:span></text:p>
          </draw:text-box>
        </draw:frame>
        <draw:frame draw:style-name="gr9" draw:text-style-name="P7" draw:layer="layout" svg:width="9.743cm" svg:height="0.331cm" svg:x="1.27cm" svg:y="6.96cm">
          <draw:text-box>
            <text:p text:style-name="P2"><text:span text:style-name="T7">or eliminate U.S. tax on certain types of income.</text:span><text:span text:style-name="T6"> </text:span><text:span text:style-name="T7">However, most tax </text:span></text:p>
          </draw:text-box>
        </draw:frame>
        <draw:frame draw:style-name="gr9" draw:text-style-name="P7" draw:layer="layout" svg:width="9.713cm" svg:height="0.331cm" svg:x="1.27cm" svg:y="7.277cm">
          <draw:text-box>
            <text:p text:style-name="P2"><text:span text:style-name="T7">treaties contain a provision known as a</text:span><text:span text:style-name="T6"> </text:span><text:span text:style-name="T7">“saving clause.” Exceptions </text:span></text:p>
          </draw:text-box>
        </draw:frame>
        <draw:frame draw:style-name="gr9" draw:text-style-name="P7" draw:layer="layout" svg:width="9.743cm" svg:height="0.331cm" svg:x="1.27cm" svg:y="7.595cm">
          <draw:text-box>
            <text:p text:style-name="P2"><text:span text:style-name="T7">specified in the saving clause may</text:span><text:span text:style-name="T6"> </text:span><text:span text:style-name="T7">permit an exemption from tax to </text:span></text:p>
          </draw:text-box>
        </draw:frame>
        <draw:frame draw:style-name="gr9" draw:text-style-name="P7" draw:layer="layout" svg:width="10.378cm" svg:height="0.331cm" svg:x="1.27cm" svg:y="7.912cm">
          <draw:text-box>
            <text:p text:style-name="P2"><text:span text:style-name="T7">continue for certain types of</text:span><text:span text:style-name="T6"> </text:span><text:span text:style-name="T7">income even after the payee has otherwise </text:span></text:p>
          </draw:text-box>
        </draw:frame>
        <draw:frame draw:style-name="gr9" draw:text-style-name="P7" draw:layer="layout" svg:width="6.597cm" svg:height="0.331cm" svg:x="1.27cm" svg:y="8.23cm">
          <draw:text-box>
            <text:p text:style-name="P2"><text:span text:style-name="T7">become a U.S.</text:span><text:span text:style-name="T6"> </text:span><text:span text:style-name="T7">resident alien for tax purposes.</text:span></text:p>
          </draw:text-box>
        </draw:frame>
        <draw:frame draw:style-name="gr9" draw:text-style-name="P7" draw:layer="layout" svg:width="8.816cm" svg:height="0.331cm" svg:x="1.552cm" svg:y="8.653cm">
          <draw:text-box>
            <text:p text:style-name="P2"><text:span text:style-name="T7">If you are a U.S. resident alien who is relying on an exception </text:span></text:p>
          </draw:text-box>
        </draw:frame>
        <draw:frame draw:style-name="gr9" draw:text-style-name="P7" draw:layer="layout" svg:width="9.798cm" svg:height="0.331cm" svg:x="1.27cm" svg:y="8.971cm">
          <draw:text-box>
            <text:p text:style-name="P2"><text:span text:style-name="T7">contained in the saving clause of a tax treaty to claim an exemption </text:span></text:p>
          </draw:text-box>
        </draw:frame>
        <draw:frame draw:style-name="gr9" draw:text-style-name="P7" draw:layer="layout" svg:width="10.132cm" svg:height="0.331cm" svg:x="1.27cm" svg:y="9.288cm">
          <draw:text-box>
            <text:p text:style-name="P2"><text:span text:style-name="T7">from U.S. tax on certain types of income, you must attach a statement </text:span></text:p>
          </draw:text-box>
        </draw:frame>
        <draw:frame draw:style-name="gr9" draw:text-style-name="P7" draw:layer="layout" svg:width="7.254cm" svg:height="0.331cm" svg:x="1.27cm" svg:y="9.606cm">
          <draw:text-box>
            <text:p text:style-name="P2"><text:span text:style-name="T7">to Form W-9 that specifies the following five items:</text:span></text:p>
          </draw:text-box>
        </draw:frame>
        <draw:frame draw:style-name="gr9" draw:text-style-name="P7" draw:layer="layout" svg:width="9.849cm" svg:height="0.331cm" svg:x="1.552cm" svg:y="10.029cm">
          <draw:text-box>
            <text:p text:style-name="P2"><text:span text:style-name="T7">1. The treaty country. Generally, this must be the same treaty under </text:span></text:p>
          </draw:text-box>
        </draw:frame>
        <draw:frame draw:style-name="gr9" draw:text-style-name="P7" draw:layer="layout" svg:width="8.871cm" svg:height="0.331cm" svg:x="1.27cm" svg:y="10.347cm">
          <draw:text-box>
            <text:p text:style-name="P2"><text:span text:style-name="T7">which you claimed exemption from tax as a nonresident alien.</text:span></text:p>
          </draw:text-box>
        </draw:frame>
        <draw:frame draw:style-name="gr9" draw:text-style-name="P7" draw:layer="layout" svg:width="6.233cm" svg:height="0.331cm" svg:x="1.552cm" svg:y="10.77cm">
          <draw:text-box>
            <text:p text:style-name="P2"><text:span text:style-name="T7">2. The treaty article addressing the income.</text:span></text:p>
          </draw:text-box>
        </draw:frame>
        <draw:frame draw:style-name="gr9" draw:text-style-name="P7" draw:layer="layout" svg:width="9.849cm" svg:height="0.331cm" svg:x="1.552cm" svg:y="11.193cm">
          <draw:text-box>
            <text:p text:style-name="P2"><text:span text:style-name="T7">3. The article number (or location) in the tax treaty that contains the </text:span></text:p>
          </draw:text-box>
        </draw:frame>
        <draw:frame draw:style-name="gr9" draw:text-style-name="P7" draw:layer="layout" svg:width="4.705cm" svg:height="0.331cm" svg:x="1.27cm" svg:y="11.511cm">
          <draw:text-box>
            <text:p text:style-name="P2"><text:span text:style-name="T7">saving clause and its exceptions.</text:span></text:p>
          </draw:text-box>
        </draw:frame>
        <draw:frame draw:style-name="gr9" draw:text-style-name="P7" draw:layer="layout" svg:width="9.569cm" svg:height="0.331cm" svg:x="1.552cm" svg:y="11.934cm">
          <draw:text-box>
            <text:p text:style-name="P2"><text:span text:style-name="T7">4. The type and amount of income that qualifies for the exemption </text:span></text:p>
          </draw:text-box>
        </draw:frame>
        <draw:frame draw:style-name="gr9" draw:text-style-name="P7" draw:layer="layout" svg:width="1.302cm" svg:height="0.331cm" svg:x="1.27cm" svg:y="12.252cm">
          <draw:text-box>
            <text:p text:style-name="P2"><text:span text:style-name="T7">from tax.</text:span></text:p>
          </draw:text-box>
        </draw:frame>
        <draw:frame draw:style-name="gr9" draw:text-style-name="P7" draw:layer="layout" svg:width="10.094cm" svg:height="0.331cm" svg:x="1.552cm" svg:y="12.675cm">
          <draw:text-box>
            <text:p text:style-name="P2"><text:span text:style-name="T7">5. Sufficient facts to justify the exemption from tax under the terms of </text:span></text:p>
          </draw:text-box>
        </draw:frame>
        <draw:frame draw:style-name="gr9" draw:text-style-name="P7" draw:layer="layout" svg:width="2.479cm" svg:height="0.331cm" svg:x="1.27cm" svg:y="12.992cm">
          <draw:text-box>
            <text:p text:style-name="P2"><text:span text:style-name="T7">the treaty article.</text:span></text:p>
          </draw:text-box>
        </draw:frame>
        <draw:frame draw:style-name="gr9" draw:text-style-name="P7" draw:layer="layout" svg:width="9.535cm" svg:height="0.331cm" svg:x="1.552cm" svg:y="13.416cm">
          <draw:text-box>
            <text:p text:style-name="P2"><text:span text:style-name="T22">Example. </text:span><text:span text:style-name="T7">Article 20 of the U.S.-China income tax treaty allows</text:span><text:span text:style-name="T22"> </text:span><text:span text:style-name="T7">an </text:span></text:p>
          </draw:text-box>
        </draw:frame>
        <draw:frame draw:style-name="gr9" draw:text-style-name="P7" draw:layer="layout" svg:width="9.467cm" svg:height="0.331cm" svg:x="1.27cm" svg:y="13.733cm">
          <draw:text-box>
            <text:p text:style-name="P2"><text:span text:style-name="T7">exemption from tax for scholarship income received by a</text:span><text:span text:style-name="T22"> </text:span><text:span text:style-name="T7">Chinese </text:span></text:p>
          </draw:text-box>
        </draw:frame>
        <draw:frame draw:style-name="gr9" draw:text-style-name="P7" draw:layer="layout" svg:width="9.963cm" svg:height="0.331cm" svg:x="1.27cm" svg:y="14.051cm">
          <draw:text-box>
            <text:p text:style-name="P2"><text:span text:style-name="T7">student temporarily present in the United States. Under</text:span><text:span text:style-name="T22"> </text:span><text:span text:style-name="T7">U.S. law, this </text:span></text:p>
          </draw:text-box>
        </draw:frame>
        <draw:frame draw:style-name="gr9" draw:text-style-name="P7" draw:layer="layout" svg:width="10.416cm" svg:height="0.331cm" svg:x="1.27cm" svg:y="14.368cm">
          <draw:text-box>
            <text:p text:style-name="P2"><text:span text:style-name="T7">student will become a resident alien for tax</text:span><text:span text:style-name="T22"> </text:span><text:span text:style-name="T7">purposes if his or her stay in </text:span></text:p>
          </draw:text-box>
        </draw:frame>
        <draw:frame draw:style-name="gr9" draw:text-style-name="P7" draw:layer="layout" svg:width="10.026cm" svg:height="0.331cm" svg:x="1.27cm" svg:y="14.686cm">
          <draw:text-box>
            <text:p text:style-name="P2"><text:span text:style-name="T7">the United States exceeds 5</text:span><text:span text:style-name="T22"> </text:span><text:span text:style-name="T7">calendar years. However, paragraph 2 of </text:span></text:p>
          </draw:text-box>
        </draw:frame>
        <draw:frame draw:style-name="gr9" draw:text-style-name="P7" draw:layer="layout" svg:width="10.094cm" svg:height="0.331cm" svg:x="1.27cm" svg:y="15.003cm">
          <draw:text-box>
            <text:p text:style-name="P2"><text:span text:style-name="T7">the first Protocol to the</text:span><text:span text:style-name="T22"> </text:span><text:span text:style-name="T7">U.S.-China treaty (dated April 30, 1984) allows </text:span></text:p>
          </draw:text-box>
        </draw:frame>
        <draw:frame draw:style-name="gr9" draw:text-style-name="P7" draw:layer="layout" svg:width="10.178cm" svg:height="0.331cm" svg:x="1.27cm" svg:y="15.321cm">
          <draw:text-box>
            <text:p text:style-name="P2"><text:span text:style-name="T7">the provisions of</text:span><text:span text:style-name="T22"> </text:span><text:span text:style-name="T7">Article 20 to continue to apply even after the Chinese </text:span></text:p>
          </draw:text-box>
        </draw:frame>
        <draw:frame draw:style-name="gr9" draw:text-style-name="P7" draw:layer="layout" svg:width="9.362cm" svg:height="0.331cm" svg:x="1.27cm" svg:y="15.638cm">
          <draw:text-box>
            <text:p text:style-name="P2"><text:span text:style-name="T7">student</text:span><text:span text:style-name="T22"> </text:span><text:span text:style-name="T7">becomes a resident alien of the United States. A Chinese</text:span><text:span text:style-name="T22"> </text:span></text:p>
          </draw:text-box>
        </draw:frame>
        <draw:frame draw:style-name="gr9" draw:text-style-name="P7" draw:layer="layout" svg:width="10.136cm" svg:height="0.331cm" svg:x="1.27cm" svg:y="15.956cm">
          <draw:text-box>
            <text:p text:style-name="P2"><text:span text:style-name="T7">student who qualifies for this exception (under paragraph 2 of</text:span><text:span text:style-name="T22"> </text:span><text:span text:style-name="T7">the first </text:span></text:p>
          </draw:text-box>
        </draw:frame>
        <draw:frame draw:style-name="gr9" draw:text-style-name="P7" draw:layer="layout" svg:width="10.492cm" svg:height="0.331cm" svg:x="1.27cm" svg:y="16.273cm">
          <draw:text-box>
            <text:p text:style-name="P2"><text:span text:style-name="T7">protocol) and is relying on this exception to claim an</text:span><text:span text:style-name="T22"> </text:span><text:span text:style-name="T7">exemption from tax </text:span></text:p>
          </draw:text-box>
        </draw:frame>
        <draw:frame draw:style-name="gr9" draw:text-style-name="P7" draw:layer="layout" svg:width="9.738cm" svg:height="0.331cm" svg:x="1.27cm" svg:y="16.591cm">
          <draw:text-box>
            <text:p text:style-name="P2"><text:span text:style-name="T7">on his or her scholarship or fellowship</text:span><text:span text:style-name="T22"> </text:span><text:span text:style-name="T7">income would attach to Form </text:span></text:p>
          </draw:text-box>
        </draw:frame>
        <draw:frame draw:style-name="gr9" draw:text-style-name="P7" draw:layer="layout" svg:width="9.493cm" svg:height="0.331cm" svg:x="1.27cm" svg:y="16.908cm">
          <draw:text-box>
            <text:p text:style-name="P2"><text:span text:style-name="T7">W-9 a statement that includes the</text:span><text:span text:style-name="T22"> </text:span><text:span text:style-name="T7">information described above to </text:span></text:p>
          </draw:text-box>
        </draw:frame>
        <draw:frame draw:style-name="gr9" draw:text-style-name="P7" draw:layer="layout" svg:width="3.448cm" svg:height="0.331cm" svg:x="1.27cm" svg:y="17.226cm">
          <draw:text-box>
            <text:p text:style-name="P2"><text:span text:style-name="T7">support that exemption.</text:span></text:p>
          </draw:text-box>
        </draw:frame>
        <draw:frame draw:style-name="gr9" draw:text-style-name="P7" draw:layer="layout" svg:width="10.077cm" svg:height="0.331cm" svg:x="1.552cm" svg:y="17.649cm">
          <draw:text-box>
            <text:p text:style-name="P2"><text:span text:style-name="T7">If you are a nonresident alien or a foreign entity not subject to backup </text:span></text:p>
          </draw:text-box>
        </draw:frame>
        <draw:frame draw:style-name="gr9" draw:text-style-name="P7" draw:layer="layout" svg:width="9.921cm" svg:height="0.331cm" svg:x="1.27cm" svg:y="17.967cm">
          <draw:text-box>
            <text:p text:style-name="P2"><text:span text:style-name="T7">withholding, give the requester the appropriate completed Form W-8.</text:span></text:p>
          </draw:text-box>
        </draw:frame>
        <draw:frame draw:style-name="gr9" draw:text-style-name="P7" draw:layer="layout" svg:width="10.635cm" svg:height="0.331cm" svg:x="1.27cm" svg:y="18.39cm">
          <draw:text-box>
            <text:p text:style-name="P2"><text:span text:style-name="T6">What is backup withholding? </text:span><text:span text:style-name="T7">Persons making certain payments</text:span><text:span text:style-name="T6"> </text:span><text:span text:style-name="T7">to you </text:span></text:p>
          </draw:text-box>
        </draw:frame>
        <draw:frame draw:style-name="gr9" draw:text-style-name="P7" draw:layer="layout" svg:width="10.348cm" svg:height="0.331cm" svg:x="1.27cm" svg:y="18.707cm">
          <draw:text-box>
            <text:p text:style-name="P2"><text:span text:style-name="T7">must under certain conditions withhold and pay to the</text:span><text:span text:style-name="T6"> </text:span><text:span text:style-name="T7">IRS a percentage </text:span></text:p>
          </draw:text-box>
        </draw:frame>
        <draw:frame draw:style-name="gr9" draw:text-style-name="P7" draw:layer="layout" svg:width="10.123cm" svg:height="0.331cm" svg:x="1.27cm" svg:y="19.025cm">
          <draw:text-box>
            <text:p text:style-name="P2"><text:span text:style-name="T7">of such payments. This is called “backup withholding.” </text:span><text:span text:style-name="T6"><text:s/></text:span><text:span text:style-name="T7">Payments that </text:span></text:p>
          </draw:text-box>
        </draw:frame>
        <draw:frame draw:style-name="gr9" draw:text-style-name="P7" draw:layer="layout" svg:width="9.637cm" svg:height="0.331cm" svg:x="1.27cm" svg:y="19.342cm">
          <draw:text-box>
            <text:p text:style-name="P2"><text:span text:style-name="T7">may be subject to backup withholding include</text:span><text:span text:style-name="T6"> </text:span><text:span text:style-name="T7">interest, tax-exempt </text:span></text:p>
          </draw:text-box>
        </draw:frame>
        <draw:frame draw:style-name="gr9" draw:text-style-name="P7" draw:layer="layout" svg:width="9.746cm" svg:height="0.331cm" svg:x="1.27cm" svg:y="19.66cm">
          <draw:text-box>
            <text:p text:style-name="P2"><text:span text:style-name="T7">interest, dividends, broker and barter</text:span><text:span text:style-name="T6"> </text:span><text:span text:style-name="T7">exchange transactions, rents, </text:span></text:p>
          </draw:text-box>
        </draw:frame>
        <draw:frame draw:style-name="gr9" draw:text-style-name="P7" draw:layer="layout" svg:width="9.857cm" svg:height="0.331cm" svg:x="1.27cm" svg:y="19.977cm">
          <draw:text-box>
            <text:p text:style-name="P2"><text:span text:style-name="T7">royalties, nonemployee pay, and</text:span><text:span text:style-name="T6"> </text:span><text:span text:style-name="T7">certain payments from fishing boat </text:span></text:p>
          </draw:text-box>
        </draw:frame>
        <draw:frame draw:style-name="gr9" draw:text-style-name="P7" draw:layer="layout" svg:width="8.811cm" svg:height="0.331cm" svg:x="1.27cm" svg:y="20.295cm">
          <draw:text-box>
            <text:p text:style-name="P2"><text:span text:style-name="T7">operators. Real estate</text:span><text:span text:style-name="T6"> </text:span><text:span text:style-name="T7">transactions are not subject to backup </text:span></text:p>
          </draw:text-box>
        </draw:frame>
        <draw:frame draw:style-name="gr9" draw:text-style-name="P7" draw:layer="layout" svg:width="1.746cm" svg:height="0.331cm" svg:x="1.27cm" svg:y="20.612cm">
          <draw:text-box>
            <text:p text:style-name="P2"><text:span text:style-name="T7">withholding.</text:span></text:p>
          </draw:text-box>
        </draw:frame>
        <draw:frame draw:style-name="gr9" draw:text-style-name="P7" draw:layer="layout" svg:width="9.083cm" svg:height="0.331cm" svg:x="1.552cm" svg:y="21.036cm">
          <draw:text-box>
            <text:p text:style-name="P2"><text:span text:style-name="T7">You will not be subject to backup withholding on payments you </text:span></text:p>
          </draw:text-box>
        </draw:frame>
        <draw:frame draw:style-name="gr9" draw:text-style-name="P7" draw:layer="layout" svg:width="9.662cm" svg:height="0.331cm" svg:x="1.27cm" svg:y="21.353cm">
          <draw:text-box>
            <text:p text:style-name="P2"><text:span text:style-name="T7">receive if you give the requester your correct TIN, make the proper </text:span></text:p>
          </draw:text-box>
        </draw:frame>
        <draw:frame draw:style-name="gr9" draw:text-style-name="P7" draw:layer="layout" svg:width="10.344cm" svg:height="0.331cm" svg:x="1.27cm" svg:y="21.671cm">
          <draw:text-box>
            <text:p text:style-name="P2"><text:span text:style-name="T7">certifications, and report all your taxable interest and dividends on your </text:span></text:p>
          </draw:text-box>
        </draw:frame>
        <draw:frame draw:style-name="gr9" draw:text-style-name="P7" draw:layer="layout" svg:width="1.509cm" svg:height="0.331cm" svg:x="1.27cm" svg:y="21.988cm">
          <draw:text-box>
            <text:p text:style-name="P2"><text:span text:style-name="T7">tax return.</text:span></text:p>
          </draw:text-box>
        </draw:frame>
        <draw:frame draw:style-name="gr6" draw:text-style-name="P6" draw:layer="layout" svg:width="8.765cm" svg:height="0.374cm" svg:x="1.27cm" svg:y="22.475cm">
          <draw:text-box>
            <text:p text:style-name="P2"><text:span text:style-name="T5">Payments you receive will be subject to backup <text:s/></text:span></text:p>
          </draw:text-box>
        </draw:frame>
        <draw:frame draw:style-name="gr6" draw:text-style-name="P6" draw:layer="layout" svg:width="2.614cm" svg:height="0.374cm" svg:x="1.27cm" svg:y="22.818cm">
          <draw:text-box>
            <text:p text:style-name="P2"><text:span text:style-name="T5">withholding if:</text:span></text:p>
          </draw:text-box>
        </draw:frame>
        <draw:frame draw:style-name="gr9" draw:text-style-name="P7" draw:layer="layout" svg:width="6.716cm" svg:height="0.331cm" svg:x="1.57cm" svg:y="23.276cm">
          <draw:text-box>
            <text:p text:style-name="P2"><text:span text:style-name="T7">1. You do not furnish your TIN to the requester,</text:span></text:p>
          </draw:text-box>
        </draw:frame>
        <draw:frame draw:style-name="gr9" draw:text-style-name="P7" draw:layer="layout" svg:width="8.566cm" svg:height="0.331cm" svg:x="1.57cm" svg:y="23.699cm">
          <draw:text-box>
            <text:p text:style-name="P2"><text:span text:style-name="T7">2. You do not certify your TIN when required (see the Part II </text:span></text:p>
          </draw:text-box>
        </draw:frame>
        <draw:frame draw:style-name="gr9" draw:text-style-name="P7" draw:layer="layout" svg:width="4.892cm" svg:height="0.331cm" svg:x="1.27cm" svg:y="24.017cm">
          <draw:text-box>
            <text:p text:style-name="P2"><text:span text:style-name="T7">instructions on page 3 for details),</text:span></text:p>
          </draw:text-box>
        </draw:frame>
        <draw:frame draw:style-name="gr9" draw:text-style-name="P7" draw:layer="layout" svg:width="9.277cm" svg:height="0.331cm" svg:x="1.57cm" svg:y="24.44cm">
          <draw:text-box>
            <text:p text:style-name="P2"><text:span text:style-name="T7">3. The IRS tells the requester that you furnished an incorrect TIN,</text:span></text:p>
          </draw:text-box>
        </draw:frame>
        <draw:frame draw:style-name="gr9" draw:text-style-name="P7" draw:layer="layout" svg:width="9.006cm" svg:height="0.331cm" svg:x="1.57cm" svg:y="24.863cm">
          <draw:text-box>
            <text:p text:style-name="P2"><text:span text:style-name="T7">4. The IRS tells you that you are subject to backup withholding </text:span></text:p>
          </draw:text-box>
        </draw:frame>
        <draw:frame draw:style-name="gr9" draw:text-style-name="P7" draw:layer="layout" svg:width="10.065cm" svg:height="0.331cm" svg:x="1.27cm" svg:y="25.181cm">
          <draw:text-box>
            <text:p text:style-name="P2"><text:span text:style-name="T7">because you did not report all your interest and dividends on your tax </text:span></text:p>
          </draw:text-box>
        </draw:frame>
        <draw:frame draw:style-name="gr9" draw:text-style-name="P7" draw:layer="layout" svg:width="7.584cm" svg:height="0.331cm" svg:x="1.27cm" svg:y="25.498cm">
          <draw:text-box>
            <text:p text:style-name="P2"><text:span text:style-name="T7">return (for reportable interest and dividends only), or</text:span></text:p>
          </draw:text-box>
        </draw:frame>
        <draw:frame draw:style-name="gr9" draw:text-style-name="P7" draw:layer="layout" svg:width="9.222cm" svg:height="0.331cm" svg:x="1.57cm" svg:y="25.922cm">
          <draw:text-box>
            <text:p text:style-name="P2"><text:span text:style-name="T7">5. You do not certify to the requester that you are not subject to </text:span></text:p>
          </draw:text-box>
        </draw:frame>
        <draw:frame draw:style-name="gr9" draw:text-style-name="P7" draw:layer="layout" svg:width="10.31cm" svg:height="0.331cm" svg:x="1.27cm" svg:y="26.239cm">
          <draw:text-box>
            <text:p text:style-name="P2"><text:span text:style-name="T7">backup withholding under 4 above (for reportable interest and dividend </text:span></text:p>
          </draw:text-box>
        </draw:frame>
        <draw:frame draw:style-name="gr9" draw:text-style-name="P7" draw:layer="layout" svg:width="4.9cm" svg:height="0.331cm" svg:x="1.27cm" svg:y="26.557cm">
          <draw:text-box>
            <text:p text:style-name="P2"><text:span text:style-name="T7">accounts opened after 1983 only).</text:span></text:p>
          </draw:text-box>
        </draw:frame>
        <draw:frame draw:style-name="gr9" draw:text-style-name="P7" draw:layer="layout" svg:width="9.798cm" svg:height="0.331cm" svg:x="11.458cm" svg:y="1.986cm">
          <draw:text-box>
            <text:p text:style-name="P2"><text:span text:style-name="T7">Certain payees and payments are exempt from backup withholding. </text:span></text:p>
          </draw:text-box>
        </draw:frame>
        <draw:frame draw:style-name="gr9" draw:text-style-name="P7" draw:layer="layout" svg:width="9.15cm" svg:height="0.331cm" svg:x="11.176cm" svg:y="2.303cm">
          <draw:text-box>
            <text:p text:style-name="P2"><text:span text:style-name="T7">See the instructions below and the separate Instructions for the </text:span></text:p>
          </draw:text-box>
        </draw:frame>
        <draw:frame draw:style-name="gr9" draw:text-style-name="P7" draw:layer="layout" svg:width="3.384cm" svg:height="0.331cm" svg:x="11.176cm" svg:y="2.621cm">
          <draw:text-box>
            <text:p text:style-name="P2"><text:span text:style-name="T7">Requester of Form W-9.</text:span></text:p>
          </draw:text-box>
        </draw:frame>
        <draw:frame draw:style-name="gr9" draw:text-style-name="P7" draw:layer="layout" svg:width="7.05cm" svg:height="0.331cm" svg:x="11.476cm" svg:y="3.044cm">
          <draw:text-box>
            <text:p text:style-name="P2"><text:span text:style-name="T7">Also see </text:span><text:span text:style-name="T14">Special rules for partnerships </text:span><text:span text:style-name="T7">on page 1.</text:span></text:p>
          </draw:text-box>
        </draw:frame>
        <draw:frame draw:style-name="gr13" draw:text-style-name="P10" draw:layer="layout" svg:width="5.302cm" svg:height="0.412cm" svg:x="11.176cm" svg:y="3.523cm">
          <draw:text-box>
            <text:p text:style-name="P2"><text:span text:style-name="T13">Updating Your Information</text:span></text:p>
          </draw:text-box>
        </draw:frame>
        <draw:frame draw:style-name="gr9" draw:text-style-name="P7" draw:layer="layout" svg:width="9.561cm" svg:height="0.331cm" svg:x="11.176cm" svg:y="4.032cm">
          <draw:text-box>
            <text:p text:style-name="P2"><text:span text:style-name="T7">You must provide updated information to any person to whom you </text:span></text:p>
          </draw:text-box>
        </draw:frame>
        <draw:frame draw:style-name="gr9" draw:text-style-name="P7" draw:layer="layout" svg:width="10.048cm" svg:height="0.331cm" svg:x="11.176cm" svg:y="4.349cm">
          <draw:text-box>
            <text:p text:style-name="P2"><text:span text:style-name="T7">claimed to be an exempt payee if you are no longer an exempt payee </text:span></text:p>
          </draw:text-box>
        </draw:frame>
        <draw:frame draw:style-name="gr9" draw:text-style-name="P7" draw:layer="layout" svg:width="9.815cm" svg:height="0.331cm" svg:x="11.176cm" svg:y="4.667cm">
          <draw:text-box>
            <text:p text:style-name="P2"><text:span text:style-name="T7">and anticipate receiving reportable payments in the future from this </text:span></text:p>
          </draw:text-box>
        </draw:frame>
        <draw:frame draw:style-name="gr9" draw:text-style-name="P7" draw:layer="layout" svg:width="10.031cm" svg:height="0.331cm" svg:x="11.176cm" svg:y="4.984cm">
          <draw:text-box>
            <text:p text:style-name="P2"><text:span text:style-name="T7">person. For example, you may need to provide updated information if </text:span></text:p>
          </draw:text-box>
        </draw:frame>
        <draw:frame draw:style-name="gr9" draw:text-style-name="P7" draw:layer="layout" svg:width="10.082cm" svg:height="0.331cm" svg:x="11.176cm" svg:y="5.302cm">
          <draw:text-box>
            <text:p text:style-name="P2"><text:span text:style-name="T7">you are a C corporation that elects to be an S corporation, or if you no </text:span></text:p>
          </draw:text-box>
        </draw:frame>
        <draw:frame draw:style-name="gr9" draw:text-style-name="P7" draw:layer="layout" svg:width="10.204cm" svg:height="0.331cm" svg:x="11.176cm" svg:y="5.619cm">
          <draw:text-box>
            <text:p text:style-name="P2"><text:span text:style-name="T7">longer are tax exempt. In addition, you must furnish a new Form W-9 if </text:span></text:p>
          </draw:text-box>
        </draw:frame>
        <draw:frame draw:style-name="gr9" draw:text-style-name="P7" draw:layer="layout" svg:width="10.475cm" svg:height="0.331cm" svg:x="11.176cm" svg:y="5.937cm">
          <draw:text-box>
            <text:p text:style-name="P2"><text:span text:style-name="T7">the name or TIN changes for the account, for example, if the grantor of a </text:span></text:p>
          </draw:text-box>
        </draw:frame>
        <draw:frame draw:style-name="gr9" draw:text-style-name="P7" draw:layer="layout" svg:width="2.572cm" svg:height="0.331cm" svg:x="11.176cm" svg:y="6.254cm">
          <draw:text-box>
            <text:p text:style-name="P2"><text:span text:style-name="T7">grantor trust dies.</text:span></text:p>
          </draw:text-box>
        </draw:frame>
        <draw:frame draw:style-name="gr13" draw:text-style-name="P10" draw:layer="layout" svg:width="1.835cm" svg:height="0.412cm" svg:x="11.176cm" svg:y="6.733cm">
          <draw:text-box>
            <text:p text:style-name="P2"><text:span text:style-name="T13">Penalties</text:span></text:p>
          </draw:text-box>
        </draw:frame>
        <draw:frame draw:style-name="gr9" draw:text-style-name="P7" draw:layer="layout" svg:width="9.497cm" svg:height="0.331cm" svg:x="11.176cm" svg:y="7.277cm">
          <draw:text-box>
            <text:p text:style-name="P2"><text:span text:style-name="T6">Failure to furnish TIN. </text:span><text:span text:style-name="T7">If you fail to furnish your correct TIN to a</text:span><text:span text:style-name="T6"> </text:span></text:p>
          </draw:text-box>
        </draw:frame>
        <draw:frame draw:style-name="gr9" draw:text-style-name="P7" draw:layer="layout" svg:width="9.633cm" svg:height="0.331cm" svg:x="11.176cm" svg:y="7.595cm">
          <draw:text-box>
            <text:p text:style-name="P2"><text:span text:style-name="T7">requester, you are subject to a penalty of $50 for each such</text:span><text:span text:style-name="T6"> </text:span><text:span text:style-name="T7">failure </text:span></text:p>
          </draw:text-box>
        </draw:frame>
        <draw:frame draw:style-name="gr9" draw:text-style-name="P7" draw:layer="layout" svg:width="10.234cm" svg:height="0.331cm" svg:x="11.176cm" svg:y="7.912cm">
          <draw:text-box>
            <text:p text:style-name="P2"><text:span text:style-name="T7">unless your failure is due to reasonable cause and not to</text:span><text:span text:style-name="T6"> </text:span><text:span text:style-name="T7">willful neglect.</text:span></text:p>
          </draw:text-box>
        </draw:frame>
        <draw:frame draw:style-name="gr9" draw:text-style-name="P7" draw:layer="layout" svg:width="10.992cm" svg:height="0.331cm" svg:x="11.176cm" svg:y="8.371cm">
          <draw:text-box>
            <text:p text:style-name="P2"><text:span text:style-name="T6">Civil penalty for false information with respect to withholding. </text:span><text:span text:style-name="T7">If you </text:span></text:p>
          </draw:text-box>
        </draw:frame>
        <draw:frame draw:style-name="gr9" draw:text-style-name="P7" draw:layer="layout" svg:width="9.565cm" svg:height="0.331cm" svg:x="11.176cm" svg:y="8.688cm">
          <draw:text-box>
            <text:p text:style-name="P2"><text:span text:style-name="T7">make a false statement with no reasonable</text:span><text:span text:style-name="T6"> </text:span><text:span text:style-name="T7">basis that results in no </text:span></text:p>
          </draw:text-box>
        </draw:frame>
        <draw:frame draw:style-name="gr9" draw:text-style-name="P7" draw:layer="layout" svg:width="7.859cm" svg:height="0.331cm" svg:x="11.176cm" svg:y="9.006cm">
          <draw:text-box>
            <text:p text:style-name="P2"><text:span text:style-name="T7">backup withholding, you are subject to a</text:span><text:span text:style-name="T6"> </text:span><text:span text:style-name="T7">$500 penalty.</text:span></text:p>
          </draw:text-box>
        </draw:frame>
        <draw:frame draw:style-name="gr9" draw:text-style-name="P7" draw:layer="layout" svg:width="9.565cm" svg:height="0.331cm" svg:x="11.176cm" svg:y="9.465cm">
          <draw:text-box>
            <text:p text:style-name="P2"><text:span text:style-name="T6">Criminal penalty for falsifying information. </text:span><text:span text:style-name="T7">Willfully falsifying</text:span><text:span text:style-name="T6"> </text:span></text:p>
          </draw:text-box>
        </draw:frame>
        <draw:frame draw:style-name="gr9" draw:text-style-name="P7" draw:layer="layout" svg:width="9.54cm" svg:height="0.331cm" svg:x="11.176cm" svg:y="9.782cm">
          <draw:text-box>
            <text:p text:style-name="P2"><text:span text:style-name="T7">certifications or affirmations may subject you to criminal</text:span><text:span text:style-name="T6"> </text:span><text:span text:style-name="T7">penalties </text:span></text:p>
          </draw:text-box>
        </draw:frame>
        <draw:frame draw:style-name="gr9" draw:text-style-name="P7" draw:layer="layout" svg:width="5.226cm" svg:height="0.331cm" svg:x="11.176cm" svg:y="10.1cm">
          <draw:text-box>
            <text:p text:style-name="P2"><text:span text:style-name="T7">including fines and/or imprisonment.</text:span></text:p>
          </draw:text-box>
        </draw:frame>
        <draw:frame draw:style-name="gr9" draw:text-style-name="P7" draw:layer="layout" svg:width="10.06cm" svg:height="0.331cm" svg:x="11.176cm" svg:y="10.558cm">
          <draw:text-box>
            <text:p text:style-name="P2"><text:span text:style-name="T6">Misuse of TINs. </text:span><text:span text:style-name="T7">If the requester discloses or uses TINs in</text:span><text:span text:style-name="T6"> </text:span><text:span text:style-name="T7">violation of </text:span></text:p>
          </draw:text-box>
        </draw:frame>
        <draw:frame draw:style-name="gr9" draw:text-style-name="P7" draw:layer="layout" svg:width="10.322cm" svg:height="0.331cm" svg:x="11.176cm" svg:y="10.876cm">
          <draw:text-box>
            <text:p text:style-name="P2"><text:span text:style-name="T7">federal law, the requester may be subject to civil and</text:span><text:span text:style-name="T6"> </text:span><text:span text:style-name="T7">criminal penalties.</text:span></text:p>
          </draw:text-box>
        </draw:frame>
        <draw:frame draw:style-name="gr15" draw:text-style-name="P12" draw:layer="layout" svg:width="4.87cm" svg:height="0.497cm" svg:x="11.176cm" svg:y="11.375cm">
          <draw:text-box>
            <text:p text:style-name="P2"><text:span text:style-name="T17">Specific Instructions</text:span></text:p>
          </draw:text-box>
        </draw:frame>
        <draw:frame draw:style-name="gr13" draw:text-style-name="P10" draw:layer="layout" svg:width="1.132cm" svg:height="0.412cm" svg:x="11.176cm" svg:y="12.025cm">
          <draw:text-box>
            <text:p text:style-name="P2"><text:span text:style-name="T13">Name</text:span></text:p>
          </draw:text-box>
        </draw:frame>
        <draw:frame draw:style-name="gr9" draw:text-style-name="P7" draw:layer="layout" svg:width="9.993cm" svg:height="0.331cm" svg:x="11.176cm" svg:y="12.569cm">
          <draw:text-box>
            <text:p text:style-name="P2"><text:span text:style-name="T7">If you are an individual, you must generally enter the name shown on </text:span></text:p>
          </draw:text-box>
        </draw:frame>
        <draw:frame draw:style-name="gr9" draw:text-style-name="P7" draw:layer="layout" svg:width="10.166cm" svg:height="0.331cm" svg:x="11.176cm" svg:y="12.887cm">
          <draw:text-box>
            <text:p text:style-name="P2"><text:span text:style-name="T7">your income tax return. However, if you have changed your last name, </text:span></text:p>
          </draw:text-box>
        </draw:frame>
        <draw:frame draw:style-name="gr9" draw:text-style-name="P7" draw:layer="layout" svg:width="9.591cm" svg:height="0.331cm" svg:x="11.176cm" svg:y="13.204cm">
          <draw:text-box>
            <text:p text:style-name="P2"><text:span text:style-name="T7">for instance, due to marriage without informing the Social Security </text:span></text:p>
          </draw:text-box>
        </draw:frame>
        <draw:frame draw:style-name="gr9" draw:text-style-name="P7" draw:layer="layout" svg:width="10.429cm" svg:height="0.331cm" svg:x="11.176cm" svg:y="13.522cm">
          <draw:text-box>
            <text:p text:style-name="P2"><text:span text:style-name="T7">Administration of the name change, enter your first name, the last name </text:span></text:p>
          </draw:text-box>
        </draw:frame>
        <draw:frame draw:style-name="gr9" draw:text-style-name="P7" draw:layer="layout" svg:width="8.617cm" svg:height="0.331cm" svg:x="11.176cm" svg:y="13.839cm">
          <draw:text-box>
            <text:p text:style-name="P2"><text:span text:style-name="T7">shown on your social security card, and your new last name.</text:span></text:p>
          </draw:text-box>
        </draw:frame>
        <draw:frame draw:style-name="gr9" draw:text-style-name="P7" draw:layer="layout" svg:width="9.883cm" svg:height="0.331cm" svg:x="11.458cm" svg:y="14.262cm">
          <draw:text-box>
            <text:p text:style-name="P2"><text:span text:style-name="T7">If the account is in joint names, list first, and then circle, the name of </text:span></text:p>
          </draw:text-box>
        </draw:frame>
        <draw:frame draw:style-name="gr9" draw:text-style-name="P7" draw:layer="layout" svg:width="9.756cm" svg:height="0.331cm" svg:x="11.176cm" svg:y="14.58cm">
          <draw:text-box>
            <text:p text:style-name="P2"><text:span text:style-name="T7">the person or entity whose number you entered in Part I of the form.</text:span></text:p>
          </draw:text-box>
        </draw:frame>
        <draw:frame draw:style-name="gr9" draw:text-style-name="P7" draw:layer="layout" svg:width="10.276cm" svg:height="0.331cm" svg:x="11.176cm" svg:y="15.003cm">
          <draw:text-box>
            <text:p text:style-name="P2"><text:span text:style-name="T6">Sole proprietor. </text:span><text:span text:style-name="T7">Enter your individual name as shown on your</text:span><text:span text:style-name="T6"> </text:span><text:span text:style-name="T7">income </text:span></text:p>
          </draw:text-box>
        </draw:frame>
        <draw:frame draw:style-name="gr9" draw:text-style-name="P7" draw:layer="layout" svg:width="10.039cm" svg:height="0.331cm" svg:x="11.176cm" svg:y="15.321cm">
          <draw:text-box>
            <text:p text:style-name="P2"><text:span text:style-name="T7">tax return on the “Name” line. You may enter your</text:span><text:span text:style-name="T6"> </text:span><text:span text:style-name="T7">business, trade, or </text:span></text:p>
          </draw:text-box>
        </draw:frame>
        <draw:frame draw:style-name="gr9" draw:text-style-name="P7" draw:layer="layout" svg:width="9.912cm" svg:height="0.331cm" svg:x="11.176cm" svg:y="15.638cm">
          <draw:text-box>
            <text:p text:style-name="P2"><text:span text:style-name="T7">“</text:span><text:span text:style-name="T7">doing business as (DBA)” name on the</text:span><text:span text:style-name="T6"> </text:span><text:span text:style-name="T7">“Business name/disregarded </text:span></text:p>
          </draw:text-box>
        </draw:frame>
        <draw:frame draw:style-name="gr9" draw:text-style-name="P7" draw:layer="layout" svg:width="2.55cm" svg:height="0.331cm" svg:x="11.176cm" svg:y="15.956cm">
          <draw:text-box>
            <text:p text:style-name="P2"><text:span text:style-name="T7">entity name” line.</text:span></text:p>
          </draw:text-box>
        </draw:frame>
        <draw:frame draw:style-name="gr9" draw:text-style-name="P7" draw:layer="layout" svg:width="10.742cm" svg:height="0.331cm" svg:x="11.176cm" svg:y="16.379cm">
          <draw:text-box>
            <text:p text:style-name="P2"><text:span text:style-name="T6">Partnership, C Corporation, or S Corporation.</text:span><text:span text:style-name="T7"> Enter the entity's name </text:span></text:p>
          </draw:text-box>
        </draw:frame>
        <draw:frame draw:style-name="gr9" draw:text-style-name="P7" draw:layer="layout" svg:width="9.544cm" svg:height="0.331cm" svg:x="11.176cm" svg:y="16.697cm">
          <draw:text-box>
            <text:p text:style-name="P2"><text:span text:style-name="T7">on the “Name” line and any business, trade, or “doing business as </text:span></text:p>
          </draw:text-box>
        </draw:frame>
        <draw:frame draw:style-name="gr9" draw:text-style-name="P7" draw:layer="layout" svg:width="9.684cm" svg:height="0.331cm" svg:x="11.176cm" svg:y="17.014cm">
          <draw:text-box>
            <text:p text:style-name="P2"><text:span text:style-name="T7">(DBA) name” on the “Business name/disregarded entity name” line.</text:span></text:p>
          </draw:text-box>
        </draw:frame>
        <draw:frame draw:style-name="gr9" draw:text-style-name="P7" draw:layer="layout" svg:width="10.204cm" svg:height="0.331cm" svg:x="11.176cm" svg:y="17.437cm">
          <draw:text-box>
            <text:p text:style-name="P2"><text:span text:style-name="T6">Disregarded entity. </text:span><text:span text:style-name="T7">Enter the owner's name on the “Name” line. The </text:span></text:p>
          </draw:text-box>
        </draw:frame>
        <draw:frame draw:style-name="gr9" draw:text-style-name="P7" draw:layer="layout" svg:width="9.362cm" svg:height="0.331cm" svg:x="11.176cm" svg:y="17.755cm">
          <draw:text-box>
            <text:p text:style-name="P2"><text:span text:style-name="T7">name of the entity entered on the “Name” line should never be a </text:span></text:p>
          </draw:text-box>
        </draw:frame>
        <draw:frame draw:style-name="gr9" draw:text-style-name="P7" draw:layer="layout" svg:width="9.802cm" svg:height="0.331cm" svg:x="11.176cm" svg:y="18.072cm">
          <draw:text-box>
            <text:p text:style-name="P2"><text:span text:style-name="T7">disregarded entity. The name on the “Name” line must be the name </text:span></text:p>
          </draw:text-box>
        </draw:frame>
        <draw:frame draw:style-name="gr9" draw:text-style-name="P7" draw:layer="layout" svg:width="10.073cm" svg:height="0.331cm" svg:x="11.176cm" svg:y="18.39cm">
          <draw:text-box>
            <text:p text:style-name="P2"><text:span text:style-name="T7">shown on the income tax return on which the income will be reported. </text:span></text:p>
          </draw:text-box>
        </draw:frame>
        <draw:frame draw:style-name="gr9" draw:text-style-name="P7" draw:layer="layout" svg:width="10.162cm" svg:height="0.331cm" svg:x="11.176cm" svg:y="18.707cm">
          <draw:text-box>
            <text:p text:style-name="P2"><text:span text:style-name="T7">For example, if a foreign LLC that is treated as a disregarded entity for </text:span></text:p>
          </draw:text-box>
        </draw:frame>
        <draw:frame draw:style-name="gr9" draw:text-style-name="P7" draw:layer="layout" svg:width="10.107cm" svg:height="0.331cm" svg:x="11.176cm" svg:y="19.025cm">
          <draw:text-box>
            <text:p text:style-name="P2"><text:span text:style-name="T7">U.S. federal tax purposes has a domestic owner, the domestic owner's </text:span></text:p>
          </draw:text-box>
        </draw:frame>
        <draw:frame draw:style-name="gr9" draw:text-style-name="P7" draw:layer="layout" svg:width="10.272cm" svg:height="0.331cm" svg:x="11.176cm" svg:y="19.342cm">
          <draw:text-box>
            <text:p text:style-name="P2"><text:span text:style-name="T7">name is required to be provided on the “Name” line. If the direct owner </text:span></text:p>
          </draw:text-box>
        </draw:frame>
        <draw:frame draw:style-name="gr9" draw:text-style-name="P7" draw:layer="layout" svg:width="10.403cm" svg:height="0.331cm" svg:x="11.176cm" svg:y="19.66cm">
          <draw:text-box>
            <text:p text:style-name="P2"><text:span text:style-name="T7">of the entity is also a disregarded entity, enter the first owner that is not </text:span></text:p>
          </draw:text-box>
        </draw:frame>
        <draw:frame draw:style-name="gr9" draw:text-style-name="P7" draw:layer="layout" svg:width="9.739cm" svg:height="0.331cm" svg:x="11.176cm" svg:y="19.977cm">
          <draw:text-box>
            <text:p text:style-name="P2"><text:span text:style-name="T7">disregarded for federal tax purposes. Enter the disregarded entity's </text:span></text:p>
          </draw:text-box>
        </draw:frame>
        <draw:frame draw:style-name="gr9" draw:text-style-name="P7" draw:layer="layout" svg:width="10.496cm" svg:height="0.331cm" svg:x="11.176cm" svg:y="20.295cm">
          <draw:text-box>
            <text:p text:style-name="P2"><text:span text:style-name="T7">name on the “Business name/disregarded entity name” line. If the owner </text:span></text:p>
          </draw:text-box>
        </draw:frame>
        <draw:frame draw:style-name="gr9" draw:text-style-name="P7" draw:layer="layout" svg:width="9.722cm" svg:height="0.331cm" svg:x="11.176cm" svg:y="20.612cm">
          <draw:text-box>
            <text:p text:style-name="P2"><text:span text:style-name="T7">of the disregarded entity is a foreign person, you must complete an </text:span></text:p>
          </draw:text-box>
        </draw:frame>
        <draw:frame draw:style-name="gr9" draw:text-style-name="P7" draw:layer="layout" svg:width="3.321cm" svg:height="0.331cm" svg:x="11.176cm" svg:y="20.93cm">
          <draw:text-box>
            <text:p text:style-name="P2"><text:span text:style-name="T7">appropriate Form W-8. </text:span></text:p>
          </draw:text-box>
        </draw:frame>
        <draw:frame draw:style-name="gr9" draw:text-style-name="P7" draw:layer="layout" svg:width="10.353cm" svg:height="0.331cm" svg:x="11.176cm" svg:y="21.353cm">
          <draw:text-box>
            <text:p text:style-name="P2"><text:span text:style-name="T6">Note. </text:span><text:span text:style-name="T7">Check the appropriate box for the federal tax classification of the </text:span></text:p>
          </draw:text-box>
        </draw:frame>
        <draw:frame draw:style-name="gr9" draw:text-style-name="P7" draw:layer="layout" svg:width="9.535cm" svg:height="0.331cm" svg:x="11.176cm" svg:y="21.671cm">
          <draw:text-box>
            <text:p text:style-name="P2"><text:span text:style-name="T7">person whose name is entered on the “Name” line (Individual/sole </text:span></text:p>
          </draw:text-box>
        </draw:frame>
        <draw:frame draw:style-name="gr9" draw:text-style-name="P7" draw:layer="layout" svg:width="9.607cm" svg:height="0.331cm" svg:x="11.176cm" svg:y="21.988cm">
          <draw:text-box>
            <text:p text:style-name="P2"><text:span text:style-name="T7">proprietor, Partnership, C Corporation, S Corporation, Trust/estate).</text:span></text:p>
          </draw:text-box>
        </draw:frame>
        <draw:frame draw:style-name="gr9" draw:text-style-name="P7" draw:layer="layout" svg:width="9.607cm" svg:height="0.331cm" svg:x="11.176cm" svg:y="22.456cm">
          <draw:text-box>
            <text:p text:style-name="P2"><text:span text:style-name="T6">Limited Liability Company (LLC). </text:span><text:span text:style-name="T7">If the person identified on the </text:span></text:p>
          </draw:text-box>
        </draw:frame>
        <draw:frame draw:style-name="gr9" draw:text-style-name="P7" draw:layer="layout" svg:width="10.009cm" svg:height="0.331cm" svg:x="11.176cm" svg:y="22.773cm">
          <draw:text-box>
            <text:p text:style-name="P2"><text:span text:style-name="T7">“</text:span><text:span text:style-name="T7">Name” line is an LLC, check the “Limited liability company” box only </text:span></text:p>
          </draw:text-box>
        </draw:frame>
        <draw:frame draw:style-name="gr9" draw:text-style-name="P7" draw:layer="layout" svg:width="9.87cm" svg:height="0.331cm" svg:x="11.176cm" svg:y="23.091cm">
          <draw:text-box>
            <text:p text:style-name="P2"><text:span text:style-name="T7">and enter the appropriate code for the tax classification in the space </text:span></text:p>
          </draw:text-box>
        </draw:frame>
        <draw:frame draw:style-name="gr9" draw:text-style-name="P7" draw:layer="layout" svg:width="10.01cm" svg:height="0.331cm" svg:x="11.176cm" svg:y="23.408cm">
          <draw:text-box>
            <text:p text:style-name="P2"><text:span text:style-name="T7">provided. If you are an LLC that is treated as a partnership for federal </text:span></text:p>
          </draw:text-box>
        </draw:frame>
        <draw:frame draw:style-name="gr9" draw:text-style-name="P7" draw:layer="layout" svg:width="10.42cm" svg:height="0.331cm" svg:x="11.176cm" svg:y="23.726cm">
          <draw:text-box>
            <text:p text:style-name="P2"><text:span text:style-name="T7">tax purposes, enter “P” for partnership. If you are an LLC that has filed a </text:span></text:p>
          </draw:text-box>
        </draw:frame>
        <draw:frame draw:style-name="gr9" draw:text-style-name="P7" draw:layer="layout" svg:width="10.213cm" svg:height="0.331cm" svg:x="11.176cm" svg:y="24.043cm">
          <draw:text-box>
            <text:p text:style-name="P2"><text:span text:style-name="T7">Form 8832 or a Form 2553 to be taxed as a corporation, enter “C” for <text:s text:c="2"/></text:span></text:p>
          </draw:text-box>
        </draw:frame>
        <draw:frame draw:style-name="gr9" draw:text-style-name="P7" draw:layer="layout" svg:width="8.994cm" svg:height="0.331cm" svg:x="11.176cm" svg:y="24.361cm">
          <draw:text-box>
            <text:p text:style-name="P2"><text:span text:style-name="T7">C corporation or “S” for S corporation. If you are an LLC that is </text:span></text:p>
          </draw:text-box>
        </draw:frame>
        <draw:frame draw:style-name="gr9" draw:text-style-name="P7" draw:layer="layout" svg:width="9.595cm" svg:height="0.331cm" svg:x="11.176cm" svg:y="24.678cm">
          <draw:text-box>
            <text:p text:style-name="P2"><text:span text:style-name="T7">disregarded as an entity separate from its owner under Regulation </text:span></text:p>
          </draw:text-box>
        </draw:frame>
        <draw:frame draw:style-name="gr9" draw:text-style-name="P7" draw:layer="layout" svg:width="9.722cm" svg:height="0.331cm" svg:x="11.176cm" svg:y="24.996cm">
          <draw:text-box>
            <text:p text:style-name="P2"><text:span text:style-name="T7">section 301.7701-3 (except for employment and excise tax), do not </text:span></text:p>
          </draw:text-box>
        </draw:frame>
        <draw:frame draw:style-name="gr9" draw:text-style-name="P7" draw:layer="layout" svg:width="8.934cm" svg:height="0.331cm" svg:x="11.176cm" svg:y="25.313cm">
          <draw:text-box>
            <text:p text:style-name="P2"><text:span text:style-name="T7">check the LLC box unless the owner of the LLC (required to be </text:span></text:p>
          </draw:text-box>
        </draw:frame>
        <draw:frame draw:style-name="gr9" draw:text-style-name="P7" draw:layer="layout" svg:width="10.276cm" svg:height="0.331cm" svg:x="11.176cm" svg:y="25.631cm">
          <draw:text-box>
            <text:p text:style-name="P2"><text:span text:style-name="T7">identified on the “Name” line) is another LLC that is not disregarded for </text:span></text:p>
          </draw:text-box>
        </draw:frame>
        <draw:frame draw:style-name="gr9" draw:text-style-name="P7" draw:layer="layout" svg:width="9.768cm" svg:height="0.331cm" svg:x="11.176cm" svg:y="25.948cm">
          <draw:text-box>
            <text:p text:style-name="P2"><text:span text:style-name="T7">federal tax purposes. If the LLC is disregarded as an entity separate </text:span></text:p>
          </draw:text-box>
        </draw:frame>
        <draw:frame draw:style-name="gr9" draw:text-style-name="P7" draw:layer="layout" svg:width="9.739cm" svg:height="0.331cm" svg:x="11.176cm" svg:y="26.266cm">
          <draw:text-box>
            <text:p text:style-name="P2"><text:span text:style-name="T7">from its owner, enter the appropriate tax classification of the owner </text:span></text:p>
          </draw:text-box>
        </draw:frame>
        <draw:frame draw:style-name="gr9" draw:text-style-name="P7" draw:layer="layout" svg:width="4.24cm" svg:height="0.331cm" svg:x="11.176cm" svg:y="26.583cm">
          <draw:text-box>
            <text:p text:style-name="P2"><text:span text:style-name="T7">identified on the “Name” line.</text:span></text:p>
          </draw:text-box>
        </draw:frame>
      </draw:page>
      <draw:page draw:name="page3" draw:style-name="dp1" draw:master-page-name="master-page77">
        <draw:line draw:style-name="gr1" draw:text-style-name="P1" draw:layer="layout" svg:x1="1.261cm" svg:y1="1.693cm" svg:x2="19.312cm" svg:y2="1.693cm">
          <text:p/>
        </draw:line>
        <draw:line draw:style-name="gr1" draw:text-style-name="P1" draw:layer="layout" svg:x1="19.295cm" svg:y1="1.693cm" svg:x2="20.328cm" svg:y2="1.693cm">
          <text:p/>
        </draw:line>
        <draw:frame draw:style-name="gr2" draw:text-style-name="P3" draw:layer="layout" svg:width="3.109cm" svg:height="0.289cm" svg:x="1.27cm" svg:y="1.307cm">
          <draw:text-box>
            <text:p text:style-name="P2"><text:span text:style-name="T1">Form W-9 (Rev. 12-2011)</text:span></text:p>
          </draw:text-box>
        </draw:frame>
        <draw:frame draw:style-name="gr2" draw:text-style-name="P3" draw:layer="layout" svg:width="0.688cm" svg:height="0.289cm" svg:x="19.488cm" svg:y="1.328cm">
          <draw:text-box>
            <text:p text:style-name="P2"><text:span text:style-name="T1">Page </text:span></text:p>
          </draw:text-box>
        </draw:frame>
        <draw:frame draw:style-name="gr13" draw:text-style-name="P10" draw:layer="layout" svg:width="0.37cm" svg:height="0.412cm" svg:x="20.124cm" svg:y="1.23cm">
          <draw:text-box>
            <text:p text:style-name="P2"><text:span text:style-name="T13">3 </text:span></text:p>
          </draw:text-box>
        </draw:frame>
        <draw:frame draw:style-name="gr9" draw:text-style-name="P7" draw:layer="layout" svg:width="10.458cm" svg:height="0.331cm" svg:x="1.27cm" svg:y="1.986cm">
          <draw:text-box>
            <text:p text:style-name="P2"><text:span text:style-name="T6">Other entities. </text:span><text:span text:style-name="T7">Enter your business name as shown on required federal </text:span></text:p>
          </draw:text-box>
        </draw:frame>
        <draw:frame draw:style-name="gr9" draw:text-style-name="P7" draw:layer="layout" svg:width="10.115cm" svg:height="0.331cm" svg:x="1.27cm" svg:y="2.303cm">
          <draw:text-box>
            <text:p text:style-name="P2"><text:span text:style-name="T7">tax documents on the “Name” line. This name should match the name </text:span></text:p>
          </draw:text-box>
        </draw:frame>
        <draw:frame draw:style-name="gr9" draw:text-style-name="P7" draw:layer="layout" svg:width="10.052cm" svg:height="0.331cm" svg:x="1.27cm" svg:y="2.621cm">
          <draw:text-box>
            <text:p text:style-name="P2"><text:span text:style-name="T7">shown on the charter or other legal document creating the entity. You </text:span></text:p>
          </draw:text-box>
        </draw:frame>
        <draw:frame draw:style-name="gr9" draw:text-style-name="P7" draw:layer="layout" svg:width="9.853cm" svg:height="0.331cm" svg:x="1.27cm" svg:y="2.938cm">
          <draw:text-box>
            <text:p text:style-name="P2"><text:span text:style-name="T7">may enter any business, trade, or DBA name on the “Business name/</text:span></text:p>
          </draw:text-box>
        </draw:frame>
        <draw:frame draw:style-name="gr9" draw:text-style-name="P7" draw:layer="layout" svg:width="4.354cm" svg:height="0.331cm" svg:x="1.27cm" svg:y="3.256cm">
          <draw:text-box>
            <text:p text:style-name="P2"><text:span text:style-name="T7">disregarded entity name” line.</text:span></text:p>
          </draw:text-box>
        </draw:frame>
        <draw:frame draw:style-name="gr15" draw:text-style-name="P12" draw:layer="layout" svg:width="3.541cm" svg:height="0.497cm" svg:x="1.27cm" svg:y="3.684cm">
          <draw:text-box>
            <text:p text:style-name="P2"><text:span text:style-name="T17">Exempt Payee </text:span></text:p>
          </draw:text-box>
        </draw:frame>
        <draw:frame draw:style-name="gr9" draw:text-style-name="P7" draw:layer="layout" svg:width="9.201cm" svg:height="0.331cm" svg:x="1.27cm" svg:y="4.314cm">
          <draw:text-box>
            <text:p text:style-name="P2"><text:span text:style-name="T7">If you are exempt from backup withholding, enter your name as </text:span></text:p>
          </draw:text-box>
        </draw:frame>
        <draw:frame draw:style-name="gr9" draw:text-style-name="P7" draw:layer="layout" svg:width="9.895cm" svg:height="0.331cm" svg:x="1.27cm" svg:y="4.632cm">
          <draw:text-box>
            <text:p text:style-name="P2"><text:span text:style-name="T7">described above and check the appropriate box for your status, then </text:span></text:p>
          </draw:text-box>
        </draw:frame>
        <draw:frame draw:style-name="gr9" draw:text-style-name="P7" draw:layer="layout" svg:width="10.323cm" svg:height="0.331cm" svg:x="1.27cm" svg:y="4.949cm">
          <draw:text-box>
            <text:p text:style-name="P2"><text:span text:style-name="T7">check the “Exempt payee” box in the line following the “Business name/</text:span></text:p>
          </draw:text-box>
        </draw:frame>
        <draw:frame draw:style-name="gr9" draw:text-style-name="P7" draw:layer="layout" svg:width="7.178cm" svg:height="0.331cm" svg:x="1.27cm" svg:y="5.267cm">
          <draw:text-box>
            <text:p text:style-name="P2"><text:span text:style-name="T7">disregarded entity name,” sign and date the form.</text:span></text:p>
          </draw:text-box>
        </draw:frame>
        <draw:frame draw:style-name="gr9" draw:text-style-name="P7" draw:layer="layout" svg:width="10.141cm" svg:height="0.331cm" svg:x="1.552cm" svg:y="5.69cm">
          <draw:text-box>
            <text:p text:style-name="P2"><text:span text:style-name="T7">Generally, individuals (including sole proprietors) are not exempt from </text:span></text:p>
          </draw:text-box>
        </draw:frame>
        <draw:frame draw:style-name="gr9" draw:text-style-name="P7" draw:layer="layout" svg:width="10.234cm" svg:height="0.331cm" svg:x="1.27cm" svg:y="6.007cm">
          <draw:text-box>
            <text:p text:style-name="P2"><text:span text:style-name="T7">backup withholding. Corporations are exempt from backup withholding </text:span></text:p>
          </draw:text-box>
        </draw:frame>
        <draw:frame draw:style-name="gr9" draw:text-style-name="P7" draw:layer="layout" svg:width="7.58cm" svg:height="0.331cm" svg:x="1.27cm" svg:y="6.325cm">
          <draw:text-box>
            <text:p text:style-name="P2"><text:span text:style-name="T7">for certain payments, such as interest and dividends.</text:span></text:p>
          </draw:text-box>
        </draw:frame>
        <draw:frame draw:style-name="gr9" draw:text-style-name="P7" draw:layer="layout" svg:width="9.526cm" svg:height="0.331cm" svg:x="1.27cm" svg:y="6.748cm">
          <draw:text-box>
            <text:p text:style-name="P2"><text:span text:style-name="T6">Note. </text:span><text:span text:style-name="T7">If you are exempt from backup withholding, you should</text:span><text:span text:style-name="T6"> </text:span><text:span text:style-name="T7">still </text:span></text:p>
          </draw:text-box>
        </draw:frame>
        <draw:frame draw:style-name="gr9" draw:text-style-name="P7" draw:layer="layout" svg:width="9.679cm" svg:height="0.331cm" svg:x="1.27cm" svg:y="7.066cm">
          <draw:text-box>
            <text:p text:style-name="P2"><text:span text:style-name="T7">complete this form to avoid possible erroneous backup</text:span><text:span text:style-name="T6"> </text:span><text:span text:style-name="T7">withholding.</text:span></text:p>
          </draw:text-box>
        </draw:frame>
        <draw:frame draw:style-name="gr9" draw:text-style-name="P7" draw:layer="layout" svg:width="8.46cm" svg:height="0.331cm" svg:x="1.552cm" svg:y="7.489cm">
          <draw:text-box>
            <text:p text:style-name="P2"><text:span text:style-name="T7">The following payees are exempt from backup withholding:</text:span></text:p>
          </draw:text-box>
        </draw:frame>
        <draw:frame draw:style-name="gr9" draw:text-style-name="P7" draw:layer="layout" svg:width="10.209cm" svg:height="0.331cm" svg:x="1.552cm" svg:y="7.912cm">
          <draw:text-box>
            <text:p text:style-name="P2"><text:span text:style-name="T7">1. An organization exempt from tax under section 501(a), any IRA, or a </text:span></text:p>
          </draw:text-box>
        </draw:frame>
        <draw:frame draw:style-name="gr9" draw:text-style-name="P7" draw:layer="layout" svg:width="9.891cm" svg:height="0.331cm" svg:x="1.27cm" svg:y="8.23cm">
          <draw:text-box>
            <text:p text:style-name="P2"><text:span text:style-name="T7">custodial account under section 403(b)(7) if the account satisfies the </text:span></text:p>
          </draw:text-box>
        </draw:frame>
        <draw:frame draw:style-name="gr9" draw:text-style-name="P7" draw:layer="layout" svg:width="4.832cm" svg:height="0.331cm" svg:x="1.27cm" svg:y="8.547cm">
          <draw:text-box>
            <text:p text:style-name="P2"><text:span text:style-name="T7">requirements of section 401(f)(2),</text:span></text:p>
          </draw:text-box>
        </draw:frame>
        <draw:frame draw:style-name="gr9" draw:text-style-name="P7" draw:layer="layout" svg:width="8.985cm" svg:height="0.331cm" svg:x="1.552cm" svg:y="8.971cm">
          <draw:text-box>
            <text:p text:style-name="P2"><text:span text:style-name="T7">2. The United States or any of its agencies or instrumentalities,</text:span></text:p>
          </draw:text-box>
        </draw:frame>
        <draw:frame draw:style-name="gr9" draw:text-style-name="P7" draw:layer="layout" svg:width="10.001cm" svg:height="0.331cm" svg:x="1.552cm" svg:y="9.394cm">
          <draw:text-box>
            <text:p text:style-name="P2"><text:span text:style-name="T7">3. A state, the District of Columbia, a possession of the United States, </text:span></text:p>
          </draw:text-box>
        </draw:frame>
        <draw:frame draw:style-name="gr9" draw:text-style-name="P7" draw:layer="layout" svg:width="8.016cm" svg:height="0.331cm" svg:x="1.27cm" svg:y="9.712cm">
          <draw:text-box>
            <text:p text:style-name="P2"><text:span text:style-name="T7">or any of their political subdivisions or instrumentalities,</text:span></text:p>
          </draw:text-box>
        </draw:frame>
        <draw:frame draw:style-name="gr9" draw:text-style-name="P7" draw:layer="layout" svg:width="9.921cm" svg:height="0.331cm" svg:x="1.552cm" svg:y="10.135cm">
          <draw:text-box>
            <text:p text:style-name="P2"><text:span text:style-name="T7">4. A foreign government or any of its political subdivisions, agencies, </text:span></text:p>
          </draw:text-box>
        </draw:frame>
        <draw:frame draw:style-name="gr9" draw:text-style-name="P7" draw:layer="layout" svg:width="3.249cm" svg:height="0.331cm" svg:x="1.27cm" svg:y="10.452cm">
          <draw:text-box>
            <text:p text:style-name="P2"><text:span text:style-name="T7">or instrumentalities, or</text:span></text:p>
          </draw:text-box>
        </draw:frame>
        <draw:frame draw:style-name="gr9" draw:text-style-name="P7" draw:layer="layout" svg:width="8.096cm" svg:height="0.331cm" svg:x="1.552cm" svg:y="10.876cm">
          <draw:text-box>
            <text:p text:style-name="P2"><text:span text:style-name="T7">5. An international organization or any of its agencies or </text:span></text:p>
          </draw:text-box>
        </draw:frame>
        <draw:frame draw:style-name="gr9" draw:text-style-name="P7" draw:layer="layout" svg:width="2.487cm" svg:height="0.331cm" svg:x="1.27cm" svg:y="11.193cm">
          <draw:text-box>
            <text:p text:style-name="P2"><text:span text:style-name="T7">instrumentalities.</text:span></text:p>
          </draw:text-box>
        </draw:frame>
        <draw:frame draw:style-name="gr9" draw:text-style-name="P7" draw:layer="layout" svg:width="9.743cm" svg:height="0.331cm" svg:x="1.552cm" svg:y="11.617cm">
          <draw:text-box>
            <text:p text:style-name="P2"><text:span text:style-name="T7">Other payees that may be exempt from backup withholding include:</text:span></text:p>
          </draw:text-box>
        </draw:frame>
        <draw:frame draw:style-name="gr9" draw:text-style-name="P7" draw:layer="layout" svg:width="2.373cm" svg:height="0.331cm" svg:x="1.552cm" svg:y="12.04cm">
          <draw:text-box>
            <text:p text:style-name="P2"><text:span text:style-name="T7">6. A corporation,</text:span></text:p>
          </draw:text-box>
        </draw:frame>
        <draw:frame draw:style-name="gr9" draw:text-style-name="P7" draw:layer="layout" svg:width="4.79cm" svg:height="0.331cm" svg:x="1.552cm" svg:y="12.463cm">
          <draw:text-box>
            <text:p text:style-name="P2"><text:span text:style-name="T7">7. A foreign central bank of issue,</text:span></text:p>
          </draw:text-box>
        </draw:frame>
        <draw:frame draw:style-name="gr9" draw:text-style-name="P7" draw:layer="layout" svg:width="9.497cm" svg:height="0.331cm" svg:x="1.552cm" svg:y="12.887cm">
          <draw:text-box>
            <text:p text:style-name="P2"><text:span text:style-name="T7">8. A dealer in securities or commodities required to register in the </text:span></text:p>
          </draw:text-box>
        </draw:frame>
        <draw:frame draw:style-name="gr9" draw:text-style-name="P7" draw:layer="layout" svg:width="9.866cm" svg:height="0.331cm" svg:x="1.27cm" svg:y="13.204cm">
          <draw:text-box>
            <text:p text:style-name="P2"><text:span text:style-name="T7">United States, the District of Columbia, or a possession of the United </text:span></text:p>
          </draw:text-box>
        </draw:frame>
        <draw:frame draw:style-name="gr9" draw:text-style-name="P7" draw:layer="layout" svg:width="0.988cm" svg:height="0.331cm" svg:x="1.27cm" svg:y="13.522cm">
          <draw:text-box>
            <text:p text:style-name="P2"><text:span text:style-name="T7">States,</text:span></text:p>
          </draw:text-box>
        </draw:frame>
        <draw:frame draw:style-name="gr9" draw:text-style-name="P7" draw:layer="layout" svg:width="9.489cm" svg:height="0.331cm" svg:x="1.552cm" svg:y="13.945cm">
          <draw:text-box>
            <text:p text:style-name="P2"><text:span text:style-name="T7">9. A futures commission merchant registered with the Commodity </text:span></text:p>
          </draw:text-box>
        </draw:frame>
        <draw:frame draw:style-name="gr9" draw:text-style-name="P7" draw:layer="layout" svg:width="4.159cm" svg:height="0.331cm" svg:x="1.27cm" svg:y="14.262cm">
          <draw:text-box>
            <text:p text:style-name="P2"><text:span text:style-name="T7">Futures Trading Commission,</text:span></text:p>
          </draw:text-box>
        </draw:frame>
        <draw:frame draw:style-name="gr9" draw:text-style-name="P7" draw:layer="layout" svg:width="4.879cm" svg:height="0.331cm" svg:x="1.552cm" svg:y="14.686cm">
          <draw:text-box>
            <text:p text:style-name="P2"><text:span text:style-name="T7">10. A real estate investment trust,</text:span></text:p>
          </draw:text-box>
        </draw:frame>
        <draw:frame draw:style-name="gr9" draw:text-style-name="P7" draw:layer="layout" svg:width="9.43cm" svg:height="0.331cm" svg:x="1.552cm" svg:y="15.109cm">
          <draw:text-box>
            <text:p text:style-name="P2"><text:span text:style-name="T7">11. An entity registered at all times during the tax year under the </text:span></text:p>
          </draw:text-box>
        </draw:frame>
        <draw:frame draw:style-name="gr9" draw:text-style-name="P7" draw:layer="layout" svg:width="4.862cm" svg:height="0.331cm" svg:x="1.27cm" svg:y="15.427cm">
          <draw:text-box>
            <text:p text:style-name="P2"><text:span text:style-name="T7">Investment Company Act of 1940,</text:span></text:p>
          </draw:text-box>
        </draw:frame>
        <draw:frame draw:style-name="gr9" draw:text-style-name="P7" draw:layer="layout" svg:width="9.552cm" svg:height="0.331cm" svg:x="1.552cm" svg:y="15.85cm">
          <draw:text-box>
            <text:p text:style-name="P2"><text:span text:style-name="T7">12. A common trust fund operated by a bank under section 584(a),</text:span></text:p>
          </draw:text-box>
        </draw:frame>
        <draw:frame draw:style-name="gr9" draw:text-style-name="P7" draw:layer="layout" svg:width="3.63cm" svg:height="0.331cm" svg:x="1.552cm" svg:y="16.273cm">
          <draw:text-box>
            <text:p text:style-name="P2"><text:span text:style-name="T7">13. A financial institution,</text:span></text:p>
          </draw:text-box>
        </draw:frame>
        <draw:frame draw:style-name="gr9" draw:text-style-name="P7" draw:layer="layout" svg:width="10.175cm" svg:height="0.331cm" svg:x="1.552cm" svg:y="16.697cm">
          <draw:text-box>
            <text:p text:style-name="P2"><text:span text:style-name="T7">14. A middleman known in the investment community as a nominee or </text:span></text:p>
          </draw:text-box>
        </draw:frame>
        <draw:frame draw:style-name="gr9" draw:text-style-name="P7" draw:layer="layout" svg:width="1.852cm" svg:height="0.331cm" svg:x="1.27cm" svg:y="17.014cm">
          <draw:text-box>
            <text:p text:style-name="P2"><text:span text:style-name="T7">custodian, or</text:span></text:p>
          </draw:text-box>
        </draw:frame>
        <draw:frame draw:style-name="gr9" draw:text-style-name="P7" draw:layer="layout" svg:width="10.039cm" svg:height="0.331cm" svg:x="1.552cm" svg:y="17.437cm">
          <draw:text-box>
            <text:p text:style-name="P2"><text:span text:style-name="T7">15. A trust exempt from tax under section 664 or described in section </text:span></text:p>
          </draw:text-box>
        </draw:frame>
        <draw:frame draw:style-name="gr9" draw:text-style-name="P7" draw:layer="layout" svg:width="0.819cm" svg:height="0.331cm" svg:x="1.27cm" svg:y="17.755cm">
          <draw:text-box>
            <text:p text:style-name="P2"><text:span text:style-name="T7">4947.</text:span></text:p>
          </draw:text-box>
        </draw:frame>
        <draw:frame draw:style-name="gr9" draw:text-style-name="P7" draw:layer="layout" svg:width="9.502cm" svg:height="0.331cm" svg:x="1.552cm" svg:y="18.178cm">
          <draw:text-box>
            <text:p text:style-name="P2"><text:span text:style-name="T7">The following chart shows types of payments that may be exempt </text:span></text:p>
          </draw:text-box>
        </draw:frame>
        <draw:frame draw:style-name="gr9" draw:text-style-name="P7" draw:layer="layout" svg:width="10.336cm" svg:height="0.331cm" svg:x="1.27cm" svg:y="18.496cm">
          <draw:text-box>
            <text:p text:style-name="P2"><text:span text:style-name="T7">from backup withholding. The chart applies to the exempt payees listed </text:span></text:p>
          </draw:text-box>
        </draw:frame>
        <draw:line draw:style-name="gr1" draw:text-style-name="P1" draw:layer="layout" svg:x1="1.261cm" svg:y1="19.402cm" svg:x2="5.85cm" svg:y2="19.402cm">
          <text:p/>
        </draw:line>
        <draw:line draw:style-name="gr8" draw:text-style-name="P1" draw:layer="layout" svg:x1="1.261cm" svg:y1="20.249cm" svg:x2="5.85cm" svg:y2="20.249cm">
          <text:p/>
        </draw:line>
        <draw:frame draw:style-name="gr9" draw:text-style-name="P7" draw:layer="layout" svg:width="2.982cm" svg:height="0.331cm" svg:x="1.27cm" svg:y="18.813cm">
          <draw:text-box>
            <text:p text:style-name="P2"><text:span text:style-name="T7">above, 1 through 15.</text:span></text:p>
          </draw:text-box>
        </draw:frame>
        <draw:line draw:style-name="gr1" draw:text-style-name="P1" draw:layer="layout" svg:x1="5.833cm" svg:y1="19.402cm" svg:x2="10.422cm" svg:y2="19.402cm">
          <text:p/>
        </draw:line>
        <draw:line draw:style-name="gr8" draw:text-style-name="P1" draw:layer="layout" svg:x1="5.833cm" svg:y1="20.249cm" svg:x2="10.422cm" svg:y2="20.249cm">
          <text:p/>
        </draw:line>
        <draw:line draw:style-name="gr8" draw:text-style-name="P1" draw:layer="layout" svg:x1="5.842cm" svg:y1="19.385cm" svg:x2="5.842cm" svg:y2="20.258cm">
          <text:p/>
        </draw:line>
        <draw:frame draw:style-name="gr9" draw:text-style-name="P7" draw:layer="layout" svg:width="3.96cm" svg:height="0.331cm" svg:x="1.27cm" svg:y="19.483cm">
          <draw:text-box>
            <text:p text:style-name="P2"><text:span text:style-name="T6">IF the payment is for . . .</text:span></text:p>
          </draw:text-box>
        </draw:frame>
        <draw:frame draw:style-name="gr9" draw:text-style-name="P7" draw:layer="layout" svg:width="4.752cm" svg:height="0.331cm" svg:x="5.983cm" svg:y="19.483cm">
          <draw:text-box>
            <text:p text:style-name="P2"><text:span text:style-name="T6">THEN the payment is exempt </text:span></text:p>
          </draw:text-box>
        </draw:frame>
        <draw:line draw:style-name="gr8" draw:text-style-name="P1" draw:layer="layout" svg:x1="1.261cm" svg:y1="21.069cm" svg:x2="5.85cm" svg:y2="21.069cm">
          <text:p/>
        </draw:line>
        <draw:frame draw:style-name="gr9" draw:text-style-name="P7" draw:layer="layout" svg:width="1.069cm" svg:height="0.331cm" svg:x="5.983cm" svg:y="19.801cm">
          <draw:text-box>
            <text:p text:style-name="P2"><text:span text:style-name="T6">for . . .</text:span></text:p>
          </draw:text-box>
        </draw:frame>
        <draw:line draw:style-name="gr8" draw:text-style-name="P1" draw:layer="layout" svg:x1="5.833cm" svg:y1="21.069cm" svg:x2="10.422cm" svg:y2="21.069cm">
          <text:p/>
        </draw:line>
        <draw:line draw:style-name="gr8" draw:text-style-name="P1" draw:layer="layout" svg:x1="5.842cm" svg:y1="20.24cm" svg:x2="5.842cm" svg:y2="21.078cm">
          <text:p/>
        </draw:line>
        <draw:frame draw:style-name="gr9" draw:text-style-name="P7" draw:layer="layout" svg:width="4.536cm" svg:height="0.331cm" svg:x="1.27cm" svg:y="20.33cm">
          <draw:text-box>
            <text:p text:style-name="P2"><text:span text:style-name="T7">Interest and dividend payments</text:span></text:p>
          </draw:text-box>
        </draw:frame>
        <draw:frame draw:style-name="gr9" draw:text-style-name="P7" draw:layer="layout" svg:width="3.782cm" svg:height="0.331cm" svg:x="5.983cm" svg:y="20.33cm">
          <draw:text-box>
            <text:p text:style-name="P2"><text:span text:style-name="T7">All exempt payees except </text:span></text:p>
          </draw:text-box>
        </draw:frame>
        <draw:line draw:style-name="gr8" draw:text-style-name="P1" draw:layer="layout" svg:x1="1.261cm" svg:y1="21.889cm" svg:x2="5.85cm" svg:y2="21.889cm">
          <text:p/>
        </draw:line>
        <draw:frame draw:style-name="gr9" draw:text-style-name="P7" draw:layer="layout" svg:width="0.667cm" svg:height="0.331cm" svg:x="5.983cm" svg:y="20.648cm">
          <draw:text-box>
            <text:p text:style-name="P2"><text:span text:style-name="T7">for 9</text:span></text:p>
          </draw:text-box>
        </draw:frame>
        <draw:line draw:style-name="gr8" draw:text-style-name="P1" draw:layer="layout" svg:x1="5.833cm" svg:y1="21.889cm" svg:x2="10.422cm" svg:y2="21.889cm">
          <text:p/>
        </draw:line>
        <draw:line draw:style-name="gr8" draw:text-style-name="P1" draw:layer="layout" svg:x1="5.842cm" svg:y1="21.06cm" svg:x2="5.842cm" svg:y2="21.898cm">
          <text:p/>
        </draw:line>
        <draw:frame draw:style-name="gr9" draw:text-style-name="P7" draw:layer="layout" svg:width="2.783cm" svg:height="0.331cm" svg:x="1.27cm" svg:y="21.15cm">
          <draw:text-box>
            <text:p text:style-name="P2"><text:span text:style-name="T7">Broker transactions</text:span></text:p>
          </draw:text-box>
        </draw:frame>
        <draw:frame draw:style-name="gr9" draw:text-style-name="P7" draw:layer="layout" svg:width="4.93cm" svg:height="0.331cm" svg:x="5.983cm" svg:y="21.15cm">
          <draw:text-box>
            <text:p text:style-name="P2"><text:span text:style-name="T7">Exempt payees 1 through 5 and 7 </text:span></text:p>
          </draw:text-box>
        </draw:frame>
        <draw:line draw:style-name="gr8" draw:text-style-name="P1" draw:layer="layout" svg:x1="1.261cm" svg:y1="22.709cm" svg:x2="5.85cm" svg:y2="22.709cm">
          <text:p/>
        </draw:line>
        <draw:frame draw:style-name="gr9" draw:text-style-name="P7" draw:layer="layout" svg:width="4.688cm" svg:height="0.331cm" svg:x="5.983cm" svg:y="21.468cm">
          <draw:text-box>
            <text:p text:style-name="P2"><text:span text:style-name="T7">through 13. Also, C corporations.</text:span></text:p>
          </draw:text-box>
        </draw:frame>
        <draw:frame draw:style-name="gr9" draw:text-style-name="P7" draw:layer="layout" svg:width="4.913cm" svg:height="0.331cm" svg:x="1.27cm" svg:y="21.97cm">
          <draw:text-box>
            <text:p text:style-name="P2"><text:span text:style-name="T7">Barter exchange transactions and </text:span></text:p>
          </draw:text-box>
        </draw:frame>
        <draw:line draw:style-name="gr8" draw:text-style-name="P1" draw:layer="layout" svg:x1="5.833cm" svg:y1="22.709cm" svg:x2="10.422cm" svg:y2="22.709cm">
          <text:p/>
        </draw:line>
        <draw:line draw:style-name="gr8" draw:text-style-name="P1" draw:layer="layout" svg:x1="5.842cm" svg:y1="21.88cm" svg:x2="5.842cm" svg:y2="22.718cm">
          <text:p/>
        </draw:line>
        <draw:frame draw:style-name="gr9" draw:text-style-name="P7" draw:layer="layout" svg:width="2.931cm" svg:height="0.331cm" svg:x="1.27cm" svg:y="22.288cm">
          <draw:text-box>
            <text:p text:style-name="P2"><text:span text:style-name="T7">patronage dividends</text:span></text:p>
          </draw:text-box>
        </draw:frame>
        <draw:line draw:style-name="gr1" draw:text-style-name="P1" draw:layer="layout" svg:x1="1.261cm" svg:y1="23.873cm" svg:x2="5.85cm" svg:y2="23.873cm">
          <text:p/>
        </draw:line>
        <draw:frame draw:style-name="gr9" draw:text-style-name="P7" draw:layer="layout" svg:width="3.947cm" svg:height="0.331cm" svg:x="5.983cm" svg:y="21.97cm">
          <draw:text-box>
            <text:p text:style-name="P2"><text:span text:style-name="T7">Exempt payees 1 through 5</text:span></text:p>
          </draw:text-box>
        </draw:frame>
        <draw:frame draw:style-name="gr9" draw:text-style-name="P7" draw:layer="layout" svg:width="5.141cm" svg:height="0.331cm" svg:x="1.27cm" svg:y="22.79cm">
          <draw:text-box>
            <text:p text:style-name="P2"><text:span text:style-name="T7">Payments over $600 required to be </text:span></text:p>
          </draw:text-box>
        </draw:frame>
        <draw:frame draw:style-name="gr9" draw:text-style-name="P7" draw:layer="layout" svg:width="4.392cm" svg:height="0.331cm" svg:x="1.27cm" svg:y="23.108cm">
          <draw:text-box>
            <text:p text:style-name="P2"><text:span text:style-name="T7">reported and direct sales over </text:span></text:p>
          </draw:text-box>
        </draw:frame>
        <draw:frame draw:style-name="gr9" draw:text-style-name="P7" draw:layer="layout" svg:width="1.09cm" svg:height="0.331cm" svg:x="1.27cm" svg:y="23.466cm">
          <draw:text-box>
            <text:p text:style-name="P2"><text:span text:style-name="T7">$5,000 </text:span></text:p>
          </draw:text-box>
        </draw:frame>
        <draw:line draw:style-name="gr1" draw:text-style-name="P1" draw:layer="layout" svg:x1="5.833cm" svg:y1="23.873cm" svg:x2="10.422cm" svg:y2="23.873cm">
          <text:p/>
        </draw:line>
        <draw:line draw:style-name="gr8" draw:text-style-name="P1" draw:layer="layout" svg:x1="5.842cm" svg:y1="22.7cm" svg:x2="5.842cm" svg:y2="23.891cm">
          <text:p/>
        </draw:line>
        <draw:frame draw:style-name="gr17" draw:text-style-name="P18" draw:layer="layout" svg:width="0.14cm" svg:height="0.166cm" svg:x="2.211cm" svg:y="23.455cm">
          <draw:text-box>
            <text:p text:style-name="P2"><text:span text:style-name="T23">1</text:span></text:p>
          </draw:text-box>
        </draw:frame>
        <draw:frame draw:style-name="gr9" draw:text-style-name="P7" draw:layer="layout" svg:width="3.829cm" svg:height="0.331cm" svg:x="5.983cm" svg:y="22.79cm">
          <draw:text-box>
            <text:p text:style-name="P2"><text:span text:style-name="T7">Generally, exempt payees </text:span></text:p>
          </draw:text-box>
        </draw:frame>
        <draw:frame draw:style-name="gr9" draw:text-style-name="P7" draw:layer="layout" svg:width="1.75cm" svg:height="0.331cm" svg:x="5.983cm" svg:y="23.148cm">
          <draw:text-box>
            <text:p text:style-name="P2"><text:span text:style-name="T7">1 through 7 </text:span></text:p>
          </draw:text-box>
        </draw:frame>
        <draw:frame draw:style-name="gr17" draw:text-style-name="P18" draw:layer="layout" svg:width="0.14cm" svg:height="0.166cm" svg:x="7.51cm" svg:y="23.138cm">
          <draw:text-box>
            <text:p text:style-name="P2"><text:span text:style-name="T23">2</text:span></text:p>
          </draw:text-box>
        </draw:frame>
        <draw:frame draw:style-name="gr17" draw:text-style-name="P18" draw:layer="layout" svg:width="0.14cm" svg:height="0.166cm" svg:x="1.27cm" svg:y="23.949cm">
          <draw:text-box>
            <text:p text:style-name="P2"><text:span text:style-name="T23">1 </text:span></text:p>
          </draw:text-box>
        </draw:frame>
        <draw:frame draw:style-name="gr2" draw:text-style-name="P3" draw:layer="layout" svg:width="7.999cm" svg:height="0.289cm" svg:x="1.388cm" svg:y="23.992cm">
          <draw:text-box>
            <text:p text:style-name="P2"><text:span text:style-name="T1">See Form 1099-MISC, Miscellaneous Income, and its instructions.</text:span></text:p>
          </draw:text-box>
        </draw:frame>
        <draw:frame draw:style-name="gr17" draw:text-style-name="P18" draw:layer="layout" svg:width="0.14cm" svg:height="0.166cm" svg:x="1.27cm" svg:y="24.297cm">
          <draw:text-box>
            <text:p text:style-name="P2"><text:span text:style-name="T23">2 </text:span></text:p>
          </draw:text-box>
        </draw:frame>
        <draw:frame draw:style-name="gr2" draw:text-style-name="P3" draw:layer="layout" svg:width="9.997cm" svg:height="0.289cm" svg:x="1.388cm" svg:y="24.34cm">
          <draw:text-box>
            <text:p text:style-name="P2"><text:span text:style-name="T1">However, the following payments made to a corporation and reportable on Form </text:span></text:p>
          </draw:text-box>
        </draw:frame>
        <draw:frame draw:style-name="gr2" draw:text-style-name="P3" draw:layer="layout" svg:width="9.662cm" svg:height="0.289cm" svg:x="1.411cm" svg:y="24.636cm">
          <draw:text-box>
            <text:p text:style-name="P2"><text:span text:style-name="T1">1099-MISC are not exempt from backup withholding: medical and health care </text:span></text:p>
          </draw:text-box>
        </draw:frame>
        <draw:frame draw:style-name="gr2" draw:text-style-name="P3" draw:layer="layout" svg:width="10.082cm" svg:height="0.289cm" svg:x="1.411cm" svg:y="24.932cm">
          <draw:text-box>
            <text:p text:style-name="P2"><text:span text:style-name="T1">payments, attorneys' fees, gross proceeds paid to an attorney, and payments for </text:span></text:p>
          </draw:text-box>
        </draw:frame>
        <draw:frame draw:style-name="gr2" draw:text-style-name="P3" draw:layer="layout" svg:width="5.497cm" svg:height="0.289cm" svg:x="1.411cm" svg:y="25.229cm">
          <draw:text-box>
            <text:p text:style-name="P2"><text:span text:style-name="T1">services paid by a federal executive agency.</text:span></text:p>
          </draw:text-box>
        </draw:frame>
        <draw:frame draw:style-name="gr13" draw:text-style-name="P10" draw:layer="layout" svg:width="8.748cm" svg:height="0.412cm" svg:x="11.176cm" svg:y="1.971cm">
          <draw:text-box>
            <text:p text:style-name="P2"><text:span text:style-name="T13">Part I. Taxpayer Identification Number (TIN)</text:span></text:p>
          </draw:text-box>
        </draw:frame>
        <draw:frame draw:style-name="gr9" draw:text-style-name="P7" draw:layer="layout" svg:width="10.572cm" svg:height="0.331cm" svg:x="11.176cm" svg:y="2.515cm">
          <draw:text-box>
            <text:p text:style-name="P2"><text:span text:style-name="T6">Enter your TIN in the appropriate box. </text:span><text:span text:style-name="T7">If you are a resident</text:span><text:span text:style-name="T6"> </text:span><text:span text:style-name="T7">alien and </text:span></text:p>
          </draw:text-box>
        </draw:frame>
        <draw:frame draw:style-name="gr9" draw:text-style-name="P7" draw:layer="layout" svg:width="10.255cm" svg:height="0.331cm" svg:x="11.176cm" svg:y="2.832cm">
          <draw:text-box>
            <text:p text:style-name="P2"><text:span text:style-name="T7">you do not have and are not eligible to get an SSN,</text:span><text:span text:style-name="T6"> </text:span><text:span text:style-name="T7">your TIN is your IRS </text:span></text:p>
          </draw:text-box>
        </draw:frame>
        <draw:frame draw:style-name="gr9" draw:text-style-name="P7" draw:layer="layout" svg:width="9.857cm" svg:height="0.331cm" svg:x="11.176cm" svg:y="3.15cm">
          <draw:text-box>
            <text:p text:style-name="P2"><text:span text:style-name="T7">individual taxpayer identification number</text:span><text:span text:style-name="T6"> </text:span><text:span text:style-name="T7">(ITIN). Enter it in the social </text:span></text:p>
          </draw:text-box>
        </draw:frame>
        <draw:frame draw:style-name="gr9" draw:text-style-name="P7" draw:layer="layout" svg:width="10.013cm" svg:height="0.331cm" svg:x="11.176cm" svg:y="3.467cm">
          <draw:text-box>
            <text:p text:style-name="P2"><text:span text:style-name="T7">security number box. If you do not</text:span><text:span text:style-name="T6"> </text:span><text:span text:style-name="T7">have an ITIN, see</text:span><text:span text:style-name="T6"> </text:span><text:span text:style-name="T14">How to get a TIN </text:span></text:p>
          </draw:text-box>
        </draw:frame>
        <draw:frame draw:style-name="gr9" draw:text-style-name="P7" draw:layer="layout" svg:width="0.933cm" svg:height="0.331cm" svg:x="11.176cm" svg:y="3.785cm">
          <draw:text-box>
            <text:p text:style-name="P2"><text:span text:style-name="T7">below.</text:span></text:p>
          </draw:text-box>
        </draw:frame>
        <draw:frame draw:style-name="gr9" draw:text-style-name="P7" draw:layer="layout" svg:width="10.077cm" svg:height="0.331cm" svg:x="11.458cm" svg:y="4.208cm">
          <draw:text-box>
            <text:p text:style-name="P2"><text:span text:style-name="T7">If you are a sole proprietor and you have an EIN, you may enter either </text:span></text:p>
          </draw:text-box>
        </draw:frame>
        <draw:frame draw:style-name="gr9" draw:text-style-name="P7" draw:layer="layout" svg:width="9.32cm" svg:height="0.331cm" svg:x="11.176cm" svg:y="4.526cm">
          <draw:text-box>
            <text:p text:style-name="P2"><text:span text:style-name="T7">your SSN or EIN. However, the IRS prefers that you use your SSN.</text:span></text:p>
          </draw:text-box>
        </draw:frame>
        <draw:frame draw:style-name="gr9" draw:text-style-name="P7" draw:layer="layout" svg:width="9.078cm" svg:height="0.331cm" svg:x="11.458cm" svg:y="4.949cm">
          <draw:text-box>
            <text:p text:style-name="P2"><text:span text:style-name="T7">If you are a single-member LLC that is disregarded as an entity </text:span></text:p>
          </draw:text-box>
        </draw:frame>
        <draw:frame draw:style-name="gr9" draw:text-style-name="P7" draw:layer="layout" svg:width="10.509cm" svg:height="0.331cm" svg:x="11.176cm" svg:y="5.267cm">
          <draw:text-box>
            <text:p text:style-name="P2"><text:span text:style-name="T7">separate from its owner (see </text:span><text:span text:style-name="T14">Limited Liability Company</text:span><text:span text:style-name="T7"> </text:span><text:span text:style-name="T14">(LLC) </text:span><text:span text:style-name="T7">on page 2), </text:span></text:p>
          </draw:text-box>
        </draw:frame>
        <draw:frame draw:style-name="gr9" draw:text-style-name="P7" draw:layer="layout" svg:width="10.018cm" svg:height="0.331cm" svg:x="11.176cm" svg:y="5.584cm">
          <draw:text-box>
            <text:p text:style-name="P2"><text:span text:style-name="T7">enter the owner’s SSN (or EIN, if the owner has one). Do not enter the </text:span></text:p>
          </draw:text-box>
        </draw:frame>
        <draw:frame draw:style-name="gr9" draw:text-style-name="P7" draw:layer="layout" svg:width="9.54cm" svg:height="0.331cm" svg:x="11.176cm" svg:y="5.902cm">
          <draw:text-box>
            <text:p text:style-name="P2"><text:span text:style-name="T7">disregarded entity’s EIN. If the LLC is classified as a corporation or </text:span></text:p>
          </draw:text-box>
        </draw:frame>
        <draw:frame draw:style-name="gr9" draw:text-style-name="P7" draw:layer="layout" svg:width="4.925cm" svg:height="0.331cm" svg:x="11.176cm" svg:y="6.219cm">
          <draw:text-box>
            <text:p text:style-name="P2"><text:span text:style-name="T7">partnership, enter the entity’s EIN.</text:span></text:p>
          </draw:text-box>
        </draw:frame>
        <draw:frame draw:style-name="gr9" draw:text-style-name="P7" draw:layer="layout" svg:width="10.208cm" svg:height="0.331cm" svg:x="11.176cm" svg:y="6.642cm">
          <draw:text-box>
            <text:p text:style-name="P2"><text:span text:style-name="T6">Note. </text:span><text:span text:style-name="T7">See the chart on page 4 for further clarification of name</text:span><text:span text:style-name="T6"> </text:span><text:span text:style-name="T7">and TIN </text:span></text:p>
          </draw:text-box>
        </draw:frame>
        <draw:frame draw:style-name="gr9" draw:text-style-name="P7" draw:layer="layout" svg:width="2cm" svg:height="0.331cm" svg:x="11.176cm" svg:y="6.96cm">
          <draw:text-box>
            <text:p text:style-name="P2"><text:span text:style-name="T7">combinations.</text:span></text:p>
          </draw:text-box>
        </draw:frame>
        <draw:frame draw:style-name="gr9" draw:text-style-name="P7" draw:layer="layout" svg:width="10.382cm" svg:height="0.331cm" svg:x="11.176cm" svg:y="7.383cm">
          <draw:text-box>
            <text:p text:style-name="P2"><text:span text:style-name="T6">How to get a TIN. </text:span><text:span text:style-name="T7">If you do not have a TIN, apply for one</text:span><text:span text:style-name="T6"> </text:span><text:span text:style-name="T7">immediately. </text:span></text:p>
          </draw:text-box>
        </draw:frame>
        <draw:frame draw:style-name="gr9" draw:text-style-name="P7" draw:layer="layout" svg:width="9.819cm" svg:height="0.331cm" svg:x="11.176cm" svg:y="7.701cm">
          <draw:text-box>
            <text:p text:style-name="P2"><text:span text:style-name="T7">To apply for an SSN, get Form SS-5, Application</text:span><text:span text:style-name="T6"> </text:span><text:span text:style-name="T7">for a Social Security </text:span></text:p>
          </draw:text-box>
        </draw:frame>
        <draw:frame draw:style-name="gr9" draw:text-style-name="P7" draw:layer="layout" svg:width="9.873cm" svg:height="0.331cm" svg:x="11.176cm" svg:y="8.018cm">
          <draw:text-box>
            <text:p text:style-name="P2"><text:span text:style-name="T7">Card, from your local Social Security</text:span><text:span text:style-name="T6"> </text:span><text:span text:style-name="T7">Administration office or get this </text:span></text:p>
          </draw:text-box>
        </draw:frame>
        <draw:frame draw:style-name="gr9" draw:text-style-name="P7" draw:layer="layout" svg:width="9.506cm" svg:height="0.331cm" svg:x="11.176cm" svg:y="8.336cm">
          <draw:text-box>
            <text:p text:style-name="P2"><text:span text:style-name="T7">form online at </text:span><text:span text:style-name="T14">www.ssa.gov</text:span><text:span text:style-name="T7">. You</text:span><text:span text:style-name="T6"> </text:span><text:span text:style-name="T7">may also get this form by calling </text:span></text:p>
          </draw:text-box>
        </draw:frame>
        <draw:frame draw:style-name="gr9" draw:text-style-name="P7" draw:layer="layout" svg:width="10.292cm" svg:height="0.331cm" svg:x="11.176cm" svg:y="8.653cm">
          <draw:text-box>
            <text:p text:style-name="P2"><text:span text:style-name="T7">1-800-772-1213. Use Form</text:span><text:span text:style-name="T6"> </text:span><text:span text:style-name="T7">W-7, Application for IRS Individual Taxpayer </text:span></text:p>
          </draw:text-box>
        </draw:frame>
        <draw:frame draw:style-name="gr9" draw:text-style-name="P7" draw:layer="layout" svg:width="10.377cm" svg:height="0.331cm" svg:x="11.176cm" svg:y="8.971cm">
          <draw:text-box>
            <text:p text:style-name="P2"><text:span text:style-name="T7">Identification</text:span><text:span text:style-name="T6"> </text:span><text:span text:style-name="T7">Number, to apply for an ITIN, or Form SS-4, Application for</text:span><text:span text:style-name="T6"> </text:span></text:p>
          </draw:text-box>
        </draw:frame>
        <draw:frame draw:style-name="gr9" draw:text-style-name="P7" draw:layer="layout" svg:width="10.107cm" svg:height="0.331cm" svg:x="11.176cm" svg:y="9.288cm">
          <draw:text-box>
            <text:p text:style-name="P2"><text:span text:style-name="T7">Employer Identification Number, to apply for an EIN. You can</text:span><text:span text:style-name="T6"> </text:span><text:span text:style-name="T7">apply for </text:span></text:p>
          </draw:text-box>
        </draw:frame>
        <draw:frame draw:style-name="gr9" draw:text-style-name="P7" draw:layer="layout" svg:width="10.06cm" svg:height="0.331cm" svg:x="11.176cm" svg:y="9.606cm">
          <draw:text-box>
            <text:p text:style-name="P2"><text:span text:style-name="T7">an EIN online by accessing the IRS website at</text:span><text:span text:style-name="T6"> </text:span><text:span text:style-name="T14">www.irs.gov/businesses</text:span><text:span text:style-name="T6"> </text:span></text:p>
          </draw:text-box>
        </draw:frame>
        <draw:frame draw:style-name="gr9" draw:text-style-name="P7" draw:layer="layout" svg:width="10.043cm" svg:height="0.331cm" svg:x="11.176cm" svg:y="9.923cm">
          <draw:text-box>
            <text:p text:style-name="P2"><text:span text:style-name="T7">and clicking on Employer Identification</text:span><text:span text:style-name="T6"> </text:span><text:span text:style-name="T7">Number (EIN) under Starting a </text:span></text:p>
          </draw:text-box>
        </draw:frame>
        <draw:frame draw:style-name="gr9" draw:text-style-name="P7" draw:layer="layout" svg:width="9.602cm" svg:height="0.331cm" svg:x="11.176cm" svg:y="10.241cm">
          <draw:text-box>
            <text:p text:style-name="P2"><text:span text:style-name="T7">Business. You can get Forms W-7</text:span><text:span text:style-name="T6"> </text:span><text:span text:style-name="T7">and SS-4 from the IRS by visiting </text:span></text:p>
          </draw:text-box>
        </draw:frame>
        <draw:frame draw:style-name="gr9" draw:text-style-name="P7" draw:layer="layout" svg:width="8.156cm" svg:height="0.331cm" svg:x="11.176cm" svg:y="10.558cm">
          <draw:text-box>
            <text:p text:style-name="P2"><text:span text:style-name="T7">IRS.gov</text:span><text:span text:style-name="T14"> </text:span><text:span text:style-name="T7">or by calling</text:span><text:span text:style-name="T6"> </text:span><text:span text:style-name="T7">1-800-TAX-FORM (1-800-829-3676).</text:span></text:p>
          </draw:text-box>
        </draw:frame>
        <draw:frame draw:style-name="gr9" draw:text-style-name="P7" draw:layer="layout" svg:width="9.684cm" svg:height="0.331cm" svg:x="11.458cm" svg:y="10.982cm">
          <draw:text-box>
            <text:p text:style-name="P2"><text:span text:style-name="T7">If you are asked to complete Form W-9 but do not have a TIN, write </text:span></text:p>
          </draw:text-box>
        </draw:frame>
        <draw:frame draw:style-name="gr9" draw:text-style-name="P7" draw:layer="layout" svg:width="10.251cm" svg:height="0.331cm" svg:x="11.176cm" svg:y="11.299cm">
          <draw:text-box>
            <text:p text:style-name="P2"><text:span text:style-name="T7">“</text:span><text:span text:style-name="T7">Applied For” in the space for the TIN, sign and date the form, and give </text:span></text:p>
          </draw:text-box>
        </draw:frame>
        <draw:frame draw:style-name="gr9" draw:text-style-name="P7" draw:layer="layout" svg:width="9.713cm" svg:height="0.331cm" svg:x="11.176cm" svg:y="11.617cm">
          <draw:text-box>
            <text:p text:style-name="P2"><text:span text:style-name="T7">it to the requester. For interest and dividend payments, and certain </text:span></text:p>
          </draw:text-box>
        </draw:frame>
        <draw:frame draw:style-name="gr9" draw:text-style-name="P7" draw:layer="layout" svg:width="10.251cm" svg:height="0.331cm" svg:x="11.176cm" svg:y="11.934cm">
          <draw:text-box>
            <text:p text:style-name="P2"><text:span text:style-name="T7">payments made with respect to readily tradable instruments, generally </text:span></text:p>
          </draw:text-box>
        </draw:frame>
        <draw:frame draw:style-name="gr9" draw:text-style-name="P7" draw:layer="layout" svg:width="10.526cm" svg:height="0.331cm" svg:x="11.176cm" svg:y="12.252cm">
          <draw:text-box>
            <text:p text:style-name="P2"><text:span text:style-name="T7">you will have 60 days to get a TIN and give it to the requester before you </text:span></text:p>
          </draw:text-box>
        </draw:frame>
        <draw:frame draw:style-name="gr9" draw:text-style-name="P7" draw:layer="layout" svg:width="10.043cm" svg:height="0.331cm" svg:x="11.176cm" svg:y="12.569cm">
          <draw:text-box>
            <text:p text:style-name="P2"><text:span text:style-name="T7">are subject to backup withholding on payments. The 60-day rule does </text:span></text:p>
          </draw:text-box>
        </draw:frame>
        <draw:frame draw:style-name="gr9" draw:text-style-name="P7" draw:layer="layout" svg:width="9.705cm" svg:height="0.331cm" svg:x="11.176cm" svg:y="12.887cm">
          <draw:text-box>
            <text:p text:style-name="P2"><text:span text:style-name="T7">not apply to other types of payments. You will be subject to backup </text:span></text:p>
          </draw:text-box>
        </draw:frame>
        <draw:frame draw:style-name="gr9" draw:text-style-name="P7" draw:layer="layout" svg:width="9.561cm" svg:height="0.331cm" svg:x="11.176cm" svg:y="13.204cm">
          <draw:text-box>
            <text:p text:style-name="P2"><text:span text:style-name="T7">withholding on all such payments until you provide your TIN to the </text:span></text:p>
          </draw:text-box>
        </draw:frame>
        <draw:frame draw:style-name="gr9" draw:text-style-name="P7" draw:layer="layout" svg:width="1.467cm" svg:height="0.331cm" svg:x="11.176cm" svg:y="13.522cm">
          <draw:text-box>
            <text:p text:style-name="P2"><text:span text:style-name="T7">requester.</text:span></text:p>
          </draw:text-box>
        </draw:frame>
        <draw:frame draw:style-name="gr9" draw:text-style-name="P7" draw:layer="layout" svg:width="10.403cm" svg:height="0.331cm" svg:x="11.176cm" svg:y="13.945cm">
          <draw:text-box>
            <text:p text:style-name="P2"><text:span text:style-name="T6">Note. </text:span><text:span text:style-name="T7">Entering “Applied For” means that you have already</text:span><text:span text:style-name="T6"> </text:span><text:span text:style-name="T7">applied for a </text:span></text:p>
          </draw:text-box>
        </draw:frame>
        <draw:frame draw:style-name="gr9" draw:text-style-name="P7" draw:layer="layout" svg:width="6.31cm" svg:height="0.331cm" svg:x="11.176cm" svg:y="14.262cm">
          <draw:text-box>
            <text:p text:style-name="P2"><text:span text:style-name="T7">TIN or that you intend to apply for one soon.</text:span></text:p>
          </draw:text-box>
        </draw:frame>
        <draw:frame draw:style-name="gr9" draw:text-style-name="P7" draw:layer="layout" svg:width="10.213cm" svg:height="0.331cm" svg:x="11.176cm" svg:y="14.686cm">
          <draw:text-box>
            <text:p text:style-name="P2"><text:span text:style-name="T6">Caution: </text:span><text:span text:style-name="T14">A disregarded domestic entity that has a foreign owner</text:span><text:span text:style-name="T6"> </text:span><text:span text:style-name="T14">must </text:span></text:p>
          </draw:text-box>
        </draw:frame>
        <draw:frame draw:style-name="gr9" draw:text-style-name="P7" draw:layer="layout" svg:width="4.371cm" svg:height="0.331cm" svg:x="11.176cm" svg:y="15.003cm">
          <draw:text-box>
            <text:p text:style-name="P2"><text:span text:style-name="T14">use the appropriate Form W-8.</text:span></text:p>
          </draw:text-box>
        </draw:frame>
        <draw:frame draw:style-name="gr13" draw:text-style-name="P10" draw:layer="layout" svg:width="3.926cm" svg:height="0.412cm" svg:x="11.176cm" svg:y="15.482cm">
          <draw:text-box>
            <text:p text:style-name="P2"><text:span text:style-name="T13">Part II. Certification</text:span></text:p>
          </draw:text-box>
        </draw:frame>
        <draw:frame draw:style-name="gr9" draw:text-style-name="P7" draw:layer="layout" svg:width="9.65cm" svg:height="0.331cm" svg:x="11.176cm" svg:y="16.026cm">
          <draw:text-box>
            <text:p text:style-name="P2"><text:span text:style-name="T7">To establish to the withholding agent that you are a U.S. person, or </text:span></text:p>
          </draw:text-box>
        </draw:frame>
        <draw:frame draw:style-name="gr9" draw:text-style-name="P7" draw:layer="layout" svg:width="9.692cm" svg:height="0.331cm" svg:x="11.176cm" svg:y="16.344cm">
          <draw:text-box>
            <text:p text:style-name="P2"><text:span text:style-name="T7">resident alien, sign Form W-9. You may be requested to sign by the </text:span></text:p>
          </draw:text-box>
        </draw:frame>
        <draw:frame draw:style-name="gr9" draw:text-style-name="P7" draw:layer="layout" svg:width="9.988cm" svg:height="0.331cm" svg:x="11.176cm" svg:y="16.661cm">
          <draw:text-box>
            <text:p text:style-name="P2"><text:span text:style-name="T7">withholding agent even if item 1, below, and items 4 and 5 on page 4 </text:span></text:p>
          </draw:text-box>
        </draw:frame>
        <draw:frame draw:style-name="gr9" draw:text-style-name="P7" draw:layer="layout" svg:width="2.703cm" svg:height="0.331cm" svg:x="11.176cm" svg:y="16.979cm">
          <draw:text-box>
            <text:p text:style-name="P2"><text:span text:style-name="T7">indicate otherwise.</text:span></text:p>
          </draw:text-box>
        </draw:frame>
        <draw:frame draw:style-name="gr9" draw:text-style-name="P7" draw:layer="layout" svg:width="9.18cm" svg:height="0.331cm" svg:x="11.458cm" svg:y="17.402cm">
          <draw:text-box>
            <text:p text:style-name="P2"><text:span text:style-name="T7">For a joint account, only the person whose TIN is shown in Part I </text:span></text:p>
          </draw:text-box>
        </draw:frame>
        <draw:frame draw:style-name="gr9" draw:text-style-name="P7" draw:layer="layout" svg:width="9.874cm" svg:height="0.331cm" svg:x="11.176cm" svg:y="17.72cm">
          <draw:text-box>
            <text:p text:style-name="P2"><text:span text:style-name="T7">should sign (when required). <text:s/>In the case of a disregarded entity, the </text:span></text:p>
          </draw:text-box>
        </draw:frame>
        <draw:frame draw:style-name="gr9" draw:text-style-name="P7" draw:layer="layout" svg:width="9.828cm" svg:height="0.331cm" svg:x="11.176cm" svg:y="18.037cm">
          <draw:text-box>
            <text:p text:style-name="P2"><text:span text:style-name="T7">person identified on the “Name” line must sign. Exempt payees, see </text:span></text:p>
          </draw:text-box>
        </draw:frame>
        <draw:frame draw:style-name="gr9" draw:text-style-name="P7" draw:layer="layout" svg:width="3.638cm" svg:height="0.331cm" svg:x="11.176cm" svg:y="18.355cm">
          <draw:text-box>
            <text:p text:style-name="P2"><text:span text:style-name="T14">Exempt</text:span><text:span text:style-name="T7"> </text:span><text:span text:style-name="T14">Payee </text:span><text:span text:style-name="T7">on page 3.</text:span></text:p>
          </draw:text-box>
        </draw:frame>
        <draw:frame draw:style-name="gr9" draw:text-style-name="P7" draw:layer="layout" svg:width="9.984cm" svg:height="0.331cm" svg:x="11.176cm" svg:y="18.778cm">
          <draw:text-box>
            <text:p text:style-name="P2"><text:span text:style-name="T6">Signature requirements. </text:span><text:span text:style-name="T7">Complete the certification as indicated</text:span><text:span text:style-name="T6"> </text:span><text:span text:style-name="T7">in </text:span></text:p>
          </draw:text-box>
        </draw:frame>
        <draw:frame draw:style-name="gr9" draw:text-style-name="P7" draw:layer="layout" svg:width="7.91cm" svg:height="0.331cm" svg:x="11.176cm" svg:y="19.095cm">
          <draw:text-box>
            <text:p text:style-name="P2"><text:span text:style-name="T7">items 1 through 3, below, and items 4 and 5 on page 4.</text:span></text:p>
          </draw:text-box>
        </draw:frame>
        <draw:frame draw:style-name="gr9" draw:text-style-name="P7" draw:layer="layout" svg:width="9.701cm" svg:height="0.331cm" svg:x="11.458cm" svg:y="19.519cm">
          <draw:text-box>
            <text:p text:style-name="P2"><text:span text:style-name="T6">1. Interest, dividend, and barter exchange accounts opened </text:span></text:p>
          </draw:text-box>
        </draw:frame>
        <draw:frame draw:style-name="gr9" draw:text-style-name="P7" draw:layer="layout" svg:width="10.488cm" svg:height="0.331cm" svg:x="11.176cm" svg:y="19.836cm">
          <draw:text-box>
            <text:p text:style-name="P2"><text:span text:style-name="T6">before 1984 and broker accounts considered active during 1983. </text:span></text:p>
          </draw:text-box>
        </draw:frame>
        <draw:frame draw:style-name="gr9" draw:text-style-name="P7" draw:layer="layout" svg:width="9.137cm" svg:height="0.331cm" svg:x="11.176cm" svg:y="20.154cm">
          <draw:text-box>
            <text:p text:style-name="P2"><text:span text:style-name="T7">You must give your correct TIN, but you do not</text:span><text:span text:style-name="T6"> </text:span><text:span text:style-name="T7">have to sign the </text:span></text:p>
          </draw:text-box>
        </draw:frame>
        <draw:frame draw:style-name="gr9" draw:text-style-name="P7" draw:layer="layout" svg:width="1.78cm" svg:height="0.331cm" svg:x="11.176cm" svg:y="20.471cm">
          <draw:text-box>
            <text:p text:style-name="P2"><text:span text:style-name="T7">certification.</text:span></text:p>
          </draw:text-box>
        </draw:frame>
        <draw:frame draw:style-name="gr9" draw:text-style-name="P7" draw:layer="layout" svg:width="9.679cm" svg:height="0.331cm" svg:x="11.458cm" svg:y="20.895cm">
          <draw:text-box>
            <text:p text:style-name="P2"><text:span text:style-name="T6">2. Interest, dividend, broker, and barter exchange accounts </text:span></text:p>
          </draw:text-box>
        </draw:frame>
        <draw:frame draw:style-name="gr9" draw:text-style-name="P7" draw:layer="layout" svg:width="10.81cm" svg:height="0.331cm" svg:x="11.176cm" svg:y="21.212cm">
          <draw:text-box>
            <text:p text:style-name="P2"><text:span text:style-name="T6">opened after 1983 and broker accounts considered inactive during </text:span></text:p>
          </draw:text-box>
        </draw:frame>
        <draw:frame draw:style-name="gr9" draw:text-style-name="P7" draw:layer="layout" svg:width="10.484cm" svg:height="0.331cm" svg:x="11.176cm" svg:y="21.53cm">
          <draw:text-box>
            <text:p text:style-name="P2"><text:span text:style-name="T6">1983. </text:span><text:span text:style-name="T7">You must sign the certification or backup</text:span><text:span text:style-name="T6"> </text:span><text:span text:style-name="T7">withholding will apply. If </text:span></text:p>
          </draw:text-box>
        </draw:frame>
        <draw:frame draw:style-name="gr9" draw:text-style-name="P7" draw:layer="layout" svg:width="9.836cm" svg:height="0.331cm" svg:x="11.176cm" svg:y="21.847cm">
          <draw:text-box>
            <text:p text:style-name="P2"><text:span text:style-name="T7">you are subject to backup withholding</text:span><text:span text:style-name="T6"> </text:span><text:span text:style-name="T7">and you are merely providing </text:span></text:p>
          </draw:text-box>
        </draw:frame>
        <draw:frame draw:style-name="gr9" draw:text-style-name="P7" draw:layer="layout" svg:width="9.561cm" svg:height="0.331cm" svg:x="11.176cm" svg:y="22.165cm">
          <draw:text-box>
            <text:p text:style-name="P2"><text:span text:style-name="T7">your correct TIN to the requester,</text:span><text:span text:style-name="T6"> </text:span><text:span text:style-name="T7">you must cross out item 2 in the </text:span></text:p>
          </draw:text-box>
        </draw:frame>
        <draw:frame draw:style-name="gr9" draw:text-style-name="P7" draw:layer="layout" svg:width="5.226cm" svg:height="0.331cm" svg:x="11.176cm" svg:y="22.482cm">
          <draw:text-box>
            <text:p text:style-name="P2"><text:span text:style-name="T7">certification before signing the</text:span><text:span text:style-name="T6"> </text:span><text:span text:style-name="T7">form.</text:span></text:p>
          </draw:text-box>
        </draw:frame>
        <draw:frame draw:style-name="gr9" draw:text-style-name="P7" draw:layer="layout" svg:width="10.349cm" svg:height="0.331cm" svg:x="11.458cm" svg:y="22.905cm">
          <draw:text-box>
            <text:p text:style-name="P2"><text:span text:style-name="T6">3. Real estate transactions. </text:span><text:span text:style-name="T7">You must sign the certification.</text:span><text:span text:style-name="T6"> </text:span><text:span text:style-name="T7">You may </text:span></text:p>
          </draw:text-box>
        </draw:frame>
        <draw:frame draw:style-name="gr9" draw:text-style-name="P7" draw:layer="layout" svg:width="5.078cm" svg:height="0.331cm" svg:x="11.176cm" svg:y="23.223cm">
          <draw:text-box>
            <text:p text:style-name="P2"><text:span text:style-name="T7">cross out item 2 of the certification.</text:span></text:p>
          </draw:text-box>
        </draw:frame>
      </draw:page>
      <draw:page draw:name="page4" draw:style-name="dp1" draw:master-page-name="master-page77">
        <draw:line draw:style-name="gr1" draw:text-style-name="P1" draw:layer="layout" svg:x1="1.261cm" svg:y1="1.693cm" svg:x2="19.312cm" svg:y2="1.693cm">
          <text:p/>
        </draw:line>
        <draw:line draw:style-name="gr1" draw:text-style-name="P1" draw:layer="layout" svg:x1="19.295cm" svg:y1="1.693cm" svg:x2="20.328cm" svg:y2="1.693cm">
          <text:p/>
        </draw:line>
        <draw:frame draw:style-name="gr2" draw:text-style-name="P3" draw:layer="layout" svg:width="3.109cm" svg:height="0.289cm" svg:x="1.27cm" svg:y="1.307cm">
          <draw:text-box>
            <text:p text:style-name="P2"><text:span text:style-name="T1">Form W-9 (Rev. 12-2011)</text:span></text:p>
          </draw:text-box>
        </draw:frame>
        <draw:frame draw:style-name="gr2" draw:text-style-name="P3" draw:layer="layout" svg:width="0.688cm" svg:height="0.289cm" svg:x="19.488cm" svg:y="1.328cm">
          <draw:text-box>
            <text:p text:style-name="P2"><text:span text:style-name="T1">Page </text:span></text:p>
          </draw:text-box>
        </draw:frame>
        <draw:frame draw:style-name="gr13" draw:text-style-name="P10" draw:layer="layout" svg:width="0.352cm" svg:height="0.412cm" svg:x="20.124cm" svg:y="1.23cm">
          <draw:text-box>
            <text:p text:style-name="P2"><text:span text:style-name="T13">4</text:span></text:p>
          </draw:text-box>
        </draw:frame>
        <draw:frame draw:style-name="gr9" draw:text-style-name="P7" draw:layer="layout" svg:width="9.942cm" svg:height="0.331cm" svg:x="1.552cm" svg:y="1.986cm">
          <draw:text-box>
            <text:p text:style-name="P2"><text:span text:style-name="T6">4. Other payments. </text:span><text:span text:style-name="T7">You must give your correct TIN, but you</text:span><text:span text:style-name="T6"> </text:span><text:span text:style-name="T7">do not </text:span></text:p>
          </draw:text-box>
        </draw:frame>
        <draw:frame draw:style-name="gr9" draw:text-style-name="P7" draw:layer="layout" svg:width="9.789cm" svg:height="0.331cm" svg:x="1.27cm" svg:y="2.303cm">
          <draw:text-box>
            <text:p text:style-name="P2"><text:span text:style-name="T7">have to sign the certification unless you have been</text:span><text:span text:style-name="T6"> </text:span><text:span text:style-name="T7">notified that you </text:span></text:p>
          </draw:text-box>
        </draw:frame>
        <draw:frame draw:style-name="gr9" draw:text-style-name="P7" draw:layer="layout" svg:width="9.475cm" svg:height="0.331cm" svg:x="1.27cm" svg:y="2.621cm">
          <draw:text-box>
            <text:p text:style-name="P2"><text:span text:style-name="T7">have previously given an incorrect TIN. “Other</text:span><text:span text:style-name="T6"> </text:span><text:span text:style-name="T7">payments” include </text:span></text:p>
          </draw:text-box>
        </draw:frame>
        <draw:frame draw:style-name="gr9" draw:text-style-name="P7" draw:layer="layout" svg:width="9.988cm" svg:height="0.331cm" svg:x="1.27cm" svg:y="2.938cm">
          <draw:text-box>
            <text:p text:style-name="P2"><text:span text:style-name="T7">payments made in the course of the</text:span><text:span text:style-name="T6"> </text:span><text:span text:style-name="T7">requester’s trade or business for </text:span></text:p>
          </draw:text-box>
        </draw:frame>
        <draw:frame draw:style-name="gr9" draw:text-style-name="P7" draw:layer="layout" svg:width="10.051cm" svg:height="0.331cm" svg:x="1.27cm" svg:y="3.256cm">
          <draw:text-box>
            <text:p text:style-name="P2"><text:span text:style-name="T7">rents, royalties, goods (other</text:span><text:span text:style-name="T6"> </text:span><text:span text:style-name="T7">than bills for merchandise), medical and </text:span></text:p>
          </draw:text-box>
        </draw:frame>
        <draw:frame draw:style-name="gr9" draw:text-style-name="P7" draw:layer="layout" svg:width="10.272cm" svg:height="0.331cm" svg:x="1.27cm" svg:y="3.573cm">
          <draw:text-box>
            <text:p text:style-name="P2"><text:span text:style-name="T7">health care services</text:span><text:span text:style-name="T6"> </text:span><text:span text:style-name="T7">(including payments to corporations), payments to </text:span></text:p>
          </draw:text-box>
        </draw:frame>
        <draw:frame draw:style-name="gr9" draw:text-style-name="P7" draw:layer="layout" svg:width="9.611cm" svg:height="0.331cm" svg:x="1.27cm" svg:y="3.891cm">
          <draw:text-box>
            <text:p text:style-name="P2"><text:span text:style-name="T7">a</text:span><text:span text:style-name="T6"> </text:span><text:span text:style-name="T7">nonemployee for services, payments to certain fishing boat crew</text:span><text:span text:style-name="T6"> </text:span></text:p>
          </draw:text-box>
        </draw:frame>
        <draw:frame draw:style-name="gr9" draw:text-style-name="P7" draw:layer="layout" svg:width="9.069cm" svg:height="0.331cm" svg:x="1.27cm" svg:y="4.208cm">
          <draw:text-box>
            <text:p text:style-name="P2"><text:span text:style-name="T7">members and fishermen, and gross proceeds paid to attorneys</text:span><text:span text:style-name="T6"> </text:span></text:p>
          </draw:text-box>
        </draw:frame>
        <draw:frame draw:style-name="gr9" draw:text-style-name="P7" draw:layer="layout" svg:width="5.353cm" svg:height="0.331cm" svg:x="1.27cm" svg:y="4.526cm">
          <draw:text-box>
            <text:p text:style-name="P2"><text:span text:style-name="T7">(including payments to corporations).</text:span></text:p>
          </draw:text-box>
        </draw:frame>
        <draw:frame draw:style-name="gr9" draw:text-style-name="P7" draw:layer="layout" svg:width="10.484cm" svg:height="0.331cm" svg:x="1.552cm" svg:y="4.949cm">
          <draw:text-box>
            <text:p text:style-name="P2"><text:span text:style-name="T6">5. Mortgage interest paid by you, acquisition or abandonment of </text:span></text:p>
          </draw:text-box>
        </draw:frame>
        <draw:frame draw:style-name="gr9" draw:text-style-name="P7" draw:layer="layout" svg:width="10.471cm" svg:height="0.331cm" svg:x="1.27cm" svg:y="5.267cm">
          <draw:text-box>
            <text:p text:style-name="P2"><text:span text:style-name="T6">secured property, cancellation of debt, qualified tuition program </text:span></text:p>
          </draw:text-box>
        </draw:frame>
        <draw:frame draw:style-name="gr9" draw:text-style-name="P7" draw:layer="layout" svg:width="10.602cm" svg:height="0.331cm" svg:x="1.27cm" svg:y="5.584cm">
          <draw:text-box>
            <text:p text:style-name="P2"><text:span text:style-name="T6">payments (under section 529), IRA, Coverdell ESA, Archer MSA or </text:span></text:p>
          </draw:text-box>
        </draw:frame>
        <draw:frame draw:style-name="gr9" draw:text-style-name="P7" draw:layer="layout" svg:width="10.607cm" svg:height="0.331cm" svg:x="1.27cm" svg:y="5.902cm">
          <draw:text-box>
            <text:p text:style-name="P2"><text:span text:style-name="T6">HSA contributions or distributions, and pension distributions. </text:span><text:span text:style-name="T7">You </text:span></text:p>
          </draw:text-box>
        </draw:frame>
        <draw:line draw:style-name="gr1" draw:text-style-name="P1" draw:layer="layout" svg:x1="1.261cm" svg:y1="6.808cm" svg:x2="10.422cm" svg:y2="6.808cm">
          <text:p/>
        </draw:line>
        <draw:line draw:style-name="gr1" draw:text-style-name="P1" draw:layer="layout" svg:x1="1.261cm" svg:y1="7.461cm" svg:x2="10.422cm" svg:y2="7.461cm">
          <text:p/>
        </draw:line>
        <draw:frame draw:style-name="gr9" draw:text-style-name="P7" draw:layer="layout" svg:width="10.302cm" svg:height="0.331cm" svg:x="1.27cm" svg:y="6.219cm">
          <draw:text-box>
            <text:p text:style-name="P2"><text:span text:style-name="T7">must give your</text:span><text:span text:style-name="T6"> </text:span><text:span text:style-name="T7">correct TIN, but you do not have to sign the certification.</text:span></text:p>
          </draw:text-box>
        </draw:frame>
        <draw:line draw:style-name="gr8" draw:text-style-name="P1" draw:layer="layout" svg:x1="1.261cm" svg:y1="7.884cm" svg:x2="5.85cm" svg:y2="7.884cm">
          <text:p/>
        </draw:line>
        <draw:frame draw:style-name="gr13" draw:text-style-name="P10" draw:layer="layout" svg:width="9.383cm" svg:height="0.412cm" svg:x="1.27cm" svg:y="6.886cm">
          <draw:text-box>
            <text:p text:style-name="P2"><text:span text:style-name="T13">What Name and Number To Give the Requester</text:span></text:p>
          </draw:text-box>
        </draw:frame>
        <draw:line draw:style-name="gr8" draw:text-style-name="P1" draw:layer="layout" svg:x1="5.833cm" svg:y1="7.884cm" svg:x2="10.422cm" svg:y2="7.884cm">
          <text:p/>
        </draw:line>
        <draw:line draw:style-name="gr8" draw:text-style-name="P1" draw:layer="layout" svg:x1="5.842cm" svg:y1="7.452cm" svg:x2="5.842cm" svg:y2="7.893cm">
          <text:p/>
        </draw:line>
        <draw:frame draw:style-name="gr2" draw:text-style-name="P3" draw:layer="layout" svg:width="3.41cm" svg:height="0.289cm" svg:x="2.124cm" svg:y="7.496cm">
          <draw:text-box>
            <text:p text:style-name="P2"><text:span text:style-name="T8">For this type of account:</text:span></text:p>
          </draw:text-box>
        </draw:frame>
        <draw:frame draw:style-name="gr2" draw:text-style-name="P3" draw:layer="layout" svg:width="3.164cm" svg:height="0.289cm" svg:x="6.781cm" svg:y="7.499cm">
          <draw:text-box>
            <text:p text:style-name="P2"><text:span text:style-name="T8">Give name and SSN of:</text:span></text:p>
          </draw:text-box>
        </draw:frame>
        <draw:line draw:style-name="gr8" draw:text-style-name="P1" draw:layer="layout" svg:x1="5.842cm" svg:y1="7.875cm" svg:x2="5.842cm" svg:y2="8.316cm">
          <text:p/>
        </draw:line>
        <draw:frame draw:style-name="gr2" draw:text-style-name="P3" draw:layer="layout" svg:width="1.509cm" svg:height="0.289cm" svg:x="1.446cm" svg:y="8.008cm">
          <draw:text-box>
            <text:p text:style-name="P2"><text:span text:style-name="T1">1. Individual</text:span></text:p>
          </draw:text-box>
        </draw:frame>
        <draw:frame draw:style-name="gr2" draw:text-style-name="P3" draw:layer="layout" svg:width="1.729cm" svg:height="0.289cm" svg:x="6.054cm" svg:y="8.008cm">
          <draw:text-box>
            <text:p text:style-name="P2"><text:span text:style-name="T1">The individual</text:span></text:p>
          </draw:text-box>
        </draw:frame>
        <draw:frame draw:style-name="gr2" draw:text-style-name="P3" draw:layer="layout" svg:width="4.947cm" svg:height="0.289cm" svg:x="1.446cm" svg:y="8.326cm">
          <draw:text-box>
            <text:p text:style-name="P2"><text:span text:style-name="T1">2. Two or more individuals (joint <text:s text:c="12"/></text:span></text:p>
          </draw:text-box>
        </draw:frame>
        <draw:line draw:style-name="gr8" draw:text-style-name="P1" draw:layer="layout" svg:x1="5.842cm" svg:y1="8.298cm" svg:x2="5.842cm" svg:y2="9.374cm">
          <text:p/>
        </draw:line>
        <draw:frame draw:style-name="gr2" draw:text-style-name="P3" draw:layer="layout" svg:width="1.082cm" svg:height="0.289cm" svg:x="1.799cm" svg:y="8.608cm">
          <draw:text-box>
            <text:p text:style-name="P2"><text:span text:style-name="T1">account)</text:span></text:p>
          </draw:text-box>
        </draw:frame>
        <draw:frame draw:style-name="gr2" draw:text-style-name="P3" draw:layer="layout" svg:width="4.46cm" svg:height="0.289cm" svg:x="6.054cm" svg:y="8.325cm">
          <draw:text-box>
            <text:p text:style-name="P2"><text:span text:style-name="T1">The actual owner of the account or, </text:span></text:p>
          </draw:text-box>
        </draw:frame>
        <draw:frame draw:style-name="gr2" draw:text-style-name="P3" draw:layer="layout" svg:width="3.393cm" svg:height="0.289cm" svg:x="6.054cm" svg:y="8.608cm">
          <draw:text-box>
            <text:p text:style-name="P2"><text:span text:style-name="T1">if combined funds, the first </text:span></text:p>
          </draw:text-box>
        </draw:frame>
        <draw:frame draw:style-name="gr2" draw:text-style-name="P3" draw:layer="layout" svg:width="3.194cm" svg:height="0.289cm" svg:x="6.054cm" svg:y="8.93cm">
          <draw:text-box>
            <text:p text:style-name="P2"><text:span text:style-name="T1">individual on the account </text:span></text:p>
          </draw:text-box>
        </draw:frame>
        <draw:frame draw:style-name="gr18" draw:text-style-name="P19" draw:layer="layout" svg:width="0.105cm" svg:height="0.124cm" svg:x="8.89cm" svg:y="8.92cm">
          <draw:text-box>
            <text:p text:style-name="P2"><text:span text:style-name="T24">1</text:span></text:p>
          </draw:text-box>
        </draw:frame>
        <draw:frame draw:style-name="gr2" draw:text-style-name="P3" draw:layer="layout" svg:width="4.003cm" svg:height="0.289cm" svg:x="1.446cm" svg:y="9.313cm">
          <draw:text-box>
            <text:p text:style-name="P2"><text:span text:style-name="T1">3. Custodian account of a minor </text:span></text:p>
          </draw:text-box>
        </draw:frame>
        <draw:line draw:style-name="gr8" draw:text-style-name="P1" draw:layer="layout" svg:x1="5.842cm" svg:y1="9.357cm" svg:x2="5.842cm" svg:y2="10.009cm">
          <text:p/>
        </draw:line>
        <draw:frame draw:style-name="gr2" draw:text-style-name="P3" draw:layer="layout" svg:width="3.452cm" svg:height="0.289cm" svg:x="1.658cm" svg:y="9.595cm">
          <draw:text-box>
            <text:p text:style-name="P2"><text:span text:style-name="T1"><text:s/></text:span><text:span text:style-name="T1">(Uniform Gift to Minors Act)</text:span></text:p>
          </draw:text-box>
        </draw:frame>
        <draw:frame draw:style-name="gr2" draw:text-style-name="P3" draw:layer="layout" svg:width="1.323cm" svg:height="0.289cm" svg:x="6.054cm" svg:y="9.359cm">
          <draw:text-box>
            <text:p text:style-name="P2"><text:span text:style-name="T1">The minor </text:span></text:p>
          </draw:text-box>
        </draw:frame>
        <draw:frame draw:style-name="gr19" draw:text-style-name="P20" draw:layer="layout" svg:width="0.112cm" svg:height="0.132cm" svg:x="7.229cm" svg:y="9.342cm">
          <draw:text-box>
            <text:p text:style-name="P2"><text:span text:style-name="T25">2</text:span></text:p>
          </draw:text-box>
        </draw:frame>
        <draw:frame draw:style-name="gr2" draw:text-style-name="P3" draw:layer="layout" svg:width="4.18cm" svg:height="0.289cm" svg:x="1.446cm" svg:y="9.984cm">
          <draw:text-box>
            <text:p text:style-name="P2"><text:span text:style-name="T1">4. a. The usual revocable savings </text:span></text:p>
          </draw:text-box>
        </draw:frame>
        <draw:frame draw:style-name="gr2" draw:text-style-name="P3" draw:layer="layout" svg:width="3.647cm" svg:height="0.289cm" svg:x="1.729cm" svg:y="10.266cm">
          <draw:text-box>
            <text:p text:style-name="P2"><text:span text:style-name="T1">trust (grantor is also trustee) </text:span></text:p>
          </draw:text-box>
        </draw:frame>
        <draw:frame draw:style-name="gr2" draw:text-style-name="P3" draw:layer="layout" svg:width="4.079cm" svg:height="0.289cm" svg:x="1.729cm" svg:y="10.548cm">
          <draw:text-box>
            <text:p text:style-name="P2"><text:span text:style-name="T1">b. So-called trust account that is </text:span></text:p>
          </draw:text-box>
        </draw:frame>
        <draw:frame draw:style-name="gr2" draw:text-style-name="P3" draw:layer="layout" svg:width="3.829cm" svg:height="0.289cm" svg:x="1.729cm" svg:y="10.83cm">
          <draw:text-box>
            <text:p text:style-name="P2"><text:span text:style-name="T1">not a legal or valid trust under </text:span></text:p>
          </draw:text-box>
        </draw:frame>
        <draw:line draw:style-name="gr8" draw:text-style-name="P1" draw:layer="layout" svg:x1="5.842cm" svg:y1="9.992cm" svg:x2="5.842cm" svg:y2="10.644cm">
          <text:p/>
        </draw:line>
        <draw:frame draw:style-name="gr2" draw:text-style-name="P3" draw:layer="layout" svg:width="1.124cm" svg:height="0.289cm" svg:x="1.729cm" svg:y="11.113cm">
          <draw:text-box>
            <text:p text:style-name="P2"><text:span text:style-name="T1">state law</text:span></text:p>
          </draw:text-box>
        </draw:frame>
        <draw:frame draw:style-name="gr2" draw:text-style-name="P3" draw:layer="layout" svg:width="2.5cm" svg:height="0.289cm" svg:x="6.054cm" svg:y="9.994cm">
          <draw:text-box>
            <text:p text:style-name="P2"><text:span text:style-name="T1">The grantor-trustee </text:span></text:p>
          </draw:text-box>
        </draw:frame>
        <draw:line draw:style-name="gr8" draw:text-style-name="P1" draw:layer="layout" svg:x1="5.842cm" svg:y1="10.627cm" svg:x2="5.842cm" svg:y2="11.491cm">
          <text:p/>
        </draw:line>
        <draw:frame draw:style-name="gr19" draw:text-style-name="P20" draw:layer="layout" svg:width="0.112cm" svg:height="0.132cm" svg:x="8.258cm" svg:y="9.977cm">
          <draw:text-box>
            <text:p text:style-name="P2"><text:span text:style-name="T25">1</text:span></text:p>
          </draw:text-box>
        </draw:frame>
        <draw:frame draw:style-name="gr2" draw:text-style-name="P3" draw:layer="layout" svg:width="2.208cm" svg:height="0.289cm" svg:x="6.054cm" svg:y="10.629cm">
          <draw:text-box>
            <text:p text:style-name="P2"><text:span text:style-name="T1">The actual owner </text:span></text:p>
          </draw:text-box>
        </draw:frame>
        <draw:frame draw:style-name="gr19" draw:text-style-name="P20" draw:layer="layout" svg:width="0.112cm" svg:height="0.132cm" svg:x="8.02cm" svg:y="10.612cm">
          <draw:text-box>
            <text:p text:style-name="P2"><text:span text:style-name="T25">1</text:span></text:p>
          </draw:text-box>
        </draw:frame>
        <draw:frame draw:style-name="gr2" draw:text-style-name="P3" draw:layer="layout" svg:width="4.612cm" svg:height="0.289cm" svg:x="1.446cm" svg:y="11.465cm">
          <draw:text-box>
            <text:p text:style-name="P2"><text:span text:style-name="T1">5. Sole proprietorship or disregarded </text:span></text:p>
          </draw:text-box>
        </draw:frame>
        <draw:line draw:style-name="gr8" draw:text-style-name="P1" draw:layer="layout" svg:x1="5.842cm" svg:y1="11.473cm" svg:x2="5.842cm" svg:y2="12.126cm">
          <text:p/>
        </draw:line>
        <draw:frame draw:style-name="gr2" draw:text-style-name="P3" draw:layer="layout" svg:width="3.638cm" svg:height="0.289cm" svg:x="1.729cm" svg:y="11.747cm">
          <draw:text-box>
            <text:p text:style-name="P2"><text:span text:style-name="T1">entity owned by an individual</text:span></text:p>
          </draw:text-box>
        </draw:frame>
        <draw:frame draw:style-name="gr2" draw:text-style-name="P3" draw:layer="layout" svg:width="1.369cm" svg:height="0.289cm" svg:x="6.054cm" svg:y="11.475cm">
          <draw:text-box>
            <text:p text:style-name="P2"><text:span text:style-name="T1">The owner </text:span></text:p>
          </draw:text-box>
        </draw:frame>
        <draw:frame draw:style-name="gr19" draw:text-style-name="P20" draw:layer="layout" svg:width="0.112cm" svg:height="0.132cm" svg:x="7.284cm" svg:y="11.459cm">
          <draw:text-box>
            <text:p text:style-name="P2"><text:span text:style-name="T25">3</text:span></text:p>
          </draw:text-box>
        </draw:frame>
        <draw:frame draw:style-name="gr2" draw:text-style-name="P3" draw:layer="layout" svg:width="4.591cm" svg:height="0.289cm" svg:x="1.446cm" svg:y="12.1cm">
          <draw:text-box>
            <text:p text:style-name="P2"><text:span text:style-name="T1">6. Grantor trust filing under Optional </text:span></text:p>
          </draw:text-box>
        </draw:frame>
        <draw:frame draw:style-name="gr2" draw:text-style-name="P3" draw:layer="layout" svg:width="3.977cm" svg:height="0.289cm" svg:x="1.729cm" svg:y="12.382cm">
          <draw:text-box>
            <text:p text:style-name="P2"><text:span text:style-name="T1">Form 1099 Filing Method 1 (see </text:span></text:p>
          </draw:text-box>
        </draw:frame>
        <draw:line draw:style-name="gr8" draw:text-style-name="P1" draw:layer="layout" svg:x1="5.842cm" svg:y1="12.108cm" svg:x2="5.842cm" svg:y2="13.008cm">
          <text:p/>
        </draw:line>
        <draw:frame draw:style-name="gr2" draw:text-style-name="P3" draw:layer="layout" svg:width="4.739cm" svg:height="0.289cm" svg:x="1.729cm" svg:y="12.665cm">
          <draw:text-box>
            <text:p text:style-name="P2"><text:span text:style-name="T1">Regulation section 1.671-4(b)(2)(i)(A))</text:span></text:p>
          </draw:text-box>
        </draw:frame>
        <draw:line draw:style-name="gr7" draw:text-style-name="P1" draw:layer="layout" svg:x1="1.261cm" svg:y1="12.999cm" svg:x2="5.85cm" svg:y2="12.999cm">
          <text:p/>
        </draw:line>
        <draw:line draw:style-name="gr8" draw:text-style-name="P1" draw:layer="layout" svg:x1="1.261cm" svg:y1="13.422cm" svg:x2="5.85cm" svg:y2="13.422cm">
          <text:p/>
        </draw:line>
        <draw:frame draw:style-name="gr2" draw:text-style-name="P3" draw:layer="layout" svg:width="1.573cm" svg:height="0.289cm" svg:x="6.054cm" svg:y="12.065cm">
          <draw:text-box>
            <text:p text:style-name="P2"><text:span text:style-name="T1">The grantor*</text:span></text:p>
          </draw:text-box>
        </draw:frame>
        <draw:line draw:style-name="gr7" draw:text-style-name="P1" draw:layer="layout" svg:x1="5.833cm" svg:y1="12.999cm" svg:x2="10.422cm" svg:y2="12.999cm">
          <text:p/>
        </draw:line>
        <draw:line draw:style-name="gr8" draw:text-style-name="P1" draw:layer="layout" svg:x1="5.833cm" svg:y1="13.422cm" svg:x2="10.422cm" svg:y2="13.422cm">
          <text:p/>
        </draw:line>
        <draw:line draw:style-name="gr8" draw:text-style-name="P1" draw:layer="layout" svg:x1="5.842cm" svg:y1="12.986cm" svg:x2="5.842cm" svg:y2="13.431cm">
          <text:p/>
        </draw:line>
        <draw:frame draw:style-name="gr2" draw:text-style-name="P3" draw:layer="layout" svg:width="3.41cm" svg:height="0.289cm" svg:x="2.124cm" svg:y="13.035cm">
          <draw:text-box>
            <text:p text:style-name="P2"><text:span text:style-name="T8">For this type of account:</text:span></text:p>
          </draw:text-box>
        </draw:frame>
        <draw:frame draw:style-name="gr2" draw:text-style-name="P3" draw:layer="layout" svg:width="3.071cm" svg:height="0.289cm" svg:x="6.825cm" svg:y="13.037cm">
          <draw:text-box>
            <text:p text:style-name="P2"><text:span text:style-name="T8">Give name and EIN of:</text:span></text:p>
          </draw:text-box>
        </draw:frame>
        <draw:frame draw:style-name="gr2" draw:text-style-name="P3" draw:layer="layout" svg:width="4.824cm" svg:height="0.289cm" svg:x="1.446cm" svg:y="13.441cm">
          <draw:text-box>
            <text:p text:style-name="P2"><text:span text:style-name="T1">7. Disregarded entity not owned by an </text:span></text:p>
          </draw:text-box>
        </draw:frame>
        <draw:line draw:style-name="gr8" draw:text-style-name="P1" draw:layer="layout" svg:x1="5.842cm" svg:y1="13.414cm" svg:x2="5.842cm" svg:y2="14.066cm">
          <text:p/>
        </draw:line>
        <draw:frame draw:style-name="gr2" draw:text-style-name="P3" draw:layer="layout" svg:width="1.196cm" svg:height="0.289cm" svg:x="1.729cm" svg:y="13.723cm">
          <draw:text-box>
            <text:p text:style-name="P2"><text:span text:style-name="T1">individual</text:span></text:p>
          </draw:text-box>
        </draw:frame>
        <draw:frame draw:style-name="gr2" draw:text-style-name="P3" draw:layer="layout" svg:width="1.293cm" svg:height="0.289cm" svg:x="6.054cm" svg:y="13.441cm">
          <draw:text-box>
            <text:p text:style-name="P2"><text:span text:style-name="T1">The owner</text:span></text:p>
          </draw:text-box>
        </draw:frame>
        <draw:line draw:style-name="gr8" draw:text-style-name="P1" draw:layer="layout" svg:x1="5.842cm" svg:y1="14.049cm" svg:x2="5.842cm" svg:y2="14.49cm">
          <text:p/>
        </draw:line>
        <draw:frame draw:style-name="gr2" draw:text-style-name="P3" draw:layer="layout" svg:width="4.832cm" svg:height="0.289cm" svg:x="1.446cm" svg:y="14.041cm">
          <draw:text-box>
            <text:p text:style-name="P2"><text:span text:style-name="T1">8. A valid trust, estate, or pension trust</text:span></text:p>
          </draw:text-box>
        </draw:frame>
        <draw:frame draw:style-name="gr2" draw:text-style-name="P3" draw:layer="layout" svg:width="1.534cm" svg:height="0.289cm" svg:x="6.054cm" svg:y="14.051cm">
          <draw:text-box>
            <text:p text:style-name="P2"><text:span text:style-name="T1">Legal entity </text:span></text:p>
          </draw:text-box>
        </draw:frame>
        <draw:frame draw:style-name="gr19" draw:text-style-name="P20" draw:layer="layout" svg:width="0.112cm" svg:height="0.132cm" svg:x="7.394cm" svg:y="14.034cm">
          <draw:text-box>
            <text:p text:style-name="P2"><text:span text:style-name="T25">4</text:span></text:p>
          </draw:text-box>
        </draw:frame>
        <draw:frame draw:style-name="gr2" draw:text-style-name="P3" draw:layer="layout" svg:width="3.74cm" svg:height="0.289cm" svg:x="1.446cm" svg:y="14.428cm">
          <draw:text-box>
            <text:p text:style-name="P2"><text:span text:style-name="T1">9. Corporation or LLC electing </text:span></text:p>
          </draw:text-box>
        </draw:frame>
        <draw:frame draw:style-name="gr2" draw:text-style-name="P3" draw:layer="layout" svg:width="4.218cm" svg:height="0.289cm" svg:x="1.729cm" svg:y="14.711cm">
          <draw:text-box>
            <text:p text:style-name="P2"><text:span text:style-name="T1">corporate status on Form 8832 or </text:span></text:p>
          </draw:text-box>
        </draw:frame>
        <draw:line draw:style-name="gr8" draw:text-style-name="P1" draw:layer="layout" svg:x1="5.842cm" svg:y1="14.472cm" svg:x2="5.842cm" svg:y2="15.404cm">
          <text:p/>
        </draw:line>
        <draw:frame draw:style-name="gr2" draw:text-style-name="P3" draw:layer="layout" svg:width="1.331cm" svg:height="0.289cm" svg:x="1.729cm" svg:y="14.993cm">
          <draw:text-box>
            <text:p text:style-name="P2"><text:span text:style-name="T1">Form 2553</text:span></text:p>
          </draw:text-box>
        </draw:frame>
        <draw:frame draw:style-name="gr2" draw:text-style-name="P3" draw:layer="layout" svg:width="1.949cm" svg:height="0.289cm" svg:x="6.054cm" svg:y="14.428cm">
          <draw:text-box>
            <text:p text:style-name="P2"><text:span text:style-name="T1">The corporation</text:span></text:p>
          </draw:text-box>
        </draw:frame>
        <draw:frame draw:style-name="gr2" draw:text-style-name="P3" draw:layer="layout" svg:width="3.884cm" svg:height="0.289cm" svg:x="1.305cm" svg:y="15.343cm">
          <draw:text-box>
            <text:p text:style-name="P2"><text:span text:style-name="T1">10. Association, club, religious, </text:span></text:p>
          </draw:text-box>
        </draw:frame>
        <draw:frame draw:style-name="gr2" draw:text-style-name="P3" draw:layer="layout" svg:width="4.201cm" svg:height="0.289cm" svg:x="1.728cm" svg:y="15.625cm">
          <draw:text-box>
            <text:p text:style-name="P2"><text:span text:style-name="T1">charitable, educational, or other <text:s text:c="2"/></text:span></text:p>
          </draw:text-box>
        </draw:frame>
        <draw:line draw:style-name="gr8" draw:text-style-name="P1" draw:layer="layout" svg:x1="5.842cm" svg:y1="15.387cm" svg:x2="5.842cm" svg:y2="16.268cm">
          <text:p/>
        </draw:line>
        <draw:frame draw:style-name="gr2" draw:text-style-name="P3" draw:layer="layout" svg:width="3.033cm" svg:height="0.289cm" svg:x="1.728cm" svg:y="15.908cm">
          <draw:text-box>
            <text:p text:style-name="P2"><text:span text:style-name="T1">tax-exempt organization</text:span></text:p>
          </draw:text-box>
        </draw:frame>
        <draw:frame draw:style-name="gr2" draw:text-style-name="P3" draw:layer="layout" svg:width="2.068cm" svg:height="0.289cm" svg:x="6.054cm" svg:y="15.343cm">
          <draw:text-box>
            <text:p text:style-name="P2"><text:span text:style-name="T1">The organization</text:span></text:p>
          </draw:text-box>
        </draw:frame>
        <draw:line draw:style-name="gr8" draw:text-style-name="P1" draw:layer="layout" svg:x1="5.842cm" svg:y1="16.251cm" svg:x2="5.842cm" svg:y2="16.665cm">
          <text:p/>
        </draw:line>
        <draw:frame draw:style-name="gr2" draw:text-style-name="P3" draw:layer="layout" svg:width="4.557cm" svg:height="0.289cm" svg:x="1.305cm" svg:y="16.278cm">
          <draw:text-box>
            <text:p text:style-name="P2"><text:span text:style-name="T1">11. Partnership or multi-member LLC</text:span></text:p>
          </draw:text-box>
        </draw:frame>
        <draw:frame draw:style-name="gr2" draw:text-style-name="P3" draw:layer="layout" svg:width="1.962cm" svg:height="0.289cm" svg:x="6.054cm" svg:y="16.26cm">
          <draw:text-box>
            <text:p text:style-name="P2"><text:span text:style-name="T1">The partnership</text:span></text:p>
          </draw:text-box>
        </draw:frame>
        <draw:line draw:style-name="gr8" draw:text-style-name="P1" draw:layer="layout" svg:x1="5.842cm" svg:y1="16.647cm" svg:x2="5.842cm" svg:y2="17.088cm">
          <text:p/>
        </draw:line>
        <draw:frame draw:style-name="gr2" draw:text-style-name="P3" draw:layer="layout" svg:width="4.333cm" svg:height="0.289cm" svg:x="1.305cm" svg:y="16.604cm">
          <draw:text-box>
            <text:p text:style-name="P2"><text:span text:style-name="T1">12. A broker or registered nominee</text:span></text:p>
          </draw:text-box>
        </draw:frame>
        <draw:frame draw:style-name="gr2" draw:text-style-name="P3" draw:layer="layout" svg:width="2.813cm" svg:height="0.289cm" svg:x="6.054cm" svg:y="16.604cm">
          <draw:text-box>
            <text:p text:style-name="P2"><text:span text:style-name="T1">The broker or nominee</text:span></text:p>
          </draw:text-box>
        </draw:frame>
        <draw:frame draw:style-name="gr2" draw:text-style-name="P3" draw:layer="layout" svg:width="4.502cm" svg:height="0.289cm" svg:x="1.305cm" svg:y="17.027cm">
          <draw:text-box>
            <text:p text:style-name="P2"><text:span text:style-name="T1">13. Account with the Department of </text:span></text:p>
          </draw:text-box>
        </draw:frame>
        <draw:frame draw:style-name="gr2" draw:text-style-name="P3" draw:layer="layout" svg:width="4.354cm" svg:height="0.289cm" svg:x="1.728cm" svg:y="17.309cm">
          <draw:text-box>
            <text:p text:style-name="P2"><text:span text:style-name="T1">Agriculture in the name of a public </text:span></text:p>
          </draw:text-box>
        </draw:frame>
        <draw:frame draw:style-name="gr2" draw:text-style-name="P3" draw:layer="layout" svg:width="3.804cm" svg:height="0.289cm" svg:x="1.728cm" svg:y="17.592cm">
          <draw:text-box>
            <text:p text:style-name="P2"><text:span text:style-name="T1">entity (such as a state or local </text:span></text:p>
          </draw:text-box>
        </draw:frame>
        <draw:frame draw:style-name="gr2" draw:text-style-name="P3" draw:layer="layout" svg:width="3.846cm" svg:height="0.289cm" svg:x="1.728cm" svg:y="17.874cm">
          <draw:text-box>
            <text:p text:style-name="P2"><text:span text:style-name="T1">government, school district, or </text:span></text:p>
          </draw:text-box>
        </draw:frame>
        <draw:frame draw:style-name="gr2" draw:text-style-name="P3" draw:layer="layout" svg:width="4.113cm" svg:height="0.289cm" svg:x="1.728cm" svg:y="18.156cm">
          <draw:text-box>
            <text:p text:style-name="P2"><text:span text:style-name="T1">prison) that receives agricultural </text:span></text:p>
          </draw:text-box>
        </draw:frame>
        <draw:line draw:style-name="gr8" draw:text-style-name="P1" draw:layer="layout" svg:x1="5.842cm" svg:y1="17.071cm" svg:x2="5.842cm" svg:y2="18.839cm">
          <text:p/>
        </draw:line>
        <draw:frame draw:style-name="gr2" draw:text-style-name="P3" draw:layer="layout" svg:width="2.356cm" svg:height="0.289cm" svg:x="1.728cm" svg:y="18.438cm">
          <draw:text-box>
            <text:p text:style-name="P2"><text:span text:style-name="T1">program payments</text:span></text:p>
          </draw:text-box>
        </draw:frame>
        <draw:line draw:style-name="gr7" draw:text-style-name="P1" draw:layer="layout" svg:x1="1.261cm" svg:y1="19.98cm" svg:x2="5.85cm" svg:y2="19.98cm">
          <text:p/>
        </draw:line>
        <draw:frame draw:style-name="gr2" draw:text-style-name="P3" draw:layer="layout" svg:width="2.068cm" svg:height="0.289cm" svg:x="6.054cm" svg:y="17.027cm">
          <draw:text-box>
            <text:p text:style-name="P2"><text:span text:style-name="T1">The public entity</text:span></text:p>
          </draw:text-box>
        </draw:frame>
        <draw:frame draw:style-name="gr2" draw:text-style-name="P3" draw:layer="layout" svg:width="4.815cm" svg:height="0.289cm" svg:x="1.305cm" svg:y="18.773cm">
          <draw:text-box>
            <text:p text:style-name="P2"><text:span text:style-name="T1">14. Grantor trust filing under the Form </text:span></text:p>
          </draw:text-box>
        </draw:frame>
        <draw:frame draw:style-name="gr2" draw:text-style-name="P3" draw:layer="layout" svg:width="4.362cm" svg:height="0.289cm" svg:x="1.729cm" svg:y="19.055cm">
          <draw:text-box>
            <text:p text:style-name="P2"><text:span text:style-name="T1">1041 Filing Method or the Optional </text:span></text:p>
          </draw:text-box>
        </draw:frame>
        <draw:frame draw:style-name="gr2" draw:text-style-name="P3" draw:layer="layout" svg:width="3.977cm" svg:height="0.289cm" svg:x="1.729cm" svg:y="19.338cm">
          <draw:text-box>
            <text:p text:style-name="P2"><text:span text:style-name="T1">Form 1099 Filing Method 2 (see </text:span></text:p>
          </draw:text-box>
        </draw:frame>
        <draw:line draw:style-name="gr7" draw:text-style-name="P1" draw:layer="layout" svg:x1="5.833cm" svg:y1="19.98cm" svg:x2="10.422cm" svg:y2="19.98cm">
          <text:p/>
        </draw:line>
        <draw:line draw:style-name="gr8" draw:text-style-name="P1" draw:layer="layout" svg:x1="5.842cm" svg:y1="18.817cm" svg:x2="5.842cm" svg:y2="19.993cm">
          <text:p/>
        </draw:line>
        <draw:frame draw:style-name="gr2" draw:text-style-name="P3" draw:layer="layout" svg:width="4.739cm" svg:height="0.289cm" svg:x="1.729cm" svg:y="19.62cm">
          <draw:text-box>
            <text:p text:style-name="P2"><text:span text:style-name="T1">Regulation section 1.671-4(b)(2)(i)(B))</text:span></text:p>
          </draw:text-box>
        </draw:frame>
        <draw:frame draw:style-name="gr2" draw:text-style-name="P3" draw:layer="layout" svg:width="1.115cm" svg:height="0.289cm" svg:x="6.054cm" svg:y="18.773cm">
          <draw:text-box>
            <text:p text:style-name="P2"><text:span text:style-name="T1">The trust</text:span></text:p>
          </draw:text-box>
        </draw:frame>
        <draw:frame draw:style-name="gr17" draw:text-style-name="P18" draw:layer="layout" svg:width="0.14cm" svg:height="0.166cm" svg:x="1.27cm" svg:y="20.091cm">
          <draw:text-box>
            <text:p text:style-name="P2"><text:span text:style-name="T23">1</text:span></text:p>
          </draw:text-box>
        </draw:frame>
        <draw:frame draw:style-name="gr17" draw:text-style-name="P18" draw:layer="layout" svg:width="0.14cm" svg:height="0.166cm" svg:x="1.348cm" svg:y="20.232cm">
          <draw:text-box>
            <text:p text:style-name="P2"><text:span text:style-name="T23"><text:s/></text:span></text:p>
          </draw:text-box>
        </draw:frame>
        <draw:frame draw:style-name="gr20" draw:text-style-name="P21" draw:layer="layout" svg:width="9.531cm" svg:height="0.247cm" svg:x="1.388cm" svg:y="20.167cm">
          <draw:text-box>
            <text:p text:style-name="P2"><text:span text:style-name="T26">List first and circle the name of the person whose number you furnish. If only one person</text:span></text:p>
          </draw:text-box>
        </draw:frame>
        <draw:frame draw:style-name="gr17" draw:text-style-name="P18" draw:layer="layout" svg:width="0.14cm" svg:height="0.166cm" svg:x="9.746cm" svg:y="20.232cm">
          <draw:text-box>
            <text:p text:style-name="P2"><text:span text:style-name="T23"><text:s/></text:span></text:p>
          </draw:text-box>
        </draw:frame>
        <draw:frame draw:style-name="gr20" draw:text-style-name="P21" draw:layer="layout" svg:width="0.535cm" svg:height="0.247cm" svg:x="9.786cm" svg:y="20.167cm">
          <draw:text-box>
            <text:p text:style-name="P2"><text:span text:style-name="T26">on a </text:span></text:p>
          </draw:text-box>
        </draw:frame>
        <draw:frame draw:style-name="gr20" draw:text-style-name="P21" draw:layer="layout" svg:width="7.194cm" svg:height="0.247cm" svg:x="1.411cm" svg:y="20.421cm">
          <draw:text-box>
            <text:p text:style-name="P2"><text:span text:style-name="T26">joint account has an SSN, that person’s number must be furnished.</text:span></text:p>
          </draw:text-box>
        </draw:frame>
        <draw:frame draw:style-name="gr17" draw:text-style-name="P18" draw:layer="layout" svg:width="0.14cm" svg:height="0.166cm" svg:x="1.27cm" svg:y="20.683cm">
          <draw:text-box>
            <text:p text:style-name="P2"><text:span text:style-name="T23">2</text:span></text:p>
          </draw:text-box>
        </draw:frame>
        <draw:frame draw:style-name="gr17" draw:text-style-name="P18" draw:layer="layout" svg:width="0.14cm" svg:height="0.166cm" svg:x="1.348cm" svg:y="20.824cm">
          <draw:text-box>
            <text:p text:style-name="P2"><text:span text:style-name="T23"><text:s/></text:span></text:p>
          </draw:text-box>
        </draw:frame>
        <draw:frame draw:style-name="gr20" draw:text-style-name="P21" draw:layer="layout" svg:width="5.692cm" svg:height="0.247cm" svg:x="1.388cm" svg:y="20.759cm">
          <draw:text-box>
            <text:p text:style-name="P2"><text:span text:style-name="T26">Circle the minor’s name and furnish the minor’s SSN.</text:span></text:p>
          </draw:text-box>
        </draw:frame>
        <draw:frame draw:style-name="gr17" draw:text-style-name="P18" draw:layer="layout" svg:width="0.14cm" svg:height="0.166cm" svg:x="1.27cm" svg:y="21.021cm">
          <draw:text-box>
            <text:p text:style-name="P2"><text:span text:style-name="T23">3</text:span></text:p>
          </draw:text-box>
        </draw:frame>
        <draw:frame draw:style-name="gr17" draw:text-style-name="P18" draw:layer="layout" svg:width="0.14cm" svg:height="0.166cm" svg:x="1.348cm" svg:y="21.162cm">
          <draw:text-box>
            <text:p text:style-name="P2"><text:span text:style-name="T23"><text:s/></text:span></text:p>
          </draw:text-box>
        </draw:frame>
        <draw:frame draw:style-name="gr20" draw:text-style-name="P21" draw:layer="layout" svg:width="9.197cm" svg:height="0.247cm" svg:x="1.388cm" svg:y="21.096cm">
          <draw:text-box>
            <text:p text:style-name="P2"><text:span text:style-name="T26">You must show your individual name and you may also enter your business or “DBA” </text:span></text:p>
          </draw:text-box>
        </draw:frame>
        <draw:frame draw:style-name="gr17" draw:text-style-name="P18" draw:layer="layout" svg:width="0.14cm" svg:height="0.166cm" svg:x="9.488cm" svg:y="21.162cm">
          <draw:text-box>
            <text:p text:style-name="P2"><text:span text:style-name="T23"><text:s/></text:span></text:p>
          </draw:text-box>
        </draw:frame>
        <draw:frame draw:style-name="gr20" draw:text-style-name="P21" draw:layer="layout" svg:width="1.01cm" svg:height="0.247cm" svg:x="9.527cm" svg:y="21.096cm">
          <draw:text-box>
            <text:p text:style-name="P2"><text:span text:style-name="T26">name on </text:span></text:p>
          </draw:text-box>
        </draw:frame>
        <draw:frame draw:style-name="gr20" draw:text-style-name="P21" draw:layer="layout" svg:width="10.204cm" svg:height="0.247cm" svg:x="1.411cm" svg:y="21.35cm">
          <draw:text-box>
            <text:p text:style-name="P2"><text:span text:style-name="T26">the “Business name/disregarded entity” name line. You may use either your SSN or EIN (if you </text:span></text:p>
          </draw:text-box>
        </draw:frame>
        <draw:frame draw:style-name="gr20" draw:text-style-name="P21" draw:layer="layout" svg:width="1.145cm" svg:height="0.247cm" svg:x="1.411cm" svg:y="21.604cm">
          <draw:text-box>
            <text:p text:style-name="P2"><text:span text:style-name="T26">have one),</text:span></text:p>
          </draw:text-box>
        </draw:frame>
        <draw:frame draw:style-name="gr17" draw:text-style-name="P18" draw:layer="layout" svg:width="0.14cm" svg:height="0.166cm" svg:x="2.387cm" svg:y="21.67cm">
          <draw:text-box>
            <text:p text:style-name="P2"><text:span text:style-name="T23"><text:s/></text:span></text:p>
          </draw:text-box>
        </draw:frame>
        <draw:frame draw:style-name="gr20" draw:text-style-name="P21" draw:layer="layout" svg:width="4.807cm" svg:height="0.247cm" svg:x="2.427cm" svg:y="21.604cm">
          <draw:text-box>
            <text:p text:style-name="P2"><text:span text:style-name="T26">but the IRS encourages you to use your SSN.</text:span></text:p>
          </draw:text-box>
        </draw:frame>
        <draw:frame draw:style-name="gr17" draw:text-style-name="P18" draw:layer="layout" svg:width="0.14cm" svg:height="0.166cm" svg:x="1.27cm" svg:y="21.866cm">
          <draw:text-box>
            <text:p text:style-name="P2"><text:span text:style-name="T23">4</text:span></text:p>
          </draw:text-box>
        </draw:frame>
        <draw:frame draw:style-name="gr17" draw:text-style-name="P18" draw:layer="layout" svg:width="0.14cm" svg:height="0.166cm" svg:x="1.348cm" svg:y="22.008cm">
          <draw:text-box>
            <text:p text:style-name="P2"><text:span text:style-name="T23"><text:s/></text:span></text:p>
          </draw:text-box>
        </draw:frame>
        <draw:frame draw:style-name="gr20" draw:text-style-name="P21" draw:layer="layout" svg:width="9.544cm" svg:height="0.247cm" svg:x="1.388cm" svg:y="21.942cm">
          <draw:text-box>
            <text:p text:style-name="P2"><text:span text:style-name="T26">List first and circle the name of the trust, estate, or pension trust. (Do not furnish the TIN</text:span></text:p>
          </draw:text-box>
        </draw:frame>
        <draw:frame draw:style-name="gr17" draw:text-style-name="P18" draw:layer="layout" svg:width="0.14cm" svg:height="0.166cm" svg:x="9.695cm" svg:y="22.008cm">
          <draw:text-box>
            <text:p text:style-name="P2"><text:span text:style-name="T23"><text:s/></text:span></text:p>
          </draw:text-box>
        </draw:frame>
        <draw:frame draw:style-name="gr20" draw:text-style-name="P21" draw:layer="layout" svg:width="0.696cm" svg:height="0.247cm" svg:x="9.735cm" svg:y="21.942cm">
          <draw:text-box>
            <text:p text:style-name="P2"><text:span text:style-name="T26">of the </text:span></text:p>
          </draw:text-box>
        </draw:frame>
        <draw:frame draw:style-name="gr20" draw:text-style-name="P21" draw:layer="layout" svg:width="8.892cm" svg:height="0.247cm" svg:x="1.411cm" svg:y="22.196cm">
          <draw:text-box>
            <text:p text:style-name="P2"><text:span text:style-name="T26">personal representative or trustee unless the legal entity itself is not designated in</text:span></text:p>
          </draw:text-box>
        </draw:frame>
        <draw:frame draw:style-name="gr17" draw:text-style-name="P18" draw:layer="layout" svg:width="0.14cm" svg:height="0.166cm" svg:x="9.107cm" svg:y="22.262cm">
          <draw:text-box>
            <text:p text:style-name="P2"><text:span text:style-name="T23"><text:s/></text:span></text:p>
          </draw:text-box>
        </draw:frame>
        <draw:frame draw:style-name="gr20" draw:text-style-name="P21" draw:layer="layout" svg:width="1.336cm" svg:height="0.247cm" svg:x="9.146cm" svg:y="22.196cm">
          <draw:text-box>
            <text:p text:style-name="P2"><text:span text:style-name="T26">the account </text:span></text:p>
          </draw:text-box>
        </draw:frame>
        <draw:frame draw:style-name="gr20" draw:text-style-name="P21" draw:layer="layout" svg:width="1.594cm" svg:height="0.247cm" svg:x="1.411cm" svg:y="22.45cm">
          <draw:text-box>
            <text:p text:style-name="P2"><text:span text:style-name="T26">title.) Also see </text:span></text:p>
          </draw:text-box>
        </draw:frame>
        <draw:frame draw:style-name="gr17" draw:text-style-name="P18" draw:layer="layout" svg:width="0.14cm" svg:height="0.166cm" svg:x="2.787cm" svg:y="22.516cm">
          <draw:text-box>
            <text:p text:style-name="P2"><text:span text:style-name="T23"><text:s/></text:span></text:p>
          </draw:text-box>
        </draw:frame>
        <draw:frame draw:style-name="gr20" draw:text-style-name="P21" draw:layer="layout" svg:width="3.139cm" svg:height="0.247cm" svg:x="2.826cm" svg:y="22.45cm">
          <draw:text-box>
            <text:p text:style-name="P2"><text:span text:style-name="T27">Special rules for partnerships</text:span></text:p>
          </draw:text-box>
        </draw:frame>
        <draw:frame draw:style-name="gr17" draw:text-style-name="P18" draw:layer="layout" svg:width="0.14cm" svg:height="0.166cm" svg:x="5.57cm" svg:y="22.516cm">
          <draw:text-box>
            <text:p text:style-name="P2"><text:span text:style-name="T23"><text:s/></text:span></text:p>
          </draw:text-box>
        </draw:frame>
        <draw:frame draw:style-name="gr20" draw:text-style-name="P21" draw:layer="layout" svg:width="1.141cm" svg:height="0.247cm" svg:x="5.609cm" svg:y="22.45cm">
          <draw:text-box>
            <text:p text:style-name="P2"><text:span text:style-name="T26">on page 1.</text:span></text:p>
          </draw:text-box>
        </draw:frame>
        <draw:frame draw:style-name="gr20" draw:text-style-name="P21" draw:layer="layout" svg:width="6.97cm" svg:height="0.247cm" svg:x="1.27cm" svg:y="22.768cm">
          <draw:text-box>
            <text:p text:style-name="P2"><text:span text:style-name="T28">*Note.</text:span><text:span text:style-name="T26"> Grantor also must provide a Form W-9 to trustee of trust.</text:span></text:p>
          </draw:text-box>
        </draw:frame>
        <draw:frame draw:style-name="gr9" draw:text-style-name="P7" draw:layer="layout" svg:width="9.662cm" svg:height="0.331cm" svg:x="11.176cm" svg:y="1.986cm">
          <draw:text-box>
            <text:p text:style-name="P2"><text:span text:style-name="T6">Note. </text:span><text:span text:style-name="T7">If no name is circled when more than one name is listed,</text:span><text:span text:style-name="T6"> </text:span><text:span text:style-name="T7">the </text:span></text:p>
          </draw:text-box>
        </draw:frame>
        <draw:frame draw:style-name="gr9" draw:text-style-name="P7" draw:layer="layout" svg:width="8.646cm" svg:height="0.331cm" svg:x="11.176cm" svg:y="2.303cm">
          <draw:text-box>
            <text:p text:style-name="P2"><text:span text:style-name="T7">number will be considered to be that of the first name listed.</text:span></text:p>
          </draw:text-box>
        </draw:frame>
        <draw:frame draw:style-name="gr21" draw:text-style-name="P10" draw:layer="layout" svg:width="8.642cm" svg:height="0.412cm" svg:x="11.176cm" svg:y="2.782cm">
          <draw:text-box>
            <text:p text:style-name="P2"><text:span text:style-name="T29">Secure Your Tax Records from Identity Theft</text:span></text:p>
          </draw:text-box>
        </draw:frame>
        <draw:frame draw:style-name="gr9" draw:text-style-name="P7" draw:layer="layout" svg:width="9.709cm" svg:height="0.331cm" svg:x="11.176cm" svg:y="3.326cm">
          <draw:text-box>
            <text:p text:style-name="P2"><text:span text:style-name="T7">Identity theft occurs when someone uses your personal information </text:span></text:p>
          </draw:text-box>
        </draw:frame>
        <draw:frame draw:style-name="gr9" draw:text-style-name="P7" draw:layer="layout" svg:width="9.988cm" svg:height="0.331cm" svg:x="11.176cm" svg:y="3.644cm">
          <draw:text-box>
            <text:p text:style-name="P2"><text:span text:style-name="T7">such as your name, social security number (SSN), or other identifying </text:span></text:p>
          </draw:text-box>
        </draw:frame>
        <draw:frame draw:style-name="gr9" draw:text-style-name="P7" draw:layer="layout" svg:width="10.166cm" svg:height="0.331cm" svg:x="11.176cm" svg:y="3.961cm">
          <draw:text-box>
            <text:p text:style-name="P2"><text:span text:style-name="T7">information, without your permission, to commit fraud or other crimes. </text:span></text:p>
          </draw:text-box>
        </draw:frame>
        <draw:frame draw:style-name="gr9" draw:text-style-name="P7" draw:layer="layout" svg:width="10.149cm" svg:height="0.331cm" svg:x="11.176cm" svg:y="4.279cm">
          <draw:text-box>
            <text:p text:style-name="P2"><text:span text:style-name="T7">An identity thief may use your SSN to get a job or may file a tax return </text:span></text:p>
          </draw:text-box>
        </draw:frame>
        <draw:frame draw:style-name="gr9" draw:text-style-name="P7" draw:layer="layout" svg:width="5.04cm" svg:height="0.331cm" svg:x="11.176cm" svg:y="4.596cm">
          <draw:text-box>
            <text:p text:style-name="P2"><text:span text:style-name="T7">using your SSN to receive a refund.</text:span></text:p>
          </draw:text-box>
        </draw:frame>
        <draw:frame draw:style-name="gr9" draw:text-style-name="P7" draw:layer="layout" svg:width="2.847cm" svg:height="0.331cm" svg:x="11.458cm" svg:y="5.02cm">
          <draw:text-box>
            <text:p text:style-name="P2"><text:span text:style-name="T7">To reduce your risk:</text:span></text:p>
          </draw:text-box>
        </draw:frame>
        <draw:frame draw:style-name="gr9" draw:text-style-name="P7" draw:layer="layout" svg:width="2.753cm" svg:height="0.331cm" svg:x="11.176cm" svg:y="5.443cm">
          <draw:text-box>
            <text:p text:style-name="P2"><text:span text:style-name="T7">• </text:span><text:span text:style-name="T7">Protect your SSN,</text:span></text:p>
          </draw:text-box>
        </draw:frame>
        <draw:frame draw:style-name="gr9" draw:text-style-name="P7" draw:layer="layout" svg:width="7.372cm" svg:height="0.331cm" svg:x="11.176cm" svg:y="5.866cm">
          <draw:text-box>
            <text:p text:style-name="P2"><text:span text:style-name="T7">• </text:span><text:span text:style-name="T7">Ensure your employer is protecting your SSN, and</text:span></text:p>
          </draw:text-box>
        </draw:frame>
        <draw:frame draw:style-name="gr9" draw:text-style-name="P7" draw:layer="layout" svg:width="6.132cm" svg:height="0.331cm" svg:x="11.176cm" svg:y="6.29cm">
          <draw:text-box>
            <text:p text:style-name="P2"><text:span text:style-name="T7">• </text:span><text:span text:style-name="T7">Be careful when choosing a tax preparer.</text:span></text:p>
          </draw:text-box>
        </draw:frame>
        <draw:frame draw:style-name="gr9" draw:text-style-name="P7" draw:layer="layout" svg:width="9.519cm" svg:height="0.331cm" svg:x="11.458cm" svg:y="6.713cm">
          <draw:text-box>
            <text:p text:style-name="P2"><text:span text:style-name="T7">If your tax records are affected by identity theft and you receive a </text:span></text:p>
          </draw:text-box>
        </draw:frame>
        <draw:frame draw:style-name="gr9" draw:text-style-name="P7" draw:layer="layout" svg:width="10.357cm" svg:height="0.331cm" svg:x="11.176cm" svg:y="7.03cm">
          <draw:text-box>
            <text:p text:style-name="P2"><text:span text:style-name="T7">notice from the IRS, respond right away to the name and phone number </text:span></text:p>
          </draw:text-box>
        </draw:frame>
        <draw:frame draw:style-name="gr9" draw:text-style-name="P7" draw:layer="layout" svg:width="4.858cm" svg:height="0.331cm" svg:x="11.176cm" svg:y="7.348cm">
          <draw:text-box>
            <text:p text:style-name="P2"><text:span text:style-name="T7">printed on the IRS notice or letter.</text:span></text:p>
          </draw:text-box>
        </draw:frame>
        <draw:frame draw:style-name="gr9" draw:text-style-name="P7" draw:layer="layout" svg:width="9.98cm" svg:height="0.331cm" svg:x="11.458cm" svg:y="7.771cm">
          <draw:text-box>
            <text:p text:style-name="P2"><text:span text:style-name="T7">If your tax records are not currently affected by identity theft but you </text:span></text:p>
          </draw:text-box>
        </draw:frame>
        <draw:frame draw:style-name="gr9" draw:text-style-name="P7" draw:layer="layout" svg:width="10.353cm" svg:height="0.331cm" svg:x="11.176cm" svg:y="8.089cm">
          <draw:text-box>
            <text:p text:style-name="P2"><text:span text:style-name="T7">think you are at risk due to a lost or stolen purse or wallet, questionable </text:span></text:p>
          </draw:text-box>
        </draw:frame>
        <draw:frame draw:style-name="gr9" draw:text-style-name="P7" draw:layer="layout" svg:width="10.467cm" svg:height="0.331cm" svg:x="11.176cm" svg:y="8.406cm">
          <draw:text-box>
            <text:p text:style-name="P2"><text:span text:style-name="T7">credit card activity or credit report, contact the IRS Identity Theft Hotline </text:span></text:p>
          </draw:text-box>
        </draw:frame>
        <draw:frame draw:style-name="gr9" draw:text-style-name="P7" draw:layer="layout" svg:width="6.035cm" svg:height="0.331cm" svg:x="11.176cm" svg:y="8.724cm">
          <draw:text-box>
            <text:p text:style-name="P2"><text:span text:style-name="T7">at 1-800-908-4490 or submit Form 14039.</text:span></text:p>
          </draw:text-box>
        </draw:frame>
        <draw:frame draw:style-name="gr9" draw:text-style-name="P7" draw:layer="layout" svg:width="9.955cm" svg:height="0.331cm" svg:x="11.458cm" svg:y="9.147cm">
          <draw:text-box>
            <text:p text:style-name="P2"><text:span text:style-name="T7">For more information, see Publication 4535, Identity Theft Prevention </text:span></text:p>
          </draw:text-box>
        </draw:frame>
        <draw:frame draw:style-name="gr9" draw:text-style-name="P7" draw:layer="layout" svg:width="3.211cm" svg:height="0.331cm" svg:x="11.176cm" svg:y="9.465cm">
          <draw:text-box>
            <text:p text:style-name="P2"><text:span text:style-name="T7">and Victim Assistance.</text:span></text:p>
          </draw:text-box>
        </draw:frame>
        <draw:frame draw:style-name="gr9" draw:text-style-name="P7" draw:layer="layout" svg:width="9.531cm" svg:height="0.331cm" svg:x="11.458cm" svg:y="9.888cm">
          <draw:text-box>
            <text:p text:style-name="P2"><text:span text:style-name="T7">Victims of identity theft who are experiencing economic harm or a </text:span></text:p>
          </draw:text-box>
        </draw:frame>
        <draw:frame draw:style-name="gr9" draw:text-style-name="P7" draw:layer="layout" svg:width="10.454cm" svg:height="0.331cm" svg:x="11.176cm" svg:y="10.205cm">
          <draw:text-box>
            <text:p text:style-name="P2"><text:span text:style-name="T7">system problem, or are seeking help in resolving tax problems that have </text:span></text:p>
          </draw:text-box>
        </draw:frame>
        <draw:frame draw:style-name="gr9" draw:text-style-name="P7" draw:layer="layout" svg:width="9.15cm" svg:height="0.331cm" svg:x="11.176cm" svg:y="10.523cm">
          <draw:text-box>
            <text:p text:style-name="P2"><text:span text:style-name="T7">not been resolved through normal channels, may be eligible for </text:span></text:p>
          </draw:text-box>
        </draw:frame>
        <draw:frame draw:style-name="gr9" draw:text-style-name="P7" draw:layer="layout" svg:width="9.696cm" svg:height="0.331cm" svg:x="11.176cm" svg:y="10.84cm">
          <draw:text-box>
            <text:p text:style-name="P2"><text:span text:style-name="T7">Taxpayer Advocate Service (TAS) assistance. You can reach TAS by </text:span></text:p>
          </draw:text-box>
        </draw:frame>
        <draw:frame draw:style-name="gr9" draw:text-style-name="P7" draw:layer="layout" svg:width="10.196cm" svg:height="0.331cm" svg:x="11.176cm" svg:y="11.158cm">
          <draw:text-box>
            <text:p text:style-name="P2"><text:span text:style-name="T7">calling the TAS toll-free case intake line at 1-877-777-4778 or TTY/TDD </text:span></text:p>
          </draw:text-box>
        </draw:frame>
        <draw:frame draw:style-name="gr9" draw:text-style-name="P7" draw:layer="layout" svg:width="2.398cm" svg:height="0.331cm" svg:x="11.176cm" svg:y="11.475cm">
          <draw:text-box>
            <text:p text:style-name="P2"><text:span text:style-name="T7">1-800-829-4059.</text:span></text:p>
          </draw:text-box>
        </draw:frame>
        <draw:frame draw:style-name="gr9" draw:text-style-name="P7" draw:layer="layout" svg:width="10.035cm" svg:height="0.331cm" svg:x="11.176cm" svg:y="11.899cm">
          <draw:text-box>
            <text:p text:style-name="P2"><text:span text:style-name="T6">Protect yourself from suspicious emails or phishing schemes. <text:s/></text:span></text:p>
          </draw:text-box>
        </draw:frame>
        <draw:frame draw:style-name="gr9" draw:text-style-name="P7" draw:layer="layout" svg:width="9.582cm" svg:height="0.331cm" svg:x="11.176cm" svg:y="12.216cm">
          <draw:text-box>
            <text:p text:style-name="P2"><text:span text:style-name="T7">Phishing is the creation and use of email and</text:span><text:span text:style-name="T6"> </text:span><text:span text:style-name="T7">websites designed to </text:span></text:p>
          </draw:text-box>
        </draw:frame>
        <draw:frame draw:style-name="gr9" draw:text-style-name="P7" draw:layer="layout" svg:width="10.149cm" svg:height="0.331cm" svg:x="11.176cm" svg:y="12.534cm">
          <draw:text-box>
            <text:p text:style-name="P2"><text:span text:style-name="T7">mimic legitimate business emails and</text:span><text:span text:style-name="T6"> </text:span><text:span text:style-name="T7">websites. The most common act </text:span></text:p>
          </draw:text-box>
        </draw:frame>
        <draw:frame draw:style-name="gr9" draw:text-style-name="P7" draw:layer="layout" svg:width="9.48cm" svg:height="0.331cm" svg:x="11.176cm" svg:y="12.851cm">
          <draw:text-box>
            <text:p text:style-name="P2"><text:span text:style-name="T7">is sending an email to a user</text:span><text:span text:style-name="T6"> </text:span><text:span text:style-name="T7">falsely claiming to be an established </text:span></text:p>
          </draw:text-box>
        </draw:frame>
        <draw:frame draw:style-name="gr9" draw:text-style-name="P7" draw:layer="layout" svg:width="10.115cm" svg:height="0.331cm" svg:x="11.176cm" svg:y="13.169cm">
          <draw:text-box>
            <text:p text:style-name="P2"><text:span text:style-name="T7">legitimate enterprise in an</text:span><text:span text:style-name="T6"> </text:span><text:span text:style-name="T7">attempt to scam the user into surrendering </text:span></text:p>
          </draw:text-box>
        </draw:frame>
        <draw:frame draw:style-name="gr9" draw:text-style-name="P7" draw:layer="layout" svg:width="7.694cm" svg:height="0.331cm" svg:x="11.176cm" svg:y="13.486cm">
          <draw:text-box>
            <text:p text:style-name="P2"><text:span text:style-name="T7">private information</text:span><text:span text:style-name="T6"> </text:span><text:span text:style-name="T7">that will be used for identity theft.</text:span></text:p>
          </draw:text-box>
        </draw:frame>
        <draw:frame draw:style-name="gr9" draw:text-style-name="P7" draw:layer="layout" svg:width="10.001cm" svg:height="0.331cm" svg:x="11.458cm" svg:y="13.91cm">
          <draw:text-box>
            <text:p text:style-name="P2"><text:span text:style-name="T7">The IRS does not initiate contacts with taxpayers via emails. Also, the </text:span></text:p>
          </draw:text-box>
        </draw:frame>
        <draw:frame draw:style-name="gr9" draw:text-style-name="P7" draw:layer="layout" svg:width="10.374cm" svg:height="0.331cm" svg:x="11.176cm" svg:y="14.227cm">
          <draw:text-box>
            <text:p text:style-name="P2"><text:span text:style-name="T7">IRS does not request personal detailed information through email or ask </text:span></text:p>
          </draw:text-box>
        </draw:frame>
        <draw:frame draw:style-name="gr9" draw:text-style-name="P7" draw:layer="layout" svg:width="9.654cm" svg:height="0.331cm" svg:x="11.176cm" svg:y="14.545cm">
          <draw:text-box>
            <text:p text:style-name="P2"><text:span text:style-name="T7">taxpayers for the PIN numbers, passwords, or similar secret access </text:span></text:p>
          </draw:text-box>
        </draw:frame>
        <draw:frame draw:style-name="gr9" draw:text-style-name="P7" draw:layer="layout" svg:width="9.434cm" svg:height="0.331cm" svg:x="11.176cm" svg:y="14.862cm">
          <draw:text-box>
            <text:p text:style-name="P2"><text:span text:style-name="T7">information for their credit card, bank, or other financial accounts.</text:span></text:p>
          </draw:text-box>
        </draw:frame>
        <draw:frame draw:style-name="gr9" draw:text-style-name="P7" draw:layer="layout" svg:width="9.027cm" svg:height="0.331cm" svg:x="11.458cm" svg:y="15.285cm">
          <draw:text-box>
            <text:p text:style-name="P2"><text:span text:style-name="T7">If you receive an unsolicited email claiming to be from the IRS, </text:span></text:p>
          </draw:text-box>
        </draw:frame>
        <draw:frame draw:style-name="gr9" draw:text-style-name="P7" draw:layer="layout" svg:width="10.205cm" svg:height="0.331cm" svg:x="11.176cm" svg:y="15.603cm">
          <draw:text-box>
            <text:p text:style-name="P2"><text:span text:style-name="T7">forward this message to </text:span><text:span text:style-name="T14">phishing@irs.gov. </text:span><text:span text:style-name="T7">You may also report misuse </text:span></text:p>
          </draw:text-box>
        </draw:frame>
        <draw:frame draw:style-name="gr9" draw:text-style-name="P7" draw:layer="layout" svg:width="10.01cm" svg:height="0.331cm" svg:x="11.176cm" svg:y="15.92cm">
          <draw:text-box>
            <text:p text:style-name="P2"><text:span text:style-name="T7">of the IRS name, logo, or other IRS property to the Treasury Inspector </text:span></text:p>
          </draw:text-box>
        </draw:frame>
        <draw:frame draw:style-name="gr9" draw:text-style-name="P7" draw:layer="layout" svg:width="9.726cm" svg:height="0.331cm" svg:x="11.176cm" svg:y="16.238cm">
          <draw:text-box>
            <text:p text:style-name="P2"><text:span text:style-name="T7">General for Tax Administration at 1-800-366-4484. You can forward </text:span></text:p>
          </draw:text-box>
        </draw:frame>
        <draw:frame draw:style-name="gr9" draw:text-style-name="P7" draw:layer="layout" svg:width="10.136cm" svg:height="0.331cm" svg:x="11.176cm" svg:y="16.555cm">
          <draw:text-box>
            <text:p text:style-name="P2"><text:span text:style-name="T7">suspicious emails to the Federal Trade Commission at: </text:span><text:span text:style-name="T14">spam@uce.gov</text:span><text:span text:style-name="T7"> </text:span></text:p>
          </draw:text-box>
        </draw:frame>
        <draw:frame draw:style-name="gr9" draw:text-style-name="P7" draw:layer="layout" svg:width="8.227cm" svg:height="0.331cm" svg:x="11.176cm" svg:y="16.873cm">
          <draw:text-box>
            <text:p text:style-name="P2"><text:span text:style-name="T7">or contact them at </text:span><text:span text:style-name="T14">www.ftc.gov/idtheft </text:span><text:span text:style-name="T7">or 1-877-IDTHEFT </text:span></text:p>
          </draw:text-box>
        </draw:frame>
        <draw:frame draw:style-name="gr9" draw:text-style-name="P7" draw:layer="layout" svg:width="2.618cm" svg:height="0.331cm" svg:x="11.176cm" svg:y="17.19cm">
          <draw:text-box>
            <text:p text:style-name="P2"><text:span text:style-name="T7">(1-877-438-4338).</text:span></text:p>
          </draw:text-box>
        </draw:frame>
        <draw:frame draw:style-name="gr9" draw:text-style-name="P7" draw:layer="layout" svg:width="9.468cm" svg:height="0.331cm" svg:x="11.458cm" svg:y="17.614cm">
          <draw:text-box>
            <text:p text:style-name="P2"><text:span text:style-name="T7">Visit IRS.gov</text:span><text:span text:style-name="T14"> </text:span><text:span text:style-name="T7">to learn more about identity theft and how to reduce </text:span></text:p>
          </draw:text-box>
        </draw:frame>
        <draw:line draw:style-name="gr22" draw:text-style-name="P1" draw:layer="layout" svg:x1="1.261cm" svg:y1="23.283cm" svg:x2="20.328cm" svg:y2="23.283cm">
          <text:p/>
        </draw:line>
        <draw:frame draw:style-name="gr9" draw:text-style-name="P7" draw:layer="layout" svg:width="1.331cm" svg:height="0.331cm" svg:x="11.176cm" svg:y="17.931cm">
          <draw:text-box>
            <text:p text:style-name="P2"><text:span text:style-name="T7">your risk.</text:span></text:p>
          </draw:text-box>
        </draw:frame>
        <draw:frame draw:style-name="gr13" draw:text-style-name="P10" draw:layer="layout" svg:width="3.613cm" svg:height="0.412cm" svg:x="1.27cm" svg:y="23.49cm">
          <draw:text-box>
            <text:p text:style-name="P2"><text:span text:style-name="T13">Privacy Act Notice</text:span></text:p>
          </draw:text-box>
        </draw:frame>
        <draw:frame draw:style-name="gr2" draw:text-style-name="P3" draw:layer="layout" svg:width="21.279cm" svg:height="0.289cm" svg:x="1.27cm" svg:y="24.007cm">
          <draw:text-box>
            <text:p text:style-name="P2"><text:span text:style-name="T1">Section 6109 of the Internal Revenue Code requires you to provide your correct TIN to persons (including federal agencies) who are required to file information returns with </text:span></text:p>
          </draw:text-box>
        </draw:frame>
        <draw:frame draw:style-name="gr2" draw:text-style-name="P3" draw:layer="layout" svg:width="21.249cm" svg:height="0.289cm" svg:x="1.27cm" svg:y="24.289cm">
          <draw:text-box>
            <text:p text:style-name="P2"><text:span text:style-name="T1">the IRS to report interest, dividends, or certain other income paid to you; mortgage interest you paid; the acquisition or abandonment of secured property; the cancellation </text:span></text:p>
          </draw:text-box>
        </draw:frame>
        <draw:frame draw:style-name="gr2" draw:text-style-name="P3" draw:layer="layout" svg:width="21.08cm" svg:height="0.289cm" svg:x="1.27cm" svg:y="24.571cm">
          <draw:text-box>
            <text:p text:style-name="P2"><text:span text:style-name="T1">of debt; or contributions you made to an IRA, Archer MSA, or HSA. The person collecting this form uses the information on the form to file information returns with the IRS, </text:span></text:p>
          </draw:text-box>
        </draw:frame>
        <draw:frame draw:style-name="gr2" draw:text-style-name="P3" draw:layer="layout" svg:width="21.44cm" svg:height="0.289cm" svg:x="1.27cm" svg:y="24.853cm">
          <draw:text-box>
            <text:p text:style-name="P2"><text:span text:style-name="T1">reporting the above information. Routine uses of this information include giving it to the Department of Justice for civil and criminal litigation and to cities, states, the District </text:span></text:p>
          </draw:text-box>
        </draw:frame>
        <draw:frame draw:style-name="gr2" draw:text-style-name="P3" draw:layer="layout" svg:width="21.308cm" svg:height="0.289cm" svg:x="1.27cm" svg:y="25.136cm">
          <draw:text-box>
            <text:p text:style-name="P2"><text:span text:style-name="T1">of Columbia, and U.S. possessions for use in administering their laws. The information also may be disclosed to other countries under a treaty, to federal and state agencies </text:span></text:p>
          </draw:text-box>
        </draw:frame>
        <draw:frame draw:style-name="gr2" draw:text-style-name="P3" draw:layer="layout" svg:width="21.448cm" svg:height="0.289cm" svg:x="1.27cm" svg:y="25.418cm">
          <draw:text-box>
            <text:p text:style-name="P2"><text:span text:style-name="T1">to enforce civil and criminal laws, or to federal law enforcement and intelligence agencies to combat terrorism. You must provide your TIN whether or not you are required to </text:span></text:p>
          </draw:text-box>
        </draw:frame>
        <draw:frame draw:style-name="gr2" draw:text-style-name="P3" draw:layer="layout" svg:width="21.376cm" svg:height="0.289cm" svg:x="1.27cm" svg:y="25.7cm">
          <draw:text-box>
            <text:p text:style-name="P2"><text:span text:style-name="T1">file a tax return. Under section 3406, payers must generally withhold a percentage of taxable interest, dividend, and certain other payments to a payee who does not give a </text:span></text:p>
          </draw:text-box>
        </draw:frame>
        <draw:frame draw:style-name="gr2" draw:text-style-name="P3" draw:layer="layout" svg:width="11.741cm" svg:height="0.289cm" svg:x="1.27cm" svg:y="25.982cm">
          <draw:text-box>
            <text:p text:style-name="P2"><text:span text:style-name="T1">TIN to the payer. Certain penalties may also apply for providing false or fraudulent information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HelveticaNeueLTStd" svg:font-family="HelveticaNeueLTStd" style:font-pitch="variable"/>
    <style:font-face style:name="HelveticaNeueLTStd-Bd" svg:font-family="HelveticaNeueLTStd-Bd"/>
    <style:font-face style:name="HelveticaNeueLTStd-Bd1" svg:font-family="HelveticaNeueLTStd-Bd" style:font-pitch="variable"/>
    <style:font-face style:name="HelveticaNeueLTStd-BdIt" svg:font-family="HelveticaNeueLTStd-BdIt" style:font-pitch="variable"/>
    <style:font-face style:name="HelveticaNeueLTStd-BdIt1" svg:font-family="HelveticaNeueLTStd-BdIt"/>
    <style:font-face style:name="HelveticaNeueLTStd-BlkCn" svg:font-family="HelveticaNeueLTStd-BlkCn" style:font-pitch="variable"/>
    <style:font-face style:name="HelveticaNeueLTStd-BlkCn1" svg:font-family="HelveticaNeueLTStd-BlkCn"/>
    <style:font-face style:name="HelveticaNeueLTStd-It" svg:font-family="HelveticaNeueLTStd-It" style:font-pitch="variable"/>
    <style:font-face style:name="HelveticaNeueLTStd-It1" svg:font-family="HelveticaNeueLTStd-It"/>
    <style:font-face style:name="HelveticaNeueLTStd1" svg:font-family="HelveticaNeueLTStd"/>
    <style:font-face style:name="ITCFranklinGothicStd-Demi" svg:font-family="ITCFranklinGothicStd-Demi" style:font-pitch="variable"/>
    <style:font-face style:name="ITCFranklinGothicStd-Demi1" svg:font-family="ITCFranklinGothicStd-Dem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mana" svg:font-family="Timmana" style:font-pitch="variable"/>
    <style:font-face style:name="UniversalStd-NewswithCommPi" svg:font-family="UniversalStd-NewswithCommPi" style:font-pitch="variable"/>
    <style:font-face style:name="UniversalStd-NewswithCommPi1" svg:font-family="UniversalStd-NewswithCommPi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40" draw:style="rect" draw:dots1="1" draw:dots1-length="0.07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1cm" fo:margin-bottom="1cm" fo:margin-left="1.2cm" fo:margin-right="1cm" fo:page-width="21.589cm" fo:page-height="27.93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7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4-03-15T19:34:14.574715284</dc:date>
    <meta:editing-duration>PT9M53S</meta:editing-duration>
    <meta:editing-cycles>1</meta:editing-cycles>
    <meta:document-statistic meta:object-count="675"/>
    <meta:generator>LibreOffice/7.3.7.2$Linux_X86_64 LibreOffice_project/30$Build-2</meta:generator>
  </office:meta>
</office:document-meta>
</file>